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Normal" style:family="paragraph">
      <style:paragraph-properties fo:text-indent="0.5in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 fo:text-indent="0.5in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Normal" style:family="paragraph">
      <style:paragraph-properties fo:text-indent="0.5in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indent="0.5in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Normal" style:family="paragraph">
      <style:paragraph-properties fo:text-indent="0.5in"/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P74" style:parent-style-name="Normal" style:family="paragraph">
      <style:paragraph-properties fo:text-indent="0.5in"/>
    </style:style>
    <style:style style:name="TableRow75" style:family="table-row">
      <style:table-row-properties style:row-height="0.5493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Normal" style:family="paragraph">
      <style:paragraph-properties fo:text-indent="0.5in"/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Normal" style:family="paragraph">
      <style:paragraph-properties fo:text-align="center" fo:margin-bottom="0.2in"/>
    </style:style>
    <style:style style:name="T97" style:parent-style-name="Fuentedepárrafopredeter." style:family="text">
      <style:text-properties fo:language="es" fo:country="MX"/>
    </style:style>
    <style:style style:name="T98" style:parent-style-name="Fuentedepárrafopredeter." style:family="text">
      <style:text-properties fo:font-weight="bold" style:font-weight-asian="bold" fo:font-size="14pt" style:font-size-asian="14pt" fo:language="es" fo:country="MX"/>
    </style:style>
    <style:style style:name="T99" style:parent-style-name="Fuentedepárrafopredeter." style:family="text">
      <style:text-properties fo:font-weight="bold" style:font-weight-asian="bold" fo:font-size="15pt" style:font-size-asian="15pt" fo:language="es" fo:country="MX"/>
    </style:style>
    <style:style style:name="T100" style:parent-style-name="Fuentedepárrafopredeter." style:family="text">
      <style:text-properties fo:font-size="15pt" style:font-size-asian="15pt" fo:language="es" fo:country="MX"/>
    </style:style>
    <style:style style:name="P101" style:parent-style-name="Normal" style:family="paragraph">
      <style:text-properties fo:language="es" fo:country="MX"/>
    </style:style>
    <style:style style:name="P102" style:parent-style-name="Normal" style:family="paragraph">
      <style:paragraph-properties fo:border="0.0138in solid #52575F" fo:padding="0in" style:shadow="none" fo:margin-bottom="0.0194in" fo:margin-left="2.4902in">
        <style:tab-stops/>
      </style:paragraph-properties>
    </style:style>
    <style:style style:name="P103" style:parent-style-name="Normal" style:family="paragraph">
      <style:paragraph-properties fo:border="0.0138in solid #52575F" fo:padding="0in" style:shadow="none" fo:margin-bottom="0.0194in" fo:margin-left="2.4902in">
        <style:tab-stops/>
      </style:paragraph-properties>
    </style:style>
    <style:style style:name="P104" style:parent-style-name="Normal" style:family="paragraph">
      <style:paragraph-properties fo:border="0.0138in solid #52575F" fo:padding="0in" style:shadow="none" fo:margin-bottom="0.0194in" fo:margin-left="2.4902in">
        <style:tab-stops/>
      </style:paragraph-properties>
    </style:style>
    <style:style style:name="P105" style:parent-style-name="Normal" style:family="paragraph">
      <style:paragraph-properties fo:border="0.0138in solid #52575F" fo:padding="0in" style:shadow="none" fo:margin-bottom="0.0194in" fo:margin-left="2.4902in">
        <style:tab-stops/>
      </style:paragraph-properties>
      <style:text-properties fo:language="es" fo:country="MX"/>
    </style:style>
    <style:style style:name="P106" style:parent-style-name="Normal" style:family="paragraph">
      <style:paragraph-properties fo:border="0.0138in solid #52575F" fo:padding="0in" style:shadow="none" fo:margin-bottom="0.0194in" fo:margin-left="2.4902in">
        <style:tab-stops/>
      </style:paragraph-properties>
      <style:text-properties fo:language="es" fo:country="MX"/>
    </style:style>
    <style:style style:name="P107" style:parent-style-name="Normal" style:family="paragraph">
      <style:paragraph-properties fo:border="0.0138in solid #52575F" fo:padding="0in" style:shadow="none" fo:margin-bottom="0.0194in" fo:margin-left="2.4902in">
        <style:tab-stops/>
      </style:paragraph-properties>
      <style:text-properties fo:language="es" fo:country="MX"/>
    </style:style>
    <style:style style:name="P108" style:parent-style-name="Normal" style:family="paragraph">
      <style:paragraph-properties fo:border="0.0138in solid #52575F" fo:padding="0in" style:shadow="none" fo:margin-bottom="0.0194in" fo:margin-left="2.4902in">
        <style:tab-stops/>
      </style:paragraph-properties>
      <style:text-properties fo:language="es" fo:country="MX"/>
    </style:style>
    <style:style style:name="P109" style:parent-style-name="Normal" style:family="paragraph">
      <style:paragraph-properties fo:border="0.0138in solid #52575F" fo:padding="0in" style:shadow="none" fo:margin-bottom="0.1847in" fo:margin-left="2.4902in">
        <style:tab-stops/>
      </style:paragraph-properties>
      <style:text-properties fo:language="es" fo:country="MX"/>
    </style:style>
    <style:style style:name="P110" style:parent-style-name="Normal" style:family="paragraph">
      <style:paragraph-properties fo:text-align="center" fo:margin-bottom="0.175in"/>
    </style:style>
    <style:style style:name="T111" style:parent-style-name="Fuentedepárrafopredeter." style:family="text">
      <style:text-properties style:font-name="Calibri" style:font-name-asian="Calibri" style:font-name-complex="Calibri"/>
    </style:style>
    <style:style style:name="TableColumn113" style:family="table-column">
      <style:table-column-properties style:column-width="1.3611in"/>
    </style:style>
    <style:style style:name="Table112" style:family="table">
      <style:table-properties style:width="1.3611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138in solid #52575F" style:writing-mode="lr-tb" style:vertical-align="middle" fo:padding-top="0in" fo:padding-left="0.0798in" fo:padding-bottom="0in" fo:padding-right="0.0798in"/>
    </style:style>
    <style:style style:name="P116" style:parent-style-name="Normal" style:family="paragraph">
      <style:paragraph-properties fo:widows="2" fo:orphans="2" fo:text-align="center" style:vertical-align="auto" fo:line-height="115%" fo:margin-left="0.1354in" fo:margin-right="0.1312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7" style:parent-style-name="Normal" style:family="paragraph">
      <style:text-properties text:display="none"/>
    </style:style>
    <style:style style:name="TableColumn119" style:family="table-column">
      <style:table-column-properties style:column-width="1.2638in"/>
    </style:style>
    <style:style style:name="Table118" style:family="table">
      <style:table-properties style:width="1.2638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138in solid #52575F" style:writing-mode="lr-tb" style:vertical-align="middle" fo:padding-top="0in" fo:padding-left="0.0798in" fo:padding-bottom="0in" fo:padding-right="0.0798in"/>
    </style:style>
    <style:style style:name="P122" style:parent-style-name="Normal" style:family="paragraph">
      <style:paragraph-properties fo:widows="2" fo:orphans="2" fo:text-align="center" style:vertical-align="auto" fo:line-height="115%"/>
      <style:text-properties style:font-name="Calibri" style:font-name-asian="Times New Roman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3" style:parent-style-name="Normal" style:family="paragraph">
      <style:paragraph-properties fo:border="0.0138in solid #52575F" fo:padding="0in" style:shadow="none" fo:margin-bottom="0.2875in" fo:margin-left="1.7215in" fo:margin-right="1.4506in">
        <style:tab-stops/>
      </style:paragraph-properties>
      <style:text-properties fo:language="es" fo:country="MX"/>
    </style:style>
    <style:style style:name="P124" style:parent-style-name="Normal" style:family="paragraph">
      <style:paragraph-properties fo:text-align="center" fo:margin-bottom="0.234in"/>
    </style:style>
    <style:style style:name="T125" style:parent-style-name="Fuentedepárrafopredeter." style:family="text">
      <style:text-properties style:font-name="Calibri" style:font-name-asian="Calibri" style:font-name-complex="Calibri"/>
    </style:style>
    <style:style style:name="P126" style:parent-style-name="Normal" style:family="paragraph">
      <style:paragraph-properties fo:margin-bottom="0.275in" fo:margin-left="1.5923in" fo:margin-right="2.1013in">
        <style:tab-stops/>
      </style:paragraph-properties>
    </style:style>
    <style:style style:name="T127" style:parent-style-name="Fuentedepárrafopredeter." style:family="text">
      <style:text-properties style:font-name="Calibri" style:font-name-asian="Calibri" style:font-name-complex="Calibri"/>
    </style:style>
    <style:style style:name="P128" style:parent-style-name="Normal" style:family="paragraph">
      <style:paragraph-properties fo:line-height="115%"/>
    </style:style>
    <style:style style:name="T129" style:parent-style-name="Fuentedepárrafopredeter." style:family="text">
      <style:text-properties fo:font-size="10pt" style:font-size-asian="10pt"/>
    </style:style>
    <style:style style:name="P130" style:parent-style-name="Normal" style:family="paragraph">
      <style:paragraph-properties fo:margin-bottom="0.2in" fo:margin-left="1.4034in">
        <style:tab-stops/>
      </style:paragraph-properties>
    </style:style>
    <style:style style:name="T131" style:parent-style-name="Fuentedepárrafopredeter." style:family="text">
      <style:text-properties style:font-name="Calibri" style:font-name-asian="Calibri" style:font-name-complex="Calibri"/>
    </style:style>
    <style:style style:name="P132" style:parent-style-name="Normal" style:family="paragraph">
      <style:paragraph-properties fo:line-height="115%"/>
    </style:style>
    <style:style style:name="T133" style:parent-style-name="Fuentedepárrafopredeter." style:family="text">
      <style:text-properties fo:font-size="10pt" style:font-size-asian="10pt"/>
    </style:style>
    <style:style style:name="P134" style:parent-style-name="Normal" style:family="paragraph">
      <style:paragraph-properties fo:line-height="115%"/>
    </style:style>
    <style:style style:name="P135" style:parent-style-name="Normal" style:family="paragraph">
      <style:paragraph-properties fo:line-height="115%"/>
    </style:style>
    <style:style style:name="P136" style:parent-style-name="Normal" style:family="paragraph">
      <style:paragraph-properties fo:line-height="115%"/>
    </style:style>
    <style:style style:name="P137" style:parent-style-name="Normal" style:family="paragraph">
      <style:paragraph-properties fo:line-height="115%"/>
    </style:style>
    <style:style style:name="T138" style:parent-style-name="Fuentedepárrafopredeter." style:family="text">
      <style:text-properties fo:font-size="8pt" style:font-size-asian="8pt"/>
    </style:style>
    <style:style style:name="P139" style:parent-style-name="Normal" style:family="paragraph">
      <style:paragraph-properties fo:line-height="115%"/>
    </style:style>
    <style:style style:name="T140" style:parent-style-name="Fuentedepárrafopredeter." style:family="text">
      <style:text-properties fo:font-size="8pt" style:font-size-asian="8pt"/>
    </style:style>
    <style:style style:name="P141" style:parent-style-name="Normal" style:family="paragraph">
      <style:paragraph-properties fo:border="0.0138in solid #52575F" fo:padding="0in" style:shadow="none" fo:text-align="center"/>
    </style:style>
    <style:style style:name="P142" style:parent-style-name="Standard" style:family="paragraph">
      <style:paragraph-properties fo:margin-left="0.1972in" fo:text-indent="-0.1972in">
        <style:tab-stops/>
      </style:paragraph-properties>
      <style:text-properties fo:language="es" fo:country="MX"/>
    </style:style>
    <style:style style:name="P143" style:parent-style-name="Normal" style:family="paragraph">
      <style:paragraph-properties fo:text-align="end"/>
      <style:text-properties fo:language="es" fo:country="MX"/>
    </style:style>
    <style:style style:name="P144" style:parent-style-name="Normal" style:family="paragraph">
      <style:paragraph-properties fo:text-align="end"/>
      <style:text-properties fo:language="es" fo:country="MX"/>
    </style:style>
    <style:style style:name="P145" style:parent-style-name="Normal" style:family="paragraph">
      <style:paragraph-properties fo:text-align="end"/>
      <style:text-properties fo:language="es" fo:country="MX"/>
    </style:style>
    <style:style style:name="P146" style:parent-style-name="Standard" style:family="paragraph">
      <style:paragraph-properties fo:text-align="center"/>
      <style:text-properties fo:font-weight="bold" style:font-weight-asian="bold" fo:font-size="16pt" style:font-size-asian="16pt" fo:language="es" fo:country="MX"/>
    </style:style>
    <style:style style:name="P147" style:parent-style-name="Standard" style:family="paragraph">
      <style:text-properties fo:font-weight="bold" style:font-weight-asian="bold" fo:font-size="16pt" style:font-size-asian="16pt" fo:language="es" fo:country="MX"/>
    </style:style>
    <style:style style:name="P148" style:parent-style-name="Standard" style:family="paragraph">
      <style:text-properties fo:font-size="9pt" style:font-size-asian="9pt" fo:language="es" fo:country="MX"/>
    </style:style>
    <style:style style:name="P149" style:parent-style-name="Standard" style:family="paragraph">
      <style:text-properties fo:font-size="9pt" style:font-size-asian="9pt" fo:language="es" fo:country="MX"/>
    </style:style>
    <style:style style:name="P150" style:parent-style-name="Standard" style:family="paragraph">
      <style:text-properties fo:font-size="9pt" style:font-size-asian="9pt" fo:language="es" fo:country="MX"/>
    </style:style>
    <style:style style:name="P151" style:parent-style-name="Standard" style:family="paragraph">
      <style:text-properties fo:font-size="9pt" style:font-size-asian="9pt" fo:language="es" fo:country="MX"/>
    </style:style>
    <style:style style:name="P152" style:parent-style-name="Standard" style:family="paragraph">
      <style:text-properties fo:font-size="9pt" style:font-size-asian="9pt" fo:language="es" fo:country="MX"/>
    </style:style>
    <style:style style:name="P153" style:parent-style-name="Standard" style:family="paragraph">
      <style:text-properties fo:font-size="9pt" style:font-size-asian="9pt" fo:language="es" fo:country="MX"/>
    </style:style>
    <style:style style:name="P154" style:parent-style-name="Standard" style:family="paragraph">
      <style:text-properties fo:font-size="9pt" style:font-size-asian="9pt" fo:language="es" fo:country="MX"/>
    </style:style>
    <style:style style:name="P155" style:parent-style-name="Standard" style:family="paragraph">
      <style:text-properties fo:font-size="9pt" style:font-size-asian="9pt" fo:language="es" fo:country="MX"/>
    </style:style>
    <style:style style:name="P156" style:parent-style-name="Standard" style:family="paragraph">
      <style:text-properties fo:font-size="9pt" style:font-size-asian="9pt" fo:language="es" fo:country="MX"/>
    </style:style>
    <style:style style:name="P157" style:parent-style-name="Standard" style:family="paragraph">
      <style:text-properties fo:font-size="9pt" style:font-size-asian="9pt" fo:language="es" fo:country="MX"/>
    </style:style>
    <style:style style:name="P158" style:parent-style-name="Standard" style:family="paragraph">
      <style:text-properties fo:font-size="9pt" style:font-size-asian="9pt" fo:language="es" fo:country="MX"/>
    </style:style>
    <style:style style:name="P159" style:parent-style-name="Standard" style:family="paragraph">
      <style:text-properties fo:font-size="9pt" style:font-size-asian="9pt" fo:language="es" fo:country="MX"/>
    </style:style>
    <style:style style:name="P160" style:parent-style-name="Standard" style:family="paragraph">
      <style:text-properties fo:font-size="9pt" style:font-size-asian="9pt" fo:language="es" fo:country="MX"/>
    </style:style>
    <style:style style:name="P161" style:parent-style-name="Standard" style:family="paragraph">
      <style:text-properties fo:font-size="9pt" style:font-size-asian="9pt" fo:language="es" fo:country="MX"/>
    </style:style>
    <style:style style:name="P162" style:parent-style-name="Standard" style:family="paragraph">
      <style:text-properties fo:font-size="9pt" style:font-size-asian="9pt" fo:language="es" fo:country="MX"/>
    </style:style>
    <style:style style:name="P163" style:parent-style-name="Standard" style:family="paragraph">
      <style:text-properties fo:font-size="9pt" style:font-size-asian="9pt" fo:language="es" fo:country="MX"/>
    </style:style>
    <style:style style:name="P164" style:parent-style-name="Standard" style:family="paragraph">
      <style:text-properties fo:font-size="9pt" style:font-size-asian="9pt" fo:language="es" fo:country="MX"/>
    </style:style>
    <style:style style:name="P165" style:parent-style-name="Standard" style:family="paragraph">
      <style:text-properties fo:font-size="9pt" style:font-size-asian="9pt" fo:language="es" fo:country="MX"/>
    </style:style>
    <style:style style:name="P166" style:parent-style-name="Standard" style:family="paragraph">
      <style:text-properties fo:font-size="9pt" style:font-size-asian="9pt" fo:language="es" fo:country="MX"/>
    </style:style>
    <style:style style:name="P167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68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69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0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1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2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3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4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5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6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7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8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79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0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1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2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3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4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5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6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7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8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89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190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T191" style:parent-style-name="Fuentedepárrafopredeter." style:family="text">
      <style:text-properties fo:font-size="9pt" style:font-size-asian="9pt" fo:language="es" fo:country="MX"/>
    </style:style>
    <style:style style:name="P19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193" style:parent-style-name="Normal" style:family="paragraph">
      <style:paragraph-properties fo:margin-right="5.2291in"/>
    </style:style>
    <style:style style:name="P194" style:parent-style-name="Normal" style:family="paragraph">
      <style:paragraph-properties fo:margin-right="4.8465in"/>
    </style:style>
    <style:style style:name="P195" style:parent-style-name="Normal" style:family="paragraph">
      <style:paragraph-properties fo:margin-right="4.4048in"/>
    </style:style>
    <style:style style:name="P196" style:parent-style-name="Normal" style:family="paragraph">
      <style:paragraph-properties fo:margin-bottom="0.0194in"/>
    </style:style>
    <style:style style:name="P197" style:parent-style-name="Normal" style:family="paragraph">
      <style:paragraph-properties fo:margin-bottom="0.0194in"/>
    </style:style>
    <style:style style:name="P198" style:parent-style-name="Normal" style:family="paragraph">
      <style:paragraph-properties fo:margin-bottom="0.0194in"/>
    </style:style>
    <style:style style:name="P199" style:parent-style-name="Normal" style:family="paragraph">
      <style:paragraph-properties fo:margin-right="2.1062in"/>
    </style:style>
    <style:style style:name="T200" style:parent-style-name="Fuentedepárrafopredeter." style:family="text">
      <style:text-properties fo:language="es" fo:country="MX"/>
    </style:style>
    <style:style style:name="P201" style:parent-style-name="Normal" style:family="paragraph">
      <style:paragraph-properties fo:margin-right="2.1062in"/>
      <style:text-properties fo:language="es" fo:country="MX"/>
    </style:style>
    <style:style style:name="P202" style:parent-style-name="Normal" style:family="paragraph">
      <style:paragraph-properties fo:margin-right="1.7236in"/>
      <style:text-properties fo:language="es" fo:country="MX"/>
    </style:style>
    <style:style style:name="P203" style:parent-style-name="Normal" style:family="paragraph">
      <style:paragraph-properties fo:margin-right="1.7236in"/>
      <style:text-properties fo:language="es" fo:country="MX"/>
    </style:style>
    <style:style style:name="P204" style:parent-style-name="Normal" style:family="paragraph">
      <style:paragraph-properties fo:margin-bottom="0.0194in"/>
      <style:text-properties fo:language="es" fo:country="MX"/>
    </style:style>
    <style:style style:name="P205" style:parent-style-name="Normal" style:family="paragraph">
      <style:paragraph-properties fo:margin-bottom="0.0194in"/>
      <style:text-properties fo:language="es" fo:country="MX"/>
    </style:style>
    <style:style style:name="T206" style:parent-style-name="Fuentedepárrafopredeter." style:family="text">
      <style:text-properties fo:language="es" fo:country="MX"/>
    </style:style>
    <style:style style:name="T207" style:parent-style-name="Fuentedepárrafopredeter." style:family="text">
      <style:text-properties fo:language="es" fo:country="MX"/>
    </style:style>
    <style:style style:name="P208" style:parent-style-name="Normal" style:family="paragraph">
      <style:text-properties fo:language="es" fo:country="MX"/>
    </style:style>
    <style:style style:name="T209" style:parent-style-name="Fuentedepárrafopredeter." style:family="text">
      <style:text-properties fo:language="es" fo:country="MX"/>
    </style:style>
    <style:style style:name="T210" style:parent-style-name="Fuentedepárrafopredeter." style:family="text">
      <style:text-properties fo:language="es" fo:country="MX"/>
    </style:style>
    <style:style style:name="P211" style:parent-style-name="Normal" style:family="paragraph">
      <style:text-properties fo:language="es" fo:country="MX"/>
    </style:style>
    <style:style style:name="T212" style:parent-style-name="Fuentedepárrafopredeter." style:family="text">
      <style:text-properties fo:language="es" fo:country="MX"/>
    </style:style>
    <style:style style:name="P213" style:parent-style-name="Normal" style:family="paragraph">
      <style:paragraph-properties fo:margin-bottom="0.0194in"/>
    </style:style>
    <style:style style:name="P214" style:parent-style-name="Normal" style:family="paragraph">
      <style:paragraph-properties fo:text-align="end"/>
      <style:text-properties fo:language="es" fo:country="MX"/>
    </style:style>
    <style:style style:name="P215" style:parent-style-name="Normal" style:family="paragraph">
      <style:paragraph-properties fo:text-align="end"/>
      <style:text-properties fo:language="es" fo:country="MX"/>
    </style:style>
    <style:style style:name="P216" style:parent-style-name="Normal" style:family="paragraph">
      <style:paragraph-properties fo:text-align="end"/>
      <style:text-properties fo:language="es" fo:country="MX"/>
    </style:style>
    <style:style style:name="P217" style:parent-style-name="Normal" style:family="paragraph">
      <style:paragraph-properties fo:text-align="end"/>
      <style:text-properties fo:language="es" fo:country="MX"/>
    </style:style>
    <style:style style:name="P218" style:parent-style-name="Normal" style:family="paragraph">
      <style:paragraph-properties fo:text-align="end"/>
      <style:text-properties fo:language="es" fo:country="MX"/>
    </style:style>
    <style:style style:name="P219" style:parent-style-name="Normal" style:family="paragraph">
      <style:paragraph-properties fo:text-align="end"/>
      <style:text-properties fo:language="es" fo:country="MX"/>
    </style:style>
    <style:style style:name="P220" style:parent-style-name="Normal" style:family="paragraph">
      <style:paragraph-properties fo:text-align="end"/>
      <style:text-properties fo:language="es" fo:country="MX"/>
    </style:style>
    <style:style style:name="P221" style:parent-style-name="Normal" style:family="paragraph">
      <style:paragraph-properties fo:text-align="end"/>
      <style:text-properties fo:language="es" fo:country="MX"/>
    </style:style>
    <style:style style:name="P222" style:parent-style-name="Normal" style:family="paragraph">
      <style:paragraph-properties fo:text-align="end"/>
      <style:text-properties fo:language="es" fo:country="MX"/>
    </style:style>
    <style:style style:name="P223" style:parent-style-name="Normal" style:family="paragraph">
      <style:paragraph-properties fo:text-align="end"/>
      <style:text-properties fo:language="es" fo:country="MX"/>
    </style:style>
    <style:style style:name="P224" style:parent-style-name="Normal" style:family="paragraph">
      <style:paragraph-properties fo:text-align="end"/>
      <style:text-properties fo:language="es" fo:country="MX"/>
    </style:style>
    <style:style style:name="P225" style:parent-style-name="Normal" style:family="paragraph">
      <style:paragraph-properties fo:text-align="end"/>
      <style:text-properties fo:language="es" fo:country="MX"/>
    </style:style>
    <style:style style:name="P226" style:parent-style-name="Normal" style:family="paragraph">
      <style:paragraph-properties fo:text-align="end"/>
      <style:text-properties fo:language="es" fo:country="MX"/>
    </style:style>
    <style:style style:name="P227" style:parent-style-name="Normal" style:family="paragraph">
      <style:paragraph-properties fo:text-align="end"/>
      <style:text-properties fo:language="es" fo:country="MX"/>
    </style:style>
    <style:style style:name="P228" style:parent-style-name="Normal" style:family="paragraph">
      <style:paragraph-properties fo:text-align="end"/>
      <style:text-properties fo:language="es" fo:country="MX"/>
    </style:style>
    <style:style style:name="P229" style:parent-style-name="Normal" style:family="paragraph">
      <style:text-properties fo:language="es" fo:country="MX"/>
    </style:style>
    <style:style style:name="P230" style:parent-style-name="Normal" style:family="paragraph">
      <style:paragraph-properties fo:text-align="end"/>
      <style:text-properties fo:language="es" fo:country="MX"/>
    </style:style>
    <style:style style:name="P231" style:parent-style-name="Normal" style:family="paragraph">
      <style:paragraph-properties fo:text-align="center"/>
    </style:style>
    <style:style style:name="T232" style:parent-style-name="Fuentedepárrafopredeter." style:family="text">
      <style:text-properties fo:language="es" fo:country="MX"/>
    </style:style>
    <style:style style:name="T233" style:parent-style-name="Fuentedepárrafopredeter." style:family="text">
      <style:text-properties fo:font-weight="bold" style:font-weight-asian="bold" fo:font-size="16pt" style:font-size-asian="16pt" fo:language="es" fo:country="MX"/>
    </style:style>
    <style:style style:name="T234" style:parent-style-name="Fuentedepárrafopredeter." style:family="text">
      <style:text-properties fo:language="es" fo:country="MX"/>
    </style:style>
    <style:style style:name="P235" style:parent-style-name="Normal" style:family="paragraph">
      <style:paragraph-properties fo:border="0.0138in solid #52575F" fo:padding="0in" style:shadow="none" fo:text-align="center" fo:margin-bottom="0.0194in" fo:margin-left="0.0069in">
        <style:tab-stops/>
      </style:paragraph-properties>
      <style:text-properties fo:language="es" fo:country="MX"/>
    </style:style>
    <style:style style:name="P236" style:parent-style-name="Normal" style:family="paragraph">
      <style:paragraph-properties fo:border="0.0138in solid #52575F" fo:padding="0in" style:shadow="none" fo:text-align="center" fo:margin-left="0.0069in">
        <style:tab-stops/>
      </style:paragraph-properties>
      <style:text-properties fo:language="es" fo:country="MX"/>
    </style:style>
    <style:style style:name="P237" style:parent-style-name="Normal" style:family="paragraph">
      <style:paragraph-properties fo:border="0.0138in solid #52575F" fo:padding="0in" style:shadow="none" fo:text-align="center" fo:margin-bottom="0.0194in" fo:margin-left="0.0069in">
        <style:tab-stops/>
      </style:paragraph-properties>
    </style:style>
    <style:style style:name="T238" style:parent-style-name="Fuentedepárrafopredeter." style:family="text">
      <style:text-properties style:font-name="Arial" style:font-name-asian="Arial" style:font-name-complex="Arial" style:text-position="super 64.7%" fo:font-size="17pt" style:font-size-asian="17pt" fo:language="es" fo:country="MX"/>
    </style:style>
    <style:style style:name="T239" style:parent-style-name="Fuentedepárrafopredeter." style:family="text">
      <style:text-properties style:font-name="Arial" style:font-name-asian="Arial" style:font-name-complex="Arial" style:text-position="super 64.7%" fo:font-size="17pt" style:font-size-asian="17pt" fo:language="es" fo:country="MX"/>
    </style:style>
    <style:style style:name="T240" style:parent-style-name="Fuentedepárrafopredeter." style:family="text">
      <style:text-properties fo:language="es" fo:country="MX"/>
    </style:style>
    <style:style style:name="P241" style:parent-style-name="Normal" style:family="paragraph">
      <style:paragraph-properties fo:border="0.0138in solid #52575F" fo:padding="0in" style:shadow="none" fo:text-align="center" fo:margin-left="0.0069in">
        <style:tab-stops/>
      </style:paragraph-properties>
      <style:text-properties fo:language="es" fo:country="MX"/>
    </style:style>
    <style:style style:name="P242" style:parent-style-name="Normal" style:family="paragraph">
      <style:paragraph-properties fo:border="0.0138in solid #52575F" fo:padding="0in" style:shadow="none" fo:text-align="center" fo:margin-left="0.0069in">
        <style:tab-stops/>
      </style:paragraph-properties>
      <style:text-properties fo:language="es" fo:country="MX"/>
    </style:style>
    <style:style style:name="P243" style:parent-style-name="Normal" style:family="paragraph">
      <style:paragraph-properties fo:border="0.0138in solid #52575F" fo:padding="0in" style:shadow="none" fo:text-align="center" fo:margin-left="0.0069in">
        <style:tab-stops/>
      </style:paragraph-properties>
      <style:text-properties fo:language="es" fo:country="MX"/>
    </style:style>
    <style:style style:name="P244" style:parent-style-name="Normal" style:family="paragraph">
      <style:paragraph-properties fo:border="0.0138in solid #52575F" fo:padding="0in" style:shadow="none" fo:text-align="center" fo:margin-left="0.0069in">
        <style:tab-stops/>
      </style:paragraph-properties>
      <style:text-properties fo:language="es" fo:country="MX"/>
    </style:style>
    <style:style style:name="P245" style:parent-style-name="Normal" style:family="paragraph">
      <style:paragraph-properties fo:border="0.0138in solid #52575F" fo:padding="0in" style:shadow="none" fo:text-align="center" fo:margin-left="0.0069in">
        <style:tab-stops/>
      </style:paragraph-properties>
      <style:text-properties fo:language="es" fo:country="MX"/>
    </style:style>
    <style:style style:name="P246" style:parent-style-name="Normal" style:family="paragraph">
      <style:paragraph-properties fo:border="0.0138in solid #52575F" fo:padding="0in" style:shadow="none" fo:margin-bottom="0.2125in" fo:margin-left="0.0069in">
        <style:tab-stops/>
      </style:paragraph-properties>
      <style:text-properties fo:language="es" fo:country="MX"/>
    </style:style>
    <style:style style:name="P247" style:parent-style-name="Normal" style:family="paragraph">
      <style:paragraph-properties fo:text-align="center" fo:margin-bottom="0.193in"/>
    </style:style>
    <style:style style:name="T248" style:parent-style-name="Fuentedepárrafopredeter." style:family="text">
      <style:text-properties style:font-name="Calibri" style:font-name-asian="Calibri" style:font-name-complex="Calibri"/>
    </style:style>
    <style:style style:name="P249" style:parent-style-name="Normal" style:family="paragraph">
      <style:paragraph-properties fo:border="0.0138in solid #52575F" fo:padding="0in" style:shadow="none" fo:margin-bottom="0.2972in" fo:margin-left="1.5111in" fo:margin-right="1.6611in">
        <style:tab-stops/>
      </style:paragraph-properties>
      <style:text-properties fo:language="es" fo:country="MX"/>
    </style:style>
    <style:style style:name="P250" style:parent-style-name="Normal" style:family="paragraph">
      <style:paragraph-properties fo:text-align="end" fo:margin-bottom="0.2902in" fo:margin-right="1.8513in"/>
    </style:style>
    <style:style style:name="T251" style:parent-style-name="Fuentedepárrafopredeter." style:family="text">
      <style:text-properties style:font-name="Calibri" style:font-name-asian="Calibri" style:font-name-complex="Calibri"/>
    </style:style>
    <style:style style:name="P252" style:parent-style-name="Normal" style:family="paragraph">
      <style:paragraph-properties fo:line-height="115%"/>
    </style:style>
    <style:style style:name="P253" style:parent-style-name="Normal" style:family="paragraph">
      <style:paragraph-properties fo:line-height="115%"/>
    </style:style>
    <style:style style:name="P254" style:parent-style-name="Normal" style:family="paragraph">
      <style:paragraph-properties fo:line-height="115%"/>
    </style:style>
    <style:style style:name="P255" style:parent-style-name="Normal" style:family="paragraph">
      <style:paragraph-properties fo:line-height="115%"/>
    </style:style>
    <style:style style:name="P256" style:parent-style-name="Normal" style:family="paragraph">
      <style:paragraph-properties fo:line-height="115%"/>
    </style:style>
    <style:style style:name="P257" style:parent-style-name="Normal" style:family="paragraph">
      <style:paragraph-properties fo:line-height="115%"/>
    </style:style>
    <style:style style:name="P258" style:parent-style-name="Normal" style:family="paragraph">
      <style:paragraph-properties fo:line-height="115%"/>
    </style:style>
    <style:style style:name="T259" style:parent-style-name="Fuentedepárrafopredeter." style:family="text">
      <style:text-properties fo:font-size="10pt" style:font-size-asian="10pt"/>
    </style:style>
    <style:style style:name="P260" style:parent-style-name="Normal" style:family="paragraph">
      <style:paragraph-properties fo:line-height="115%"/>
    </style:style>
    <style:style style:name="P261" style:parent-style-name="Normal" style:family="paragraph">
      <style:paragraph-properties fo:line-height="115%"/>
    </style:style>
    <style:style style:name="T262" style:parent-style-name="Fuentedepárrafopredeter." style:family="text">
      <style:text-properties fo:font-size="10pt" style:font-size-asian="10pt"/>
    </style:style>
    <style:style style:name="P263" style:parent-style-name="Normal" style:family="paragraph">
      <style:paragraph-properties fo:line-height="115%"/>
    </style:style>
    <style:style style:name="T264" style:parent-style-name="Fuentedepárrafopredeter." style:family="text">
      <style:text-properties fo:font-size="8pt" style:font-size-asian="8pt"/>
    </style:style>
    <style:style style:name="P265" style:parent-style-name="Normal" style:family="paragraph">
      <style:paragraph-properties fo:line-height="115%"/>
    </style:style>
    <style:style style:name="T266" style:parent-style-name="Fuentedepárrafopredeter." style:family="text">
      <style:text-properties fo:font-size="8pt" style:font-size-asian="8pt"/>
    </style:style>
    <style:style style:name="P267" style:parent-style-name="Normal" style:family="paragraph">
      <style:paragraph-properties fo:border="0.0138in solid #52575F" fo:padding="0in" style:shadow="none" fo:text-align="end" fo:margin-right="2.1187in"/>
    </style:style>
    <style:style style:name="P268" style:parent-style-name="Normal" style:family="paragraph">
      <style:paragraph-properties fo:text-align="center" fo:margin-bottom="0.3972in"/>
    </style:style>
    <style:style style:name="T269" style:parent-style-name="Fuentedepárrafopredeter." style:family="text">
      <style:text-properties style:font-name="Calibri" style:font-name-asian="Calibri" style:font-name-complex="Calibri"/>
    </style:style>
    <style:style style:name="P270" style:parent-style-name="Normal" style:family="paragraph">
      <style:paragraph-properties fo:border="0.0138in solid #52575F" fo:padding="0in" style:shadow="none" fo:margin-bottom="0.2319in" fo:margin-left="2.2319in">
        <style:tab-stops/>
      </style:paragraph-properties>
    </style:style>
    <style:style style:name="P271" style:parent-style-name="Normal" style:family="paragraph">
      <style:paragraph-properties fo:text-align="center" fo:margin-bottom="0.2625in"/>
    </style:style>
    <style:style style:name="T272" style:parent-style-name="Fuentedepárrafopredeter." style:family="text">
      <style:text-properties style:font-name="Calibri" style:font-name-asian="Calibri" style:font-name-complex="Calibri"/>
    </style:style>
    <style:style style:name="P273" style:parent-style-name="Normal" style:family="paragraph">
      <style:paragraph-properties fo:border="0.0138in solid #52575F" fo:padding="0in" style:shadow="none" fo:text-align="center" fo:margin-left="0.0069in">
        <style:tab-stops/>
      </style:paragraph-properties>
    </style:style>
    <style:style style:name="P274" style:parent-style-name="Normal" style:family="paragraph">
      <style:text-properties fo:language="es" fo:country="MX"/>
    </style:style>
    <style:style style:name="P275" style:parent-style-name="Normal" style:family="paragraph">
      <style:paragraph-properties fo:text-align="center"/>
      <style:text-properties fo:font-weight="bold" style:font-weight-asian="bold" fo:font-size="17pt" style:font-size-asian="17pt" fo:language="es" fo:country="MX"/>
    </style:style>
    <style:style style:name="P276" style:parent-style-name="Standard" style:family="paragraph">
      <style:text-properties fo:font-size="9pt" style:font-size-asian="9pt" fo:language="es" fo:country="MX"/>
    </style:style>
    <style:style style:name="P277" style:parent-style-name="Standard" style:family="paragraph">
      <style:text-properties fo:font-size="9pt" style:font-size-asian="9pt" fo:language="es" fo:country="MX"/>
    </style:style>
    <style:style style:name="P278" style:parent-style-name="Standard" style:family="paragraph">
      <style:text-properties fo:font-size="9pt" style:font-size-asian="9pt" fo:language="es" fo:country="MX"/>
    </style:style>
    <style:style style:name="P279" style:parent-style-name="Standard" style:family="paragraph">
      <style:text-properties fo:font-size="9pt" style:font-size-asian="9pt" fo:language="es" fo:country="MX"/>
    </style:style>
    <style:style style:name="P280" style:parent-style-name="Standard" style:family="paragraph">
      <style:text-properties fo:font-size="9pt" style:font-size-asian="9pt" fo:language="es" fo:country="MX"/>
    </style:style>
    <style:style style:name="P281" style:parent-style-name="Standard" style:family="paragraph">
      <style:text-properties fo:font-size="9pt" style:font-size-asian="9pt" fo:language="es" fo:country="MX"/>
    </style:style>
    <style:style style:name="P282" style:parent-style-name="Standard" style:family="paragraph">
      <style:text-properties fo:font-size="9pt" style:font-size-asian="9pt" fo:language="es" fo:country="MX"/>
    </style:style>
    <style:style style:name="P283" style:parent-style-name="Standard" style:family="paragraph">
      <style:text-properties fo:font-size="9pt" style:font-size-asian="9pt" fo:language="es" fo:country="MX"/>
    </style:style>
    <style:style style:name="P284" style:parent-style-name="Standard" style:family="paragraph">
      <style:text-properties fo:font-size="9pt" style:font-size-asian="9pt" fo:language="es" fo:country="MX"/>
    </style:style>
    <style:style style:name="P285" style:parent-style-name="Standard" style:family="paragraph">
      <style:text-properties fo:font-size="9pt" style:font-size-asian="9pt" fo:language="es" fo:country="MX"/>
    </style:style>
    <style:style style:name="P286" style:parent-style-name="Standard" style:family="paragraph">
      <style:text-properties fo:font-size="9pt" style:font-size-asian="9pt" fo:language="es" fo:country="MX"/>
    </style:style>
    <style:style style:name="P287" style:parent-style-name="Standard" style:family="paragraph">
      <style:text-properties fo:font-size="9pt" style:font-size-asian="9pt" fo:language="es" fo:country="MX"/>
    </style:style>
    <style:style style:name="P288" style:parent-style-name="Standard" style:family="paragraph">
      <style:text-properties fo:font-size="9pt" style:font-size-asian="9pt" fo:language="es" fo:country="MX"/>
    </style:style>
    <style:style style:name="P289" style:parent-style-name="Standard" style:family="paragraph">
      <style:text-properties fo:font-size="9pt" style:font-size-asian="9pt" fo:language="es" fo:country="MX"/>
    </style:style>
    <style:style style:name="P290" style:parent-style-name="Standard" style:family="paragraph">
      <style:text-properties fo:font-size="9pt" style:font-size-asian="9pt" fo:language="es" fo:country="MX"/>
    </style:style>
    <style:style style:name="P291" style:parent-style-name="Standard" style:family="paragraph">
      <style:text-properties fo:font-size="9pt" style:font-size-asian="9pt" fo:language="es" fo:country="MX"/>
    </style:style>
    <style:style style:name="P292" style:parent-style-name="Standard" style:family="paragraph">
      <style:text-properties fo:font-size="9pt" style:font-size-asian="9pt" fo:language="es" fo:country="MX"/>
    </style:style>
    <style:style style:name="P293" style:parent-style-name="Standard" style:family="paragraph">
      <style:text-properties fo:font-size="9pt" style:font-size-asian="9pt" fo:language="es" fo:country="MX"/>
    </style:style>
    <style:style style:name="P294" style:parent-style-name="Standard" style:family="paragraph">
      <style:text-properties fo:font-size="9pt" style:font-size-asian="9pt" fo:language="es" fo:country="MX"/>
    </style:style>
    <style:style style:name="P295" style:parent-style-name="Standard" style:family="paragraph">
      <style:text-properties fo:font-size="9pt" style:font-size-asian="9pt" fo:language="es" fo:country="MX"/>
    </style:style>
    <style:style style:name="P296" style:parent-style-name="Standard" style:family="paragraph">
      <style:text-properties fo:font-size="9pt" style:font-size-asian="9pt" fo:language="es" fo:country="MX"/>
    </style:style>
    <style:style style:name="P297" style:parent-style-name="Standard" style:family="paragraph">
      <style:text-properties fo:font-size="9pt" style:font-size-asian="9pt" fo:language="es" fo:country="MX"/>
    </style:style>
    <style:style style:name="P298" style:parent-style-name="Standard" style:family="paragraph">
      <style:text-properties fo:font-size="9pt" style:font-size-asian="9pt" fo:language="es" fo:country="MX"/>
    </style:style>
    <style:style style:name="P299" style:parent-style-name="Standard" style:family="paragraph">
      <style:text-properties fo:font-size="9pt" style:font-size-asian="9pt" fo:language="es" fo:country="MX"/>
    </style:style>
    <style:style style:name="P300" style:parent-style-name="Standard" style:family="paragraph">
      <style:text-properties fo:font-size="9pt" style:font-size-asian="9pt" fo:language="es" fo:country="MX"/>
    </style:style>
    <style:style style:name="P301" style:parent-style-name="Standard" style:family="paragraph">
      <style:text-properties fo:font-size="9pt" style:font-size-asian="9pt" fo:language="es" fo:country="MX"/>
    </style:style>
    <style:style style:name="P302" style:parent-style-name="Standard" style:family="paragraph">
      <style:text-properties fo:font-size="9pt" style:font-size-asian="9pt" fo:language="es" fo:country="MX"/>
    </style:style>
    <style:style style:name="P303" style:parent-style-name="Standard" style:family="paragraph">
      <style:text-properties fo:font-size="9pt" style:font-size-asian="9pt" fo:language="es" fo:country="MX"/>
    </style:style>
    <style:style style:name="P304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05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06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07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08" style:parent-style-name="Standard" style:family="paragraph">
      <style:text-properties fo:font-size="9pt" style:font-size-asian="9pt" fo:language="es" fo:country="MX"/>
    </style:style>
    <style:style style:name="P309" style:parent-style-name="Standard" style:family="paragraph">
      <style:text-properties fo:font-size="9pt" style:font-size-asian="9pt" fo:language="es" fo:country="MX"/>
    </style:style>
    <style:style style:name="P310" style:parent-style-name="Standard" style:family="paragraph">
      <style:text-properties fo:font-size="9pt" style:font-size-asian="9pt" fo:language="es" fo:country="MX"/>
    </style:style>
    <style:style style:name="P311" style:parent-style-name="Standard" style:family="paragraph">
      <style:text-properties fo:font-size="9pt" style:font-size-asian="9pt" fo:language="es" fo:country="MX"/>
    </style:style>
    <style:style style:name="P312" style:parent-style-name="Standard" style:family="paragraph">
      <style:text-properties fo:font-size="9pt" style:font-size-asian="9pt" fo:language="es" fo:country="MX"/>
    </style:style>
    <style:style style:name="P313" style:parent-style-name="Standard" style:family="paragraph">
      <style:text-properties fo:font-size="9pt" style:font-size-asian="9pt" fo:language="es" fo:country="MX"/>
    </style:style>
    <style:style style:name="P314" style:parent-style-name="Standard" style:family="paragraph">
      <style:paragraph-properties fo:text-align="justify"/>
      <style:text-properties fo:font-size="9pt" style:font-size-asian="9pt" fo:language="es" fo:country="MX"/>
    </style:style>
    <style:style style:name="P315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16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17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18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19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0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1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2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3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4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5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6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7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8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29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0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1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2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3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4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5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6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7" style:parent-style-name="Standard" style:family="paragraph">
      <style:paragraph-properties>
        <style:tab-stops>
          <style:tab-stop style:type="left" style:position="1.8958in"/>
        </style:tab-stops>
      </style:paragraph-properties>
      <style:text-properties fo:font-size="9pt" style:font-size-asian="9pt" fo:language="es" fo:country="MX"/>
    </style:style>
    <style:style style:name="P338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339" style:parent-style-name="Standard" style:family="paragraph">
      <style:paragraph-properties fo:margin-left="0.1972in" fo:text-indent="-0.1972in">
        <style:tab-stops/>
      </style:paragraph-properties>
      <style:text-properties fo:font-size="9pt" style:font-size-asian="9pt" fo:language="es" fo:country="MX"/>
    </style:style>
    <style:style style:name="P340" style:parent-style-name="Normal" style:family="paragraph">
      <style:paragraph-properties fo:text-align="center"/>
      <style:text-properties fo:font-weight="bold" style:font-weight-asian="bold" fo:font-size="18pt" style:font-size-asian="18pt" fo:language="es" fo:country="MX"/>
    </style:style>
    <style:style style:name="P341" style:parent-style-name="Normal" style:family="paragraph">
      <style:paragraph-properties fo:margin-bottom="0.3805in"/>
      <style:text-properties fo:language="es" fo:country="MX"/>
    </style:style>
    <style:style style:name="P342" style:parent-style-name="Normal" style:family="paragraph">
      <style:text-properties fo:language="es" fo:country="MX"/>
    </style:style>
    <style:style style:name="P343" style:parent-style-name="Normal" style:family="paragraph">
      <style:paragraph-properties fo:margin-right="5.2291in"/>
    </style:style>
    <style:style style:name="P344" style:parent-style-name="Normal" style:family="paragraph">
      <style:paragraph-properties fo:margin-right="4.8465in"/>
    </style:style>
    <style:style style:name="P345" style:parent-style-name="Normal" style:family="paragraph">
      <style:paragraph-properties fo:margin-right="4.4048in"/>
    </style:style>
    <style:style style:name="P346" style:parent-style-name="Normal" style:family="paragraph">
      <style:paragraph-properties fo:margin-bottom="0.0194in"/>
    </style:style>
    <style:style style:name="P347" style:parent-style-name="Normal" style:family="paragraph">
      <style:paragraph-properties fo:margin-bottom="0.0194in"/>
    </style:style>
    <style:style style:name="P348" style:parent-style-name="Normal" style:family="paragraph">
      <style:paragraph-properties fo:margin-bottom="0.0194in"/>
    </style:style>
    <style:style style:name="P349" style:parent-style-name="Normal" style:family="paragraph">
      <style:paragraph-properties fo:margin-right="2.1062in"/>
    </style:style>
    <style:style style:name="T350" style:parent-style-name="Fuentedepárrafopredeter." style:family="text">
      <style:text-properties fo:language="es" fo:country="MX"/>
    </style:style>
    <style:style style:name="P351" style:parent-style-name="Normal" style:family="paragraph">
      <style:paragraph-properties fo:margin-right="2.1062in"/>
      <style:text-properties fo:language="es" fo:country="MX"/>
    </style:style>
    <style:style style:name="P352" style:parent-style-name="Normal" style:family="paragraph">
      <style:paragraph-properties fo:margin-right="1.7236in"/>
      <style:text-properties fo:language="es" fo:country="MX"/>
    </style:style>
    <style:style style:name="P353" style:parent-style-name="Normal" style:family="paragraph">
      <style:paragraph-properties fo:margin-right="1.7236in"/>
      <style:text-properties fo:language="es" fo:country="MX"/>
    </style:style>
    <style:style style:name="P354" style:parent-style-name="Normal" style:family="paragraph">
      <style:paragraph-properties fo:margin-bottom="0.0194in"/>
      <style:text-properties fo:language="es" fo:country="MX"/>
    </style:style>
    <style:style style:name="P355" style:parent-style-name="Normal" style:family="paragraph">
      <style:paragraph-properties fo:margin-bottom="0.0194in"/>
      <style:text-properties fo:language="es" fo:country="MX"/>
    </style:style>
    <style:style style:name="T356" style:parent-style-name="Fuentedepárrafopredeter." style:family="text">
      <style:text-properties fo:language="es" fo:country="MX"/>
    </style:style>
    <style:style style:name="T357" style:parent-style-name="Fuentedepárrafopredeter." style:family="text">
      <style:text-properties fo:language="es" fo:country="MX"/>
    </style:style>
    <style:style style:name="P358" style:parent-style-name="Normal" style:family="paragraph">
      <style:text-properties fo:language="es" fo:country="MX"/>
    </style:style>
    <style:style style:name="T359" style:parent-style-name="Fuentedepárrafopredeter." style:family="text">
      <style:text-properties fo:language="es" fo:country="MX"/>
    </style:style>
    <style:style style:name="T360" style:parent-style-name="Fuentedepárrafopredeter." style:family="text">
      <style:text-properties fo:language="es" fo:country="MX"/>
    </style:style>
    <style:style style:name="P361" style:parent-style-name="Normal" style:family="paragraph">
      <style:text-properties fo:language="es" fo:country="MX"/>
    </style:style>
    <style:style style:name="T362" style:parent-style-name="Fuentedepárrafopredeter." style:family="text">
      <style:text-properties fo:language="es" fo:country="MX"/>
    </style:style>
    <style:style style:name="P363" style:parent-style-name="Normal" style:family="paragraph">
      <style:paragraph-properties fo:margin-bottom="0.0194in"/>
    </style:style>
    <style:style style:name="P364" style:parent-style-name="Normal" style:family="paragraph">
      <style:paragraph-properties fo:text-align="center"/>
      <style:text-properties fo:language="es" fo:country="MX"/>
    </style:style>
    <style:style style:name="P365" style:parent-style-name="Normal" style:family="paragraph">
      <style:paragraph-properties fo:text-align="center"/>
      <style:text-properties fo:language="es" fo:country="MX"/>
    </style:style>
    <style:style style:name="P366" style:parent-style-name="Normal" style:family="paragraph">
      <style:paragraph-properties fo:text-align="center"/>
      <style:text-properties fo:language="es" fo:country="MX"/>
    </style:style>
    <style:style style:name="P367" style:parent-style-name="Normal" style:family="paragraph">
      <style:paragraph-properties fo:text-align="center"/>
      <style:text-properties fo:language="es" fo:country="MX"/>
    </style:style>
    <style:style style:name="P368" style:parent-style-name="Normal" style:family="paragraph">
      <style:paragraph-properties fo:text-align="center"/>
      <style:text-properties fo:language="es" fo:country="MX"/>
    </style:style>
    <style:style style:name="P369" style:parent-style-name="Normal" style:family="paragraph">
      <style:paragraph-properties fo:text-align="center"/>
      <style:text-properties fo:language="es" fo:country="MX"/>
    </style:style>
    <style:style style:name="P370" style:parent-style-name="Normal" style:family="paragraph">
      <style:paragraph-properties fo:text-align="center"/>
      <style:text-properties fo:language="es" fo:country="MX"/>
    </style:style>
    <style:style style:name="P371" style:parent-style-name="Normal" style:family="paragraph">
      <style:paragraph-properties fo:text-align="center"/>
      <style:text-properties fo:language="es" fo:country="MX"/>
    </style:style>
    <style:style style:name="P372" style:parent-style-name="Normal" style:family="paragraph">
      <style:paragraph-properties fo:text-align="center"/>
      <style:text-properties fo:language="es" fo:country="MX"/>
    </style:style>
    <style:style style:name="P373" style:parent-style-name="Normal" style:family="paragraph">
      <style:paragraph-properties fo:text-align="center"/>
      <style:text-properties fo:language="es" fo:country="MX"/>
    </style:style>
    <style:style style:name="P374" style:parent-style-name="Normal" style:family="paragraph">
      <style:paragraph-properties fo:text-align="center"/>
      <style:text-properties fo:language="es" fo:country="MX"/>
    </style:style>
    <style:style style:name="P375" style:parent-style-name="Normal" style:family="paragraph">
      <style:paragraph-properties fo:text-align="center"/>
      <style:text-properties fo:language="es" fo:country="MX"/>
    </style:style>
    <style:style style:name="P376" style:parent-style-name="Normal" style:family="paragraph">
      <style:paragraph-properties fo:text-align="center"/>
      <style:text-properties fo:language="es" fo:country="MX"/>
    </style:style>
    <style:style style:name="P377" style:parent-style-name="Normal" style:family="paragraph">
      <style:paragraph-properties fo:text-align="center"/>
      <style:text-properties fo:language="es" fo:country="MX"/>
    </style:style>
    <style:style style:name="P378" style:parent-style-name="Normal" style:family="paragraph">
      <style:paragraph-properties fo:text-align="center"/>
      <style:text-properties fo:language="es" fo:country="MX"/>
    </style:style>
    <style:style style:name="P379" style:parent-style-name="Normal" style:family="paragraph">
      <style:paragraph-properties fo:text-align="center"/>
      <style:text-properties fo:language="es" fo:country="MX"/>
    </style:style>
    <style:style style:name="P380" style:parent-style-name="Normal" style:family="paragraph">
      <style:paragraph-properties fo:text-align="center"/>
      <style:text-properties fo:language="es" fo:country="MX"/>
    </style:style>
    <style:style style:name="P381" style:parent-style-name="Normal" style:family="paragraph">
      <style:paragraph-properties fo:text-align="center"/>
      <style:text-properties fo:language="es" fo:country="MX"/>
    </style:style>
    <style:style style:name="P382" style:parent-style-name="Normal" style:family="paragraph">
      <style:paragraph-properties fo:text-align="center"/>
      <style:text-properties fo:language="es" fo:country="MX"/>
    </style:style>
    <style:style style:name="P383" style:parent-style-name="Normal" style:family="paragraph">
      <style:paragraph-properties fo:text-align="center"/>
    </style:style>
    <style:style style:name="T384" style:parent-style-name="Fuentedepárrafopredeter." style:family="text">
      <style:text-properties fo:language="es" fo:country="MX"/>
    </style:style>
    <style:style style:name="T385" style:parent-style-name="Fuentedepárrafopredeter." style:family="text">
      <style:text-properties fo:language="es" fo:country="MX"/>
    </style:style>
    <style:style style:name="T386" style:parent-style-name="Fuentedepárrafopredeter." style:family="text">
      <style:text-properties fo:font-weight="bold" style:font-weight-asian="bold" fo:font-size="15pt" style:font-size-asian="15pt" fo:language="es" fo:country="MX"/>
    </style:style>
    <style:style style:name="T387" style:parent-style-name="Fuentedepárrafopredeter." style:family="text">
      <style:text-properties fo:language="es" fo:country="MX"/>
    </style:style>
    <style:style style:name="P388" style:parent-style-name="Normal" style:family="paragraph">
      <style:paragraph-properties fo:text-align="center"/>
      <style:text-properties fo:language="es" fo:country="MX"/>
    </style:style>
    <style:style style:name="P389" style:parent-style-name="Normal" style:family="paragraph">
      <style:paragraph-properties fo:text-align="center"/>
      <style:text-properties fo:language="es" fo:country="MX"/>
    </style:style>
    <style:style style:name="P390" style:parent-style-name="Normal" style:family="paragraph">
      <style:paragraph-properties fo:text-align="center"/>
      <style:text-properties fo:language="es" fo:country="MX"/>
    </style:style>
    <style:style style:name="P391" style:parent-style-name="Normal" style:family="paragraph">
      <style:paragraph-properties fo:text-align="center"/>
      <style:text-properties fo:language="es" fo:country="MX"/>
    </style:style>
    <style:style style:name="P392" style:parent-style-name="Normal" style:family="paragraph">
      <style:paragraph-properties fo:text-align="center"/>
      <style:text-properties fo:language="es" fo:country="MX"/>
    </style:style>
    <style:style style:name="TableColumn394" style:family="table-column">
      <style:table-column-properties style:column-width="2.3493in"/>
    </style:style>
    <style:style style:name="Table393" style:family="table">
      <style:table-properties style:width="2.3493in" fo:margin-left="0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="0.0138in solid #52575F" style:writing-mode="lr-tb" style:vertical-align="middle" fo:padding-top="0in" fo:padding-left="0.1055in" fo:padding-bottom="0in" fo:padding-right="0.0798in"/>
    </style:style>
    <style:style style:name="P397" style:parent-style-name="Normal" style:family="paragraph">
      <style:paragraph-properties fo:widows="2" fo:orphans="2" style:vertical-align="auto" fo:line-height="115%"/>
    </style:style>
    <style:style style:name="T398" style:parent-style-name="Fuentedepárrafopredeter." style:family="text">
      <style:text-properties style:font-name="Arial" style:font-name-asian="Arial" style:font-name-complex="Arial" style:letter-kerning="false" style:font-size-complex="11pt" fo:language="es" fo:country="MX" style:language-asian="es" style:country-asian="MX" style:language-complex="ar" style:country-complex="SA"/>
    </style:style>
    <style:style style:name="P399" style:parent-style-name="Normal" style:family="paragraph">
      <style:paragraph-properties fo:text-align="center"/>
      <style:text-properties fo:language="es" fo:country="MX"/>
    </style:style>
    <style:style style:name="P400" style:parent-style-name="Normal" style:family="paragraph">
      <style:paragraph-properties fo:margin-bottom="0.2131in"/>
    </style:style>
    <style:style style:name="T401" style:parent-style-name="Fuentedepárrafopredeter." style:family="text">
      <style:text-properties style:font-name="Arial" style:font-name-asian="Arial" style:font-name-complex="Arial"/>
    </style:style>
    <style:style style:name="T402" style:parent-style-name="Fuentedepárrafopredeter." style:family="text">
      <style:text-properties style:font-name="Arial" style:font-name-asian="Arial" style:font-name-complex="Arial"/>
    </style:style>
    <style:style style:name="T403" style:parent-style-name="Fuentedepárrafopredeter." style:family="text">
      <style:text-properties style:font-name="Calibri" style:font-name-asian="Calibri" style:font-name-complex="Calibri"/>
    </style:style>
    <style:style style:name="P404" style:parent-style-name="Normal" style:family="paragraph">
      <style:paragraph-properties fo:line-height="115%"/>
    </style:style>
    <style:style style:name="T405" style:parent-style-name="Fuentedepárrafopredeter." style:family="text">
      <style:text-properties style:font-name="Arial" style:font-name-asian="Arial" style:font-name-complex="Arial"/>
    </style:style>
    <style:style style:name="P406" style:parent-style-name="Normal" style:family="paragraph">
      <style:paragraph-properties fo:line-height="115%"/>
    </style:style>
    <style:style style:name="T407" style:parent-style-name="Fuentedepárrafopredeter." style:family="text">
      <style:text-properties style:font-name="Arial" style:font-name-asian="Arial" style:font-name-complex="Arial"/>
    </style:style>
    <style:style style:name="P408" style:parent-style-name="Normal" style:family="paragraph">
      <style:paragraph-properties fo:line-height="115%"/>
    </style:style>
    <style:style style:name="T409" style:parent-style-name="Fuentedepárrafopredeter." style:family="text">
      <style:text-properties style:font-name="Arial" style:font-name-asian="Arial" style:font-name-complex="Arial"/>
    </style:style>
    <style:style style:name="P410" style:parent-style-name="Normal" style:family="paragraph">
      <style:paragraph-properties fo:line-height="115%"/>
    </style:style>
    <style:style style:name="T411" style:parent-style-name="Fuentedepárrafopredeter." style:family="text">
      <style:text-properties style:font-name="Arial" style:font-name-asian="Arial" style:font-name-complex="Arial"/>
    </style:style>
    <style:style style:name="P412" style:parent-style-name="Normal" style:family="paragraph">
      <style:paragraph-properties fo:line-height="115%"/>
    </style:style>
    <style:style style:name="T413" style:parent-style-name="Fuentedepárrafopredeter." style:family="text">
      <style:text-properties style:font-name="Arial" style:font-name-asian="Arial" style:font-name-complex="Arial"/>
    </style:style>
    <style:style style:name="P414" style:parent-style-name="Normal" style:family="paragraph">
      <style:paragraph-properties fo:line-height="115%"/>
    </style:style>
    <style:style style:name="T415" style:parent-style-name="Fuentedepárrafopredeter." style:family="text">
      <style:text-properties style:font-name="Arial" style:font-name-asian="Arial" style:font-name-complex="Arial"/>
    </style:style>
    <style:style style:name="P416" style:parent-style-name="Normal" style:family="paragraph">
      <style:paragraph-properties fo:line-height="115%"/>
    </style:style>
    <style:style style:name="T417" style:parent-style-name="Fuentedepárrafopredeter." style:family="text">
      <style:text-properties style:font-name="Arial" style:font-name-asian="Arial" style:font-name-complex="Arial"/>
    </style:style>
    <style:style style:name="P418" style:parent-style-name="Normal" style:family="paragraph">
      <style:paragraph-properties fo:line-height="115%"/>
    </style:style>
    <style:style style:name="T419" style:parent-style-name="Fuentedepárrafopredeter." style:family="text">
      <style:text-properties style:font-name="Arial" style:font-name-asian="Arial" style:font-name-complex="Arial"/>
    </style:style>
    <style:style style:name="P420" style:parent-style-name="Normal" style:family="paragraph">
      <style:paragraph-properties fo:line-height="115%"/>
    </style:style>
    <style:style style:name="T421" style:parent-style-name="Fuentedepárrafopredeter." style:family="text">
      <style:text-properties style:font-name="Arial" style:font-name-asian="Arial" style:font-name-complex="Arial"/>
    </style:style>
    <style:style style:name="P422" style:parent-style-name="Normal" style:family="paragraph">
      <style:paragraph-properties fo:line-height="115%"/>
    </style:style>
    <style:style style:name="T423" style:parent-style-name="Fuentedepárrafopredeter." style:family="text">
      <style:text-properties style:font-name="Arial" style:font-name-asian="Arial" style:font-name-complex="Arial"/>
    </style:style>
    <style:style style:name="P424" style:parent-style-name="Normal" style:family="paragraph">
      <style:paragraph-properties fo:line-height="115%"/>
    </style:style>
    <style:style style:name="T425" style:parent-style-name="Fuentedepárrafopredeter." style:family="text">
      <style:text-properties style:font-name="Arial" style:font-name-asian="Arial" style:font-name-complex="Arial"/>
    </style:style>
    <style:style style:name="P426" style:parent-style-name="Normal" style:family="paragraph">
      <style:paragraph-properties fo:line-height="115%"/>
    </style:style>
    <style:style style:name="T427" style:parent-style-name="Fuentedepárrafopredeter." style:family="text">
      <style:text-properties style:font-name="Arial" style:font-name-asian="Arial" style:font-name-complex="Arial"/>
    </style:style>
    <style:style style:name="P428" style:parent-style-name="Normal" style:family="paragraph">
      <style:paragraph-properties fo:line-height="115%"/>
    </style:style>
    <style:style style:name="T429" style:parent-style-name="Fuentedepárrafopredeter." style:family="text">
      <style:text-properties style:font-name="Arial" style:font-name-asian="Arial" style:font-name-complex="Arial"/>
    </style:style>
    <style:style style:name="P430" style:parent-style-name="Normal" style:family="paragraph">
      <style:paragraph-properties fo:line-height="115%"/>
    </style:style>
    <style:style style:name="T431" style:parent-style-name="Fuentedepárrafopredeter." style:family="text">
      <style:text-properties style:font-name="Arial" style:font-name-asian="Arial" style:font-name-complex="Arial"/>
    </style:style>
    <style:style style:name="P432" style:parent-style-name="Normal" style:family="paragraph">
      <style:text-properties fo:language="es" fo:country="MX"/>
    </style:style>
    <style:style style:name="P433" style:parent-style-name="Normal" style:family="paragraph">
      <style:text-properties fo:language="es" fo:country="MX"/>
    </style:style>
    <style:style style:name="P434" style:parent-style-name="Normal" style:family="paragraph">
      <style:text-properties fo:language="es" fo:country="MX"/>
    </style:style>
    <style:style style:name="P435" style:parent-style-name="Normal" style:family="paragraph">
      <style:text-properties fo:language="es" fo:country="MX"/>
    </style:style>
    <style:style style:name="P436" style:parent-style-name="Normal" style:family="paragraph">
      <style:text-properties fo:language="es" fo:country="MX"/>
    </style:style>
    <style:style style:name="P437" style:parent-style-name="Normal" style:family="paragraph">
      <style:text-properties fo:language="es" fo:country="MX"/>
    </style:style>
    <style:style style:name="P438" style:parent-style-name="Normal" style:family="paragraph">
      <style:text-properties fo:language="es" fo:country="MX"/>
    </style:style>
    <style:style style:name="P439" style:parent-style-name="Normal" style:family="paragraph">
      <style:text-properties fo:language="es" fo:country="MX"/>
    </style:style>
    <style:style style:name="P440" style:parent-style-name="Normal" style:family="paragraph">
      <style:text-properties fo:language="es" fo:country="MX"/>
    </style:style>
    <style:style style:name="P441" style:parent-style-name="Normal" style:family="paragraph">
      <style:text-properties fo:language="es" fo:country="MX"/>
    </style:style>
    <style:style style:name="P442" style:parent-style-name="Normal" style:family="paragraph">
      <style:text-properties fo:language="es" fo:country="MX"/>
    </style:style>
    <style:style style:name="P443" style:parent-style-name="Normal" style:family="paragraph">
      <style:text-properties fo:language="es" fo:country="MX"/>
    </style:style>
    <style:style style:name="P444" style:parent-style-name="Normal" style:family="paragraph">
      <style:text-properties fo:language="es" fo:country="MX"/>
    </style:style>
    <style:style style:name="P445" style:parent-style-name="Normal" style:family="paragraph">
      <style:text-properties fo:language="es" fo:country="MX"/>
    </style:style>
    <style:style style:name="P446" style:parent-style-name="Normal" style:family="paragraph">
      <style:text-properties fo:language="es" fo:country="MX"/>
    </style:style>
    <style:style style:name="P447" style:parent-style-name="Normal" style:family="paragraph">
      <style:text-properties fo:language="es" fo:country="MX"/>
    </style:style>
    <style:style style:name="P448" style:parent-style-name="Normal" style:family="paragraph">
      <style:text-properties fo:language="es" fo:country="MX"/>
    </style:style>
    <style:style style:name="P449" style:parent-style-name="Normal" style:family="paragraph">
      <style:text-properties fo:language="es" fo:country="MX"/>
    </style:style>
    <style:style style:name="P450" style:parent-style-name="Normal" style:family="paragraph">
      <style:text-properties fo:language="es" fo:country="MX"/>
    </style:style>
    <style:style style:name="P451" style:parent-style-name="Normal" style:family="paragraph">
      <style:paragraph-properties fo:border="0.0138in solid #52575F" fo:padding="0in" style:shadow="none" fo:margin-bottom="0.2347in" fo:line-height="102%" fo:margin-left="2.3833in" fo:margin-right="0.6944in">
        <style:tab-stops/>
      </style:paragraph-properties>
    </style:style>
    <style:style style:name="T452" style:parent-style-name="Fuentedepárrafopredeter." style:family="text">
      <style:text-properties style:font-name="Arial" style:font-name-asian="Arial" style:font-name-complex="Arial" fo:language="es" fo:country="MX"/>
    </style:style>
    <style:style style:name="T453" style:parent-style-name="Fuentedepárrafopredeter." style:family="text">
      <style:text-properties style:font-name="Arial" style:font-name-asian="Arial" style:font-name-complex="Arial" fo:language="es" fo:country="MX"/>
    </style:style>
    <style:style style:name="T454" style:parent-style-name="Fuentedepárrafopredeter." style:family="text">
      <style:text-properties style:font-name="Arial" style:font-name-asian="Arial" style:font-name-complex="Arial" fo:language="es" fo:country="MX"/>
    </style:style>
    <style:style style:name="T455" style:parent-style-name="Fuentedepárrafopredeter." style:family="text">
      <style:text-properties style:font-name="Calibri" style:font-name-asian="Calibri" style:font-name-complex="Calibri"/>
    </style:style>
    <style:style style:name="P456" style:parent-style-name="Normal" style:family="paragraph">
      <style:paragraph-properties fo:line-height="115%"/>
    </style:style>
    <style:style style:name="T457" style:parent-style-name="Fuentedepárrafopredeter." style:family="text">
      <style:text-properties style:font-name="Arial" style:font-name-asian="Arial" style:font-name-complex="Arial"/>
    </style:style>
    <style:style style:name="P458" style:parent-style-name="Normal" style:family="paragraph">
      <style:paragraph-properties fo:line-height="115%"/>
    </style:style>
    <style:style style:name="T459" style:parent-style-name="Fuentedepárrafopredeter." style:family="text">
      <style:text-properties style:font-name="Arial" style:font-name-asian="Arial" style:font-name-complex="Arial"/>
    </style:style>
    <style:style style:name="P460" style:parent-style-name="Normal" style:family="paragraph">
      <style:paragraph-properties fo:line-height="115%"/>
    </style:style>
    <style:style style:name="T461" style:parent-style-name="Fuentedepárrafopredeter." style:family="text">
      <style:text-properties style:font-name="Arial" style:font-name-asian="Arial" style:font-name-complex="Arial"/>
    </style:style>
    <style:style style:name="P462" style:parent-style-name="Normal" style:family="paragraph">
      <style:paragraph-properties fo:line-height="115%"/>
    </style:style>
    <style:style style:name="T463" style:parent-style-name="Fuentedepárrafopredeter." style:family="text">
      <style:text-properties style:font-name="Arial" style:font-name-asian="Arial" style:font-name-complex="Arial"/>
    </style:style>
    <style:style style:name="P464" style:parent-style-name="Normal" style:family="paragraph">
      <style:paragraph-properties fo:line-height="115%"/>
    </style:style>
    <style:style style:name="T465" style:parent-style-name="Fuentedepárrafopredeter." style:family="text">
      <style:text-properties style:font-name="Arial" style:font-name-asian="Arial" style:font-name-complex="Arial"/>
    </style:style>
    <style:style style:name="P466" style:parent-style-name="Normal" style:family="paragraph">
      <style:paragraph-properties fo:line-height="115%"/>
    </style:style>
    <style:style style:name="T467" style:parent-style-name="Fuentedepárrafopredeter." style:family="text">
      <style:text-properties style:font-name="Arial" style:font-name-asian="Arial" style:font-name-complex="Arial"/>
    </style:style>
    <style:style style:name="P468" style:parent-style-name="Normal" style:family="paragraph">
      <style:paragraph-properties fo:line-height="115%"/>
    </style:style>
    <style:style style:name="T469" style:parent-style-name="Fuentedepárrafopredeter." style:family="text">
      <style:text-properties style:font-name="Arial" style:font-name-asian="Arial" style:font-name-complex="Arial"/>
    </style:style>
    <style:style style:name="P470" style:parent-style-name="Normal" style:family="paragraph">
      <style:paragraph-properties fo:line-height="115%"/>
    </style:style>
    <style:style style:name="T471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472" style:parent-style-name="Normal" style:family="paragraph">
      <style:paragraph-properties fo:line-height="115%"/>
    </style:style>
    <style:style style:name="T47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474" style:parent-style-name="Normal" style:family="paragraph">
      <style:paragraph-properties fo:line-height="115%"/>
    </style:style>
    <style:style style:name="T475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476" style:parent-style-name="Normal" style:family="paragraph">
      <style:paragraph-properties fo:line-height="115%"/>
    </style:style>
    <style:style style:name="T477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478" style:parent-style-name="Fuentedepárrafopredeter." style:family="text">
      <style:text-properties style:font-name="Arial" style:font-name-asian="Arial" style:font-name-complex="Arial" fo:language="es" fo:country="MX"/>
    </style:style>
    <style:style style:name="P479" style:parent-style-name="Normal" style:family="paragraph">
      <style:paragraph-properties fo:text-align="center" fo:margin-bottom="0.3381in"/>
    </style:style>
    <style:style style:name="T480" style:parent-style-name="Fuentedepárrafopredeter." style:family="text">
      <style:text-properties style:font-name="Calibri" style:font-name-asian="Calibri" style:font-name-complex="Calibri"/>
    </style:style>
    <style:style style:name="P481" style:parent-style-name="Normal" style:family="paragraph">
      <style:paragraph-properties fo:border="0.0138in solid #52575F" fo:padding="0in" style:shadow="none" fo:margin-bottom="0.2347in" fo:line-height="102%" fo:margin-left="2.9402in" fo:margin-right="-0.0104in">
        <style:tab-stops/>
      </style:paragraph-properties>
    </style:style>
    <style:style style:name="T482" style:parent-style-name="Fuentedepárrafopredeter." style:family="text">
      <style:text-properties style:font-name="Arial" style:font-name-asian="Arial" style:font-name-complex="Arial"/>
    </style:style>
    <style:style style:name="P483" style:parent-style-name="Normal" style:family="paragraph">
      <style:paragraph-properties fo:text-align="center" fo:margin-bottom="0.3277in"/>
    </style:style>
    <style:style style:name="T484" style:parent-style-name="Fuentedepárrafopredeter." style:family="text">
      <style:text-properties style:font-name="Calibri" style:font-name-asian="Calibri" style:font-name-complex="Calibri"/>
    </style:style>
    <style:style style:name="P485" style:parent-style-name="Normal" style:family="paragraph">
      <style:paragraph-properties fo:border="0.0138in solid #52575F" fo:padding="0in" style:shadow="none" fo:margin-bottom="0.2347in" fo:line-height="102%" fo:margin-left="3.5118in" fo:margin-right="-0.0104in">
        <style:tab-stops/>
      </style:paragraph-properties>
    </style:style>
    <style:style style:name="T486" style:parent-style-name="Fuentedepárrafopredeter." style:family="text">
      <style:text-properties style:font-name="Arial" style:font-name-asian="Arial" style:font-name-complex="Arial"/>
    </style:style>
    <style:style style:name="P487" style:parent-style-name="Normal" style:family="paragraph">
      <style:paragraph-properties fo:text-align="center" fo:margin-bottom="0.1555in"/>
    </style:style>
    <style:style style:name="T488" style:parent-style-name="Fuentedepárrafopredeter." style:family="text">
      <style:text-properties style:font-name="Calibri" style:font-name-asian="Calibri" style:font-name-complex="Calibri"/>
    </style:style>
    <style:style style:name="P489" style:parent-style-name="Normal" style:family="paragraph">
      <style:paragraph-properties fo:border="0.0138in solid #52575F" fo:padding="0in" style:shadow="none" fo:text-align="end" fo:line-height="102%" fo:margin-left="0.0069in" fo:margin-right="0.7618in">
        <style:tab-stops/>
      </style:paragraph-properties>
      <style:text-properties fo:language="es" fo:country="MX"/>
    </style:style>
    <style:style style:name="P490" style:parent-style-name="Normal" style:family="paragraph">
      <style:paragraph-properties fo:border="0.0138in solid #52575F" fo:padding="0in" style:shadow="none" fo:text-align="end" fo:line-height="102%" fo:margin-left="0.0069in" fo:margin-right="0.7618in">
        <style:tab-stops/>
      </style:paragraph-properties>
      <style:text-properties fo:language="es" fo:country="MX"/>
    </style:style>
    <style:style style:name="P491" style:parent-style-name="Normal" style:family="paragraph">
      <style:paragraph-properties fo:border="0.0138in solid #52575F" fo:padding="0in" style:shadow="none" fo:margin-bottom="0.6777in" fo:margin-right="0.7618in"/>
    </style:style>
    <style:style style:name="T492" style:parent-style-name="Fuentedepárrafopredeter." style:family="text">
      <style:text-properties fo:language="es" fo:country="MX"/>
    </style:style>
    <style:style style:name="T493" style:parent-style-name="Fuentedepárrafopredeter." style:family="text">
      <style:text-properties fo:language="es" fo:country="MX"/>
    </style:style>
    <style:style style:name="P494" style:parent-style-name="Normal" style:family="paragraph">
      <style:paragraph-properties fo:text-align="center" fo:margin-bottom="0.2173in"/>
    </style:style>
    <style:style style:name="T495" style:parent-style-name="Fuentedepárrafopredeter." style:family="text">
      <style:text-properties style:font-name="Calibri" style:font-name-asian="Calibri" style:font-name-complex="Calibri"/>
    </style:style>
    <style:style style:name="P496" style:parent-style-name="Normal" style:family="paragraph">
      <style:paragraph-properties fo:border="0.0138in solid #52575F" fo:padding="0in" style:shadow="none" fo:text-align="end" fo:line-height="102%" fo:margin-left="0.0069in" fo:margin-right="1.2951in">
        <style:tab-stops/>
      </style:paragraph-properties>
      <style:text-properties fo:language="es" fo:country="MX"/>
    </style:style>
    <style:style style:name="P497" style:parent-style-name="Normal" style:family="paragraph">
      <style:paragraph-properties fo:border="0.0138in solid #52575F" fo:padding="0in" style:shadow="none" fo:text-align="end" fo:margin-bottom="0.4909in" fo:line-height="102%" fo:margin-left="0.0069in" fo:margin-right="1.2951in">
        <style:tab-stops/>
      </style:paragraph-properties>
    </style:style>
    <style:style style:name="P498" style:parent-style-name="Normal" style:family="paragraph">
      <style:paragraph-properties fo:text-align="center" fo:margin-bottom="0.2923in"/>
    </style:style>
    <style:style style:name="T499" style:parent-style-name="Fuentedepárrafopredeter." style:family="text">
      <style:text-properties style:font-name="Calibri" style:font-name-asian="Calibri" style:font-name-complex="Calibri"/>
    </style:style>
    <style:style style:name="P500" style:parent-style-name="Normal" style:family="paragraph">
      <style:paragraph-properties fo:border="0.0138in solid #52575F" fo:padding="0in" style:shadow="none" fo:text-align="center"/>
    </style:style>
    <style:style style:name="T501" style:parent-style-name="Fuentedepárrafopredeter." style:family="text">
      <style:text-properties style:font-name="Arial" style:font-name-asian="Arial" style:font-name-complex="Arial"/>
    </style:style>
    <style:style style:name="P502" style:parent-style-name="Normal" style:family="paragraph">
      <style:paragraph-properties fo:text-align="center"/>
      <style:text-properties fo:language="es" fo:country="MX"/>
    </style:style>
    <style:style style:name="P503" style:parent-style-name="Normal" style:family="paragraph">
      <style:paragraph-properties fo:text-align="center"/>
      <style:text-properties fo:language="es" fo:country="MX"/>
    </style:style>
    <style:style style:name="P504" style:parent-style-name="Normal" style:family="paragraph">
      <style:paragraph-properties fo:text-align="center"/>
      <style:text-properties fo:language="es" fo:country="MX"/>
    </style:style>
    <style:style style:name="P505" style:parent-style-name="Normal" style:family="paragraph">
      <style:paragraph-properties fo:text-align="center"/>
      <style:text-properties fo:language="es" fo:country="MX"/>
    </style:style>
    <style:style style:name="P506" style:parent-style-name="Normal" style:family="paragraph">
      <style:paragraph-properties fo:text-align="center"/>
      <style:text-properties fo:font-weight="bold" style:font-weight-asian="bold" fo:font-size="16pt" style:font-size-asian="16pt" fo:language="es" fo:country="MX"/>
    </style:style>
    <style:style style:name="P507" style:parent-style-name="Normal" style:family="paragraph">
      <style:text-properties fo:language="es" fo:country="MX"/>
    </style:style>
    <style:style style:name="P508" style:parent-style-name="Normal" style:family="paragraph">
      <style:text-properties fo:language="es" fo:country="MX"/>
    </style:style>
    <style:style style:name="P509" style:parent-style-name="Normal" style:family="paragraph">
      <style:text-properties fo:language="es" fo:country="MX"/>
    </style:style>
    <style:style style:name="P510" style:parent-style-name="Normal" style:family="paragraph">
      <style:text-properties fo:language="es" fo:country="MX"/>
    </style:style>
    <style:style style:name="P511" style:parent-style-name="Normal" style:family="paragraph">
      <style:text-properties fo:language="es" fo:country="MX"/>
    </style:style>
    <style:style style:name="P512" style:parent-style-name="Normal" style:family="paragraph">
      <style:text-properties fo:language="es" fo:country="MX"/>
    </style:style>
    <style:style style:name="P513" style:parent-style-name="Normal" style:family="paragraph">
      <style:text-properties fo:language="es" fo:country="MX"/>
    </style:style>
    <style:style style:name="P514" style:parent-style-name="Normal" style:family="paragraph">
      <style:text-properties fo:language="es" fo:country="MX"/>
    </style:style>
    <style:style style:name="P515" style:parent-style-name="Normal" style:family="paragraph">
      <style:text-properties fo:language="es" fo:country="MX"/>
    </style:style>
    <style:style style:name="P516" style:parent-style-name="Normal" style:family="paragraph">
      <style:text-properties fo:language="es" fo:country="MX"/>
    </style:style>
    <style:style style:name="P517" style:parent-style-name="Normal" style:family="paragraph">
      <style:text-properties fo:language="es" fo:country="MX"/>
    </style:style>
    <style:style style:name="P518" style:parent-style-name="Normal" style:family="paragraph">
      <style:paragraph-properties fo:margin-bottom="0.1541in"/>
      <style:text-properties fo:language="es" fo:country="MX"/>
    </style:style>
    <style:style style:name="P519" style:parent-style-name="Normal" style:family="paragraph">
      <style:text-properties fo:language="es" fo:country="MX"/>
    </style:style>
    <style:style style:name="P520" style:parent-style-name="Normal" style:family="paragraph">
      <style:text-properties fo:language="es" fo:country="MX"/>
    </style:style>
    <style:style style:name="P521" style:parent-style-name="Normal" style:family="paragraph">
      <style:text-properties fo:language="es" fo:country="MX"/>
    </style:style>
    <style:style style:name="P522" style:parent-style-name="Normal" style:family="paragraph">
      <style:text-properties fo:language="es" fo:country="MX"/>
    </style:style>
    <style:style style:name="P523" style:parent-style-name="Normal" style:family="paragraph">
      <style:text-properties fo:language="es" fo:country="MX"/>
    </style:style>
    <style:style style:name="P524" style:parent-style-name="Normal" style:family="paragraph">
      <style:text-properties fo:language="es" fo:country="MX"/>
    </style:style>
    <style:style style:name="P525" style:parent-style-name="Normal" style:family="paragraph">
      <style:paragraph-properties fo:margin-bottom="0.1548in" fo:margin-right="1.5104in"/>
      <style:text-properties fo:language="es" fo:country="MX"/>
    </style:style>
    <style:style style:name="P526" style:parent-style-name="Normal" style:family="paragraph">
      <style:text-properties fo:language="es" fo:country="MX"/>
    </style:style>
    <style:style style:name="P527" style:parent-style-name="Normal" style:family="paragraph">
      <style:text-properties fo:language="es" fo:country="MX"/>
    </style:style>
    <style:style style:name="P528" style:parent-style-name="Normal" style:family="paragraph">
      <style:text-properties fo:language="es" fo:country="MX"/>
    </style:style>
    <style:style style:name="P529" style:parent-style-name="Normal" style:family="paragraph">
      <style:text-properties fo:language="es" fo:country="MX"/>
    </style:style>
    <style:style style:name="P530" style:parent-style-name="Normal" style:family="paragraph">
      <style:text-properties fo:language="es" fo:country="MX"/>
    </style:style>
    <style:style style:name="P531" style:parent-style-name="Normal" style:family="paragraph">
      <style:text-properties fo:language="es" fo:country="MX"/>
    </style:style>
    <style:style style:name="P532" style:parent-style-name="Normal" style:family="paragraph">
      <style:text-properties fo:language="es" fo:country="MX"/>
    </style:style>
    <style:style style:name="P533" style:parent-style-name="Normal" style:family="paragraph">
      <style:text-properties fo:language="es" fo:country="MX"/>
    </style:style>
    <style:style style:name="P534" style:parent-style-name="Normal" style:family="paragraph">
      <style:text-properties fo:language="es" fo:country="MX"/>
    </style:style>
    <style:style style:name="P535" style:parent-style-name="Normal" style:family="paragraph">
      <style:paragraph-properties fo:margin-bottom="0.1548in" fo:margin-right="3.1958in"/>
      <style:text-properties fo:language="es" fo:country="MX"/>
    </style:style>
    <style:style style:name="P536" style:parent-style-name="Normal" style:family="paragraph">
      <style:text-properties fo:language="es" fo:country="MX"/>
    </style:style>
    <style:style style:name="P537" style:parent-style-name="Normal" style:family="paragraph">
      <style:text-properties fo:language="es" fo:country="MX"/>
    </style:style>
    <style:style style:name="P538" style:parent-style-name="Normal" style:family="paragraph">
      <style:text-properties fo:language="es" fo:country="MX"/>
    </style:style>
    <style:style style:name="P539" style:parent-style-name="Normal" style:family="paragraph">
      <style:text-properties fo:language="es" fo:country="MX"/>
    </style:style>
    <style:style style:name="P540" style:parent-style-name="Normal" style:family="paragraph">
      <style:text-properties fo:language="es" fo:country="MX"/>
    </style:style>
    <style:style style:name="P541" style:parent-style-name="Normal" style:family="paragraph">
      <style:text-properties fo:language="es" fo:country="MX"/>
    </style:style>
    <style:style style:name="P542" style:parent-style-name="Normal" style:family="paragraph">
      <style:text-properties fo:language="es" fo:country="MX"/>
    </style:style>
    <style:style style:name="P543" style:parent-style-name="Normal" style:family="paragraph">
      <style:text-properties fo:language="es" fo:country="MX"/>
    </style:style>
    <style:style style:name="P544" style:parent-style-name="Normal" style:family="paragraph">
      <style:text-properties fo:language="es" fo:country="MX"/>
    </style:style>
    <style:style style:name="P545" style:parent-style-name="Normal" style:family="paragraph">
      <style:text-properties fo:language="es" fo:country="MX"/>
    </style:style>
    <style:style style:name="P546" style:parent-style-name="Normal" style:family="paragraph">
      <style:text-properties fo:language="es" fo:country="MX"/>
    </style:style>
    <style:style style:name="P547" style:parent-style-name="Normal" style:family="paragraph">
      <style:text-properties fo:language="es" fo:country="MX"/>
    </style:style>
    <style:style style:name="P548" style:parent-style-name="Normal" style:family="paragraph">
      <style:text-properties fo:language="es" fo:country="MX"/>
    </style:style>
    <style:style style:name="P549" style:parent-style-name="Normal" style:family="paragraph">
      <style:text-properties fo:language="es" fo:country="MX"/>
    </style:style>
    <style:style style:name="P550" style:parent-style-name="Normal" style:family="paragraph">
      <style:text-properties fo:language="es" fo:country="MX"/>
    </style:style>
    <style:style style:name="P551" style:parent-style-name="Normal" style:family="paragraph">
      <style:text-properties fo:language="es" fo:country="MX"/>
    </style:style>
    <style:style style:name="P552" style:parent-style-name="Normal" style:family="paragraph">
      <style:text-properties fo:language="es" fo:country="MX"/>
    </style:style>
    <style:style style:name="P553" style:parent-style-name="Normal" style:family="paragraph">
      <style:text-properties fo:language="es" fo:country="MX"/>
    </style:style>
    <style:style style:name="P554" style:parent-style-name="Normal" style:family="paragraph">
      <style:paragraph-properties fo:margin-bottom="0.1548in" fo:margin-right="3.1958in"/>
      <style:text-properties fo:language="es" fo:country="MX"/>
    </style:style>
    <style:style style:name="P555" style:parent-style-name="Normal" style:family="paragraph">
      <style:text-properties fo:language="es" fo:country="MX"/>
    </style:style>
    <style:style style:name="P556" style:parent-style-name="Normal" style:family="paragraph">
      <style:text-properties fo:language="es" fo:country="MX"/>
    </style:style>
    <style:style style:name="P557" style:parent-style-name="Normal" style:family="paragraph">
      <style:text-properties fo:language="es" fo:country="MX"/>
    </style:style>
    <style:style style:name="P558" style:parent-style-name="Normal" style:family="paragraph">
      <style:text-properties fo:language="es" fo:country="MX"/>
    </style:style>
    <style:style style:name="P559" style:parent-style-name="Normal" style:family="paragraph">
      <style:text-properties fo:language="es" fo:country="MX"/>
    </style:style>
    <style:style style:name="P560" style:parent-style-name="Normal" style:family="paragraph">
      <style:text-properties fo:language="es" fo:country="MX"/>
    </style:style>
    <style:style style:name="P561" style:parent-style-name="Normal" style:family="paragraph">
      <style:text-properties fo:language="es" fo:country="MX"/>
    </style:style>
    <style:style style:name="P562" style:parent-style-name="Normal" style:family="paragraph">
      <style:text-properties fo:language="es" fo:country="MX"/>
    </style:style>
    <style:style style:name="P563" style:parent-style-name="Normal" style:family="paragraph">
      <style:text-properties fo:language="es" fo:country="MX"/>
    </style:style>
    <style:style style:name="P564" style:parent-style-name="Normal" style:family="paragraph">
      <style:text-properties fo:language="es" fo:country="MX"/>
    </style:style>
    <style:style style:name="P565" style:parent-style-name="Normal" style:family="paragraph">
      <style:text-properties fo:language="es" fo:country="MX"/>
    </style:style>
    <style:style style:name="P566" style:parent-style-name="Normal" style:family="paragraph">
      <style:text-properties fo:language="es" fo:country="MX"/>
    </style:style>
    <style:style style:name="P567" style:parent-style-name="Normal" style:family="paragraph">
      <style:text-properties fo:language="es" fo:country="MX"/>
    </style:style>
    <style:style style:name="P568" style:parent-style-name="Normal" style:family="paragraph">
      <style:text-properties fo:language="es" fo:country="MX"/>
    </style:style>
    <style:style style:name="P569" style:parent-style-name="Normal" style:family="paragraph">
      <style:text-properties fo:language="es" fo:country="MX"/>
    </style:style>
    <style:style style:name="P570" style:parent-style-name="Normal" style:family="paragraph">
      <style:text-properties fo:language="es" fo:country="MX"/>
    </style:style>
    <style:style style:name="P571" style:parent-style-name="Normal" style:family="paragraph">
      <style:text-properties fo:language="es" fo:country="MX"/>
    </style:style>
    <style:style style:name="P572" style:parent-style-name="Normal" style:family="paragraph">
      <style:text-properties fo:language="es" fo:country="MX"/>
    </style:style>
    <style:style style:name="P573" style:parent-style-name="Normal" style:family="paragraph">
      <style:text-properties fo:language="es" fo:country="MX"/>
    </style:style>
    <style:style style:name="P574" style:parent-style-name="Normal" style:family="paragraph">
      <style:text-properties fo:language="es" fo:country="MX"/>
    </style:style>
    <style:style style:name="P575" style:parent-style-name="Normal" style:family="paragraph">
      <style:text-properties fo:language="es" fo:country="MX"/>
    </style:style>
    <style:style style:name="P576" style:parent-style-name="Normal" style:family="paragraph">
      <style:text-properties fo:language="es" fo:country="MX"/>
    </style:style>
    <style:style style:name="P577" style:parent-style-name="Normal" style:family="paragraph">
      <style:text-properties fo:language="es" fo:country="MX"/>
    </style:style>
    <style:style style:name="P578" style:parent-style-name="Normal" style:family="paragraph">
      <style:text-properties fo:language="es" fo:country="MX"/>
    </style:style>
    <style:style style:name="P579" style:parent-style-name="Normal" style:family="paragraph">
      <style:text-properties fo:language="es" fo:country="MX"/>
    </style:style>
    <style:style style:name="P580" style:parent-style-name="Normal" style:family="paragraph">
      <style:text-properties fo:language="es" fo:country="MX"/>
    </style:style>
    <style:style style:name="P581" style:parent-style-name="Normal" style:family="paragraph">
      <style:text-properties fo:language="es" fo:country="MX"/>
    </style:style>
    <style:style style:name="P582" style:parent-style-name="Normal" style:family="paragraph">
      <style:text-properties fo:language="es" fo:country="MX"/>
    </style:style>
    <style:style style:name="P583" style:parent-style-name="Normal" style:family="paragraph">
      <style:text-properties fo:language="es" fo:country="MX"/>
    </style:style>
    <style:style style:name="P584" style:parent-style-name="Normal" style:family="paragraph">
      <style:paragraph-properties fo:margin-bottom="0.1548in" fo:margin-right="2.8812in"/>
      <style:text-properties fo:language="es" fo:country="MX"/>
    </style:style>
    <style:style style:name="P585" style:parent-style-name="Normal" style:family="paragraph">
      <style:paragraph-properties fo:break-before="page" fo:text-align="center"/>
      <style:text-properties fo:language="es" fo:country="MX"/>
    </style:style>
    <style:style style:name="P586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font-weight="bold" style:font-weight-asian="bold" fo:font-size="19pt" style:font-size-asian="19pt" fo:language="es" fo:country="MX"/>
    </style:style>
    <style:style style:name="P587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88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89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0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1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2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3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4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5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6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7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8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599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00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01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02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03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T604" style:parent-style-name="Fuentedepárrafopredeter." style:family="text">
      <style:text-properties fo:language="es" fo:country="MX"/>
    </style:style>
    <style:style style:name="P605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06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07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08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09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T610" style:parent-style-name="Fuentedepárrafopredeter." style:family="text">
      <style:text-properties fo:language="es" fo:country="MX"/>
    </style:style>
    <style:style style:name="T611" style:parent-style-name="Fuentedepárrafopredeter." style:family="text">
      <style:text-properties fo:language="es" fo:country="MX"/>
    </style:style>
    <style:style style:name="P612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13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14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15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16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17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18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19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20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21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22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23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24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25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T626" style:parent-style-name="Fuentedepárrafopredeter." style:family="text">
      <style:text-properties fo:language="es" fo:country="MX"/>
    </style:style>
    <style:style style:name="P627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28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29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30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  <style:text-properties fo:language="es" fo:country="MX"/>
    </style:style>
    <style:style style:name="P631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T632" style:parent-style-name="Fuentedepárrafopredeter." style:family="text">
      <style:text-properties fo:language="es" fo:country="MX"/>
    </style:style>
    <style:style style:name="T633" style:parent-style-name="Fuentedepárrafopredeter." style:family="text">
      <style:text-properties fo:language="es" fo:country="MX"/>
    </style:style>
    <style:style style:name="P634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35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36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37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38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39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40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41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42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name="P643" style:parent-style-name="Normal" style:family="paragraph">
      <style:paragraph-properties fo:text-align="center">
        <style:tab-stops>
          <style:tab-stop style:type="left" style:position="1.6111in"/>
        </style:tab-stops>
      </style:paragraph-properties>
    </style:style>
    <style:style style:family="graphic" style:name="a122">
      <style:graphic-properties/>
    </style:style>
    <style:style style:family="graphic" style:name="a123">
      <style:graphic-properties draw:fill="none" draw:stroke="solid" svg:stroke-width="0in" svg:stroke-color="#000000" svg:stroke-opacity="100%" draw:stroke-linejoin="miter" svg:stroke-linecap="butt"/>
    </style:style>
    <style:style style:family="graphic" style:name="a124">
      <style:graphic-properties draw:fill="solid" draw:fill-color="#000000" draw:opacity="100%" draw:stroke="none"/>
    </style:style>
    <style:style style:family="graphic" style:name="a30">
      <style:graphic-properties draw:fill="solid" draw:fill-color="#000000" draw:opacity="100%" draw:stroke="none"/>
    </style:style>
    <style:style style:family="graphic" style:name="a125">
      <style:graphic-properties/>
    </style:style>
    <style:style style:family="graphic" style:name="a31">
      <style:graphic-properties/>
    </style:style>
    <style:style style:family="graphic" style:name="a126">
      <style:graphic-properties draw:fill="none" draw:stroke="solid" svg:stroke-width="0in" svg:stroke-color="#000000" svg:stroke-opacity="100%" draw:stroke-linejoin="miter" svg:stroke-linecap="butt"/>
    </style:style>
    <style:style style:family="graphic" style:name="a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">
      <style:graphic-properties draw:fill="solid" draw:fill-color="#000000" draw:opacity="100%" draw:stroke="none"/>
    </style:style>
    <style:style style:family="graphic" style:name="a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8">
      <style:graphic-properties/>
    </style:style>
    <style:style style:family="graphic" style:name="a34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draw:fill="none" draw:stroke="solid" svg:stroke-width="0in" svg:stroke-color="#000000" svg:stroke-opacity="100%" draw:stroke-linejoin="miter" svg:stroke-linecap="butt"/>
    </style:style>
    <style:style style:family="graphic" style:name="a82">
      <style:graphic-properties draw:fill="solid" draw:fill-color="#000000" draw:opacity="100%" draw:stroke="none"/>
    </style:style>
    <style:style style:family="graphic" style:name="a83">
      <style:graphic-properties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84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none" draw:stroke="solid" svg:stroke-width="0.00982in" svg:stroke-color="#000000" svg:stroke-opacity="100%" draw:stroke-linejoin="miter" svg:stroke-linecap="butt"/>
    </style:style>
    <style:style style:family="graphic" style:name="a41">
      <style:graphic-properties draw:fill="solid" draw:fill-color="#000000" draw:opacity="100%" draw:stroke="none"/>
    </style:style>
    <style:style style:family="graphic" style:name="a42">
      <style:graphic-properties draw:fill="none" draw:stroke="solid" svg:stroke-width="0in" svg:stroke-color="#000000" svg:stroke-opacity="100%" draw:stroke-linejoin="miter" svg:stroke-linecap="butt"/>
    </style:style>
    <style:style style:family="graphic" style:name="a43">
      <style:graphic-properties draw:fill="solid" draw:fill-color="#000000" draw:opacity="100%" draw:stroke="none"/>
    </style:style>
    <style:style style:family="graphic" style:name="a44">
      <style:graphic-properties draw:fill="none" draw:stroke="solid" svg:stroke-width="0in" svg:stroke-color="#000000" svg:stroke-opacity="100%" draw:stroke-linejoin="miter" svg:stroke-linecap="butt"/>
    </style:style>
    <style:style style:family="graphic" style:name="a45">
      <style:graphic-properties draw:fill="solid" draw:fill-color="#000000" draw:opacity="100%" draw:stroke="none"/>
    </style:style>
    <style:style style:family="graphic" style:name="a46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draw:fill="none" draw:stroke="solid" svg:stroke-width="0in" svg:stroke-color="#000000" svg:stroke-opacity="100%" draw:stroke-linejoin="miter" svg:stroke-linecap="butt"/>
    </style:style>
    <style:style style:family="graphic" style:name="a91">
      <style:graphic-properties draw:fill="solid" draw:fill-color="#000000" draw:opacity="100%" draw:stroke="none"/>
    </style:style>
    <style:style style:family="graphic" style:name="a9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93">
      <style:graphic-properties draw:fill="solid" draw:fill-color="#000000" draw:opacity="100%" draw:stroke="none"/>
    </style:style>
    <style:style style:family="graphic" style:name="a94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draw:fill="none" draw:stroke="solid" svg:stroke-width="0in" svg:stroke-color="#000000" svg:stroke-opacity="100%" draw:stroke-linejoin="miter" svg:stroke-linecap="butt"/>
    </style:style>
    <style:style style:family="graphic" style:name="a53">
      <style:graphic-properties draw:fill="solid" draw:fill-color="#000000" draw:opacity="100%" draw:stroke="none"/>
    </style:style>
    <style:style style:family="graphic" style:name="a5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5">
      <style:graphic-properties draw:fill="solid" draw:fill-color="#000000" draw:opacity="100%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draw:fill="none" draw:stroke="solid" svg:stroke-width="0in" svg:stroke-color="#000000" svg:stroke-opacity="100%" draw:stroke-linejoin="miter" svg:stroke-linecap="butt"/>
    </style:style>
    <style:style style:family="graphic" style:name="a3">
      <style:graphic-properties draw:fill="solid" draw:fill-color="#000000" draw:opacity="100%" draw:stroke="none"/>
    </style:style>
    <style:style style:family="graphic" style:name="a4">
      <style:graphic-properties/>
    </style:style>
    <style:style style:family="graphic" style:name="a10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">
      <style:graphic-properties draw:fill="none" draw:stroke="solid" svg:stroke-width="0in" svg:stroke-color="#000000" svg:stroke-opacity="100%" draw:stroke-linejoin="miter" svg:stroke-linecap="butt"/>
    </style:style>
    <style:style style:family="graphic" style:name="a101">
      <style:graphic-properties draw:fill="solid" draw:fill-color="#000000" draw:opacity="100%" draw:stroke="none"/>
    </style:style>
    <style:style style:family="graphic" style:name="a6">
      <style:graphic-properties draw:fill="solid" draw:fill-color="#000000" draw:opacity="100%" draw:stroke="non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/>
    </style:style>
    <style:style style:family="graphic" style:name="a103">
      <style:graphic-properties draw:fill="none" draw:stroke="solid" svg:stroke-width="0in" svg:stroke-color="#000000" svg:stroke-opacity="100%" draw:stroke-linejoin="miter" svg:stroke-linecap="butt"/>
    </style:style>
    <style:style style:family="graphic" style:name="a8">
      <style:graphic-properties draw:fill="none" draw:stroke="solid" svg:stroke-width="0.00982in" svg:stroke-color="#000000" svg:stroke-opacity="100%" draw:stroke-linejoin="miter" svg:stroke-linecap="butt"/>
    </style:style>
    <style:style style:family="graphic" style:name="a104">
      <style:graphic-properties draw:fill="solid" draw:fill-color="#000000" draw:opacity="100%" draw:stroke="none"/>
    </style:style>
    <style:style style:family="graphic" style:name="a9">
      <style:graphic-properties draw:fill="solid" draw:fill-color="#000000" draw:opacity="100%" draw:stroke="none"/>
    </style:style>
    <style:style style:family="graphic" style:name="a105">
      <style:graphic-properties draw:fill="none" draw:stroke="solid" svg:stroke-width="0in" svg:stroke-color="#000000" svg:stroke-opacity="100%" draw:stroke-linejoin="miter" svg:stroke-linecap="butt"/>
    </style:style>
    <style:style style:family="graphic" style:name="a1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06">
      <style:graphic-properties draw:fill="solid" draw:fill-color="#000000" draw:opacity="100%" draw:stroke="non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fill="none" draw:stroke="solid" svg:stroke-width="0in" svg:stroke-color="#000000" svg:stroke-opacity="100%" draw:stroke-linejoin="miter" svg:stroke-linecap="butt"/>
    </style:style>
    <style:style style:family="graphic" style:name="a12">
      <style:graphic-properties/>
    </style:style>
    <style:style style:family="graphic" style:name="a108">
      <style:graphic-properties draw:fill="solid" draw:fill-color="#000000" draw:opacity="100%" draw:stroke="none"/>
    </style:style>
    <style:style style:family="graphic" style:name="a13">
      <style:graphic-properties draw:fill="none" draw:stroke="solid" svg:stroke-width="0in" svg:stroke-color="#000000" svg:stroke-opacity="100%" draw:stroke-linejoin="miter" svg:stroke-linecap="butt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solid" draw:fill-color="#000000" draw:opacity="100%" draw:stroke="none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60">
      <style:graphic-properties draw:fill="none" draw:stroke="solid" svg:stroke-width="0in" svg:stroke-color="#000000" svg:stroke-opacity="100%" draw:stroke-linejoin="miter" svg:stroke-linecap="butt"/>
    </style:style>
    <style:style style:family="graphic" style:name="a61">
      <style:graphic-properties draw:fill="solid" draw:fill-color="#000000" draw:opacity="100%" draw:stroke="none"/>
    </style:style>
    <style:style style:family="graphic" style:name="a62">
      <style:graphic-properties/>
    </style:style>
    <style:style style:family="graphic" style:name="a63">
      <style:graphic-properties draw:fill="none" draw:stroke="solid" svg:stroke-width="0in" svg:stroke-color="#000000" svg:stroke-opacity="100%" draw:stroke-linejoin="miter" svg:stroke-linecap="butt"/>
    </style:style>
    <style:style style:family="graphic" style:name="a64">
      <style:graphic-properties draw:fill="solid" draw:fill-color="#000000" draw:opacity="100%" draw:stroke="none"/>
    </style:style>
    <style:style style:family="graphic" style:name="a65">
      <style:graphic-properties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draw:fill="none" draw:stroke="solid" svg:stroke-width="0.01389in" svg:stroke-color="#52575f" svg:stroke-opacity="100%" draw:stroke-linejoin="miter" svg:stroke-linecap="butt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">
      <style:graphic-properties style:wrap="none" style:horizontal-rel="page" style:vertical-rel="page" style:horizontal-pos="from-left" style:vertical-pos="from-top"/>
    </style:style>
    <style:style style:family="graphic" style:name="a114">
      <style:graphic-properties draw:fill="none" draw:stroke="solid" svg:stroke-width="0in" svg:stroke-color="#000000" svg:stroke-opacity="100%" draw:stroke-linejoin="miter" svg:stroke-linecap="butt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solid" draw:fill-color="#000000" draw:opacity="100%" draw:stroke="none"/>
    </style:style>
    <style:style style:family="graphic" style:name="a21">
      <style:graphic-properties draw:fill="none" draw:stroke="solid" svg:stroke-width="0in" svg:stroke-color="#000000" svg:stroke-opacity="100%" draw:stroke-linejoin="miter" svg:stroke-linecap="butt"/>
    </style:style>
    <style:style style:family="graphic" style:name="a116">
      <style:graphic-properties/>
    </style:style>
    <style:style style:family="graphic" style:name="a22">
      <style:graphic-properties draw:fill="solid" draw:fill-color="#000000" draw:opacity="100%" draw:stroke="none"/>
    </style:style>
    <style:style style:family="graphic" style:name="a117">
      <style:graphic-properties draw:fill="none" draw:stroke="solid" svg:stroke-width="0in" svg:stroke-color="#000000" svg:stroke-opacity="100%" draw:stroke-linejoin="miter" svg:stroke-linecap="butt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solid" draw:fill-color="#000000" draw:opacity="100%" draw:stroke="none"/>
    </style:style>
    <style:style style:family="graphic" style:name="a2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19">
      <style:graphic-properties/>
    </style:style>
    <style:style style:family="graphic" style:name="a2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6">
      <style:graphic-properties draw:fill="solid" draw:fill-color="#000000" draw:opacity="100%" draw:stroke="non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/>
    </style:style>
    <style:style style:family="graphic" style:name="a29">
      <style:graphic-properties draw:fill="none" draw:stroke="solid" svg:stroke-width="0in" svg:stroke-color="#000000" svg:stroke-opacity="100%" draw:stroke-linejoin="miter" svg:stroke-linecap="butt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draw:fill="none" draw:stroke="solid" svg:stroke-width="0in" svg:stroke-color="#000000" svg:stroke-opacity="100%" draw:stroke-linejoin="miter" svg:stroke-linecap="butt"/>
    </style:style>
    <style:style style:family="graphic" style:name="a121">
      <style:graphic-properties draw:fill="solid" draw:fill-color="#000000" draw:opacity="100%" draw:strok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Juan Alfredo Cruz Carlon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10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8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Nieto Escamilla Karla</text:p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/>
            <text:p text:style-name="P74">2018-1</text:p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Fecha de entrega:</text:span></text:p>
          </table:table-cell>
          <table:table-cell table:style-name="TableCell80">
            <text:p text:style-name="P81"/>
            <text:p text:style-name="P82">3/11/2017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servaciones: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Standard"/>
      <text:p text:style-name="Standard"/>
      <text:p text:style-name="P95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6"><text:span text:style-name="T97">LLENADO DE MATRICES<text:s/></text:span><text:span text:style-name="T98">(</text:span><text:span text:style-name="T99">Diagrama de flujo)</text:span><text:span text:style-name="T100"><text:s/></text:span></text:p>
      <text:p text:style-name="P101"/>
      <text:p text:style-name="P102">f1 c1</text:p>
      <text:p text:style-name="P103">f2 c2</text:p>
      <text:p text:style-name="P104">filas1</text:p>
      <text:p text:style-name="P105">columnas1</text:p>
      <text:p text:style-name="P106">filas2</text:p>
      <text:p text:style-name="P107">columnas2</text:p>
      <text:p text:style-name="P108">filas</text:p>
      <text:p text:style-name="P109">columnas matriz1[100][100] matriz2[100][100]</text:p>
      <text:p text:style-name="P110"><text:span text:style-name="T111"><draw:g draw:name="Group 1036" draw:id="id3" draw:style-name="a4" text:anchor-type="as-char"><svg:title/><svg:desc/><draw:custom-shape svg:x="0.04167in" svg:y="0in" svg:width="0in" svg:height="0.40278in" draw:id="id1" draw:style-name="a2" draw:name="Shape 89"><svg:title/><svg:desc/><draw:enhanced-geometry draw:type="non-primitive" svg:viewBox="0 0 0 367767" draw:enhanced-path="M 0 0 L 0 357809 0 367767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67767"/><draw:equation draw:name="f8" draw:formula="0 / ?f6"/><draw:equation draw:name="f9" draw:formula="0 / ?f7"/><draw:equation draw:name="f10" draw:formula="367767 / ?f7"/></draw:enhanced-geometry></draw:custom-shape><draw:custom-shape svg:x="0in" svg:y="0.39583in" svg:width="0.08333in" svg:height="0.08333in" draw:id="id2" draw:style-name="a3" draw:name="Shape 90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filas =0 filas= filas + 1</text:p>
          </table:table-cell>
        </table:table-row>
      </table:table>
      <text:p text:style-name="P117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filas#f1</text:p>
          </table:table-cell>
        </table:table-row>
      </table:table>
      <text:p text:style-name="P123">numero de filas de la matriz <text:s/>1: (f1) numero de filas de la matriz 2: (f2) numero de columnas de la matriz 1: (c1) numero de columnas de la matriz 2: <text:s/>(c2)</text:p>
      <text:p text:style-name="P124"><text:span text:style-name="T125"><draw:g draw:name="Group 1037" draw:id="id6" draw:style-name="a7" text:anchor-type="as-char"><svg:title/><svg:desc/><draw:custom-shape svg:x="0.04167in" svg:y="0in" svg:width="0in" svg:height="0.18056in" draw:id="id4" draw:style-name="a5" draw:name="Shape 91"><svg:title/><svg:desc/><draw:enhanced-geometry draw:type="non-primitive" svg:viewBox="0 0 0 165100" draw:enhanced-path="M 0 0 L 0 163974 0 1651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65100"/><draw:equation draw:name="f8" draw:formula="0 / ?f6"/><draw:equation draw:name="f9" draw:formula="0 / ?f7"/><draw:equation draw:name="f10" draw:formula="165100 / ?f7"/></draw:enhanced-geometry></draw:custom-shape><draw:custom-shape svg:x="0in" svg:y="0.17361in" svg:width="0.08333in" svg:height="0.08333in" draw:id="id5" draw:style-name="a6" draw:name="Shape 92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126"><text:span text:style-name="T127"><draw:g draw:name="Group 1034" draw:id="id11" draw:style-name="a12" text:anchor-type="as-char"><svg:title/><svg:desc/><draw:custom-shape svg:x="0.88101in" svg:y="0in" svg:width="0.05402in" svg:height="0.05401in" draw:id="id7" draw:style-name="a8" draw:name="Shape 94"><svg:title/><svg:desc/><draw:enhanced-geometry draw:type="non-primitive" svg:viewBox="0 0 49392 49391" draw:enhanced-path="M 6442 42950 L 49392 0 0 4939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392"/><draw:equation draw:name="f7" draw:formula="?f4 / 49391"/><draw:equation draw:name="f8" draw:formula="0 / ?f6"/><draw:equation draw:name="f9" draw:formula="49392 / ?f6"/><draw:equation draw:name="f10" draw:formula="0 / ?f7"/><draw:equation draw:name="f11" draw:formula="49391 / ?f7"/></draw:enhanced-geometry></draw:custom-shape><draw:custom-shape svg:x="0.84664in" svg:y="0in" svg:width="0.08839in" svg:height="0.08839in" draw:id="id8" draw:style-name="a9" draw:name="Shape 95"><svg:title/><svg:desc/><draw:enhanced-geometry draw:type="non-primitive" svg:viewBox="0 0 80823 80823" draw:enhanced-path="M 80823 0 L 53882 80823 0 26940 80823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0823"/><draw:equation draw:name="f7" draw:formula="?f4 / 80823"/><draw:equation draw:name="f8" draw:formula="0 / ?f6"/><draw:equation draw:name="f9" draw:formula="80823 / ?f6"/><draw:equation draw:name="f10" draw:formula="0 / ?f7"/><draw:equation draw:name="f11" draw:formula="80823 / ?f7"/></draw:enhanced-geometry></draw:custom-shape><draw:custom-shape svg:x="0.11321in" svg:y="0.05546in" svg:width="0.84221in" svg:height="1.16167in" draw:id="id9" draw:style-name="a10" draw:name="Shape 96"><svg:title/><svg:desc/><draw:enhanced-geometry draw:type="non-primitive" svg:viewBox="0 0 770120 1062235" draw:enhanced-path="M 770120 1062235 C 26881 762540 0 408462 689479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0120"/><draw:equation draw:name="f7" draw:formula="?f4 / 1062235"/><draw:equation draw:name="f8" draw:formula="0 / ?f6"/><draw:equation draw:name="f9" draw:formula="770120 / ?f6"/><draw:equation draw:name="f10" draw:formula="0 / ?f7"/><draw:equation draw:name="f11" draw:formula="1062235 / ?f7"/></draw:enhanced-geometry></draw:custom-shape><draw:custom-shape svg:width="0.74436in" svg:height="0.18472in" draw:id="id10" draw:style-name="a11" draw:transform="translate(-0.37218in -0.09236in) rotate(-4.71239) translate(0.09236in 0.56658in)" draw:name="Rectangle 113"><svg:title/><svg:desc/><text:p text:style-name="P128"><text:span text:style-name="T129">filas =! f1<text:s/></text:span></text:p><draw:enhanced-geometry draw:type="non-primitive" svg:viewBox="0 0 21600 21600" draw:enhanced-path="M 0 0 L 21600 0 21600 21600 0 21600 Z N"/></draw:custom-shape></draw:g></text:span></text:p>
      <text:p text:style-name="P130"><text:span text:style-name="T131"><draw:g draw:name="Group 1035" draw:id="id27" draw:style-name="a28" text:anchor-type="as-char"><svg:title/><svg:desc/><draw:custom-shape svg:x="1.89908in" svg:y="0in" svg:width="0in" svg:height="0.66667in" draw:id="id12" draw:style-name="a13" draw:name="Shape 97"><svg:title/><svg:desc/><draw:enhanced-geometry draw:type="non-primitive" svg:viewBox="0 0 0 609600" draw:enhanced-path="M 0 0 L 0 604597 0 6096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09600"/><draw:equation draw:name="f8" draw:formula="0 / ?f6"/><draw:equation draw:name="f9" draw:formula="0 / ?f7"/><draw:equation draw:name="f10" draw:formula="609600 / ?f7"/></draw:enhanced-geometry></draw:custom-shape><draw:custom-shape svg:x="1.85741in" svg:y="0.65972in" svg:width="0.08333in" svg:height="0.08333in" draw:id="id13" draw:style-name="a14" draw:name="Shape 98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width="0.69304in" svg:height="0.18472in" draw:id="id14" draw:style-name="a15" draw:transform="translate(-0.34652in -0.09236in) rotate(-4.71239) translate(1.81029in 0.26504in)" draw:name="Rectangle 99"><svg:title/><svg:desc/><text:p text:style-name="P132"><text:span text:style-name="T133">filas = f1<text:s/></text:span></text:p><draw:enhanced-geometry draw:type="non-primitive" svg:viewBox="0 0 21600 21600" draw:enhanced-path="M 0 0 L 21600 0 21600 21600 0 21600 Z N"/></draw:custom-shape><draw:custom-shape svg:x="0.91297in" svg:y="0.78472in" svg:width="2.05556in" svg:height="0.58333in" draw:id="id15" draw:style-name="a16" draw:name="Shape 100"><svg:title/><svg:desc/><draw:enhanced-geometry draw:type="non-primitive" svg:viewBox="0 0 1879600 533400" draw:enhanced-path="M 0 0 L 1879600 0 1879600 533400 0 5334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79600"/><draw:equation draw:name="f7" draw:formula="?f4 / 533400"/><draw:equation draw:name="f8" draw:formula="0 / ?f6"/><draw:equation draw:name="f9" draw:formula="1879600 / ?f6"/><draw:equation draw:name="f10" draw:formula="0 / ?f7"/><draw:equation draw:name="f11" draw:formula="533400 / ?f7"/></draw:enhanced-geometry></draw:custom-shape><draw:custom-shape svg:x="1.54953in" svg:y="0.92406in" svg:width="1.10131in" svg:height="0.20319in" draw:id="id16" draw:style-name="a17" draw:name="Rectangle 102"><svg:title/><svg:desc/><text:p text:style-name="P134">columnas=0<text:s/></text:p><draw:enhanced-geometry draw:type="non-primitive" svg:viewBox="0 0 21600 21600" draw:enhanced-path="M 0 0 L 21600 0 21600 21600 0 21600 Z N"/></draw:custom-shape><draw:custom-shape svg:x="1.13548in" svg:y="1.10462in" svg:width="2.20255in" svg:height="0.20319in" draw:id="id17" draw:style-name="a18" draw:name="Rectangle 103"><svg:title/><svg:desc/><text:p text:style-name="P135">columnas= columnas +1<text:s/></text:p><draw:enhanced-geometry draw:type="non-primitive" svg:viewBox="0 0 21600 21600" draw:enhanced-path="M 0 0 L 21600 0 21600 21600 0 21600 Z N"/></draw:custom-shape><draw:custom-shape svg:x="1.14908in" svg:y="1.59028in" svg:width="1.52778in" svg:height="0.38889in" draw:id="id18" draw:style-name="a19" draw:name="Shape 104"><svg:title/><svg:desc/><draw:enhanced-geometry draw:type="non-primitive" svg:viewBox="0 0 1397001 355600" draw:enhanced-path="M 0 0 L 1397001 0 1397001 355600 0 3556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97001"/><draw:equation draw:name="f7" draw:formula="?f4 / 355600"/><draw:equation draw:name="f8" draw:formula="0 / ?f6"/><draw:equation draw:name="f9" draw:formula="1397001 / ?f6"/><draw:equation draw:name="f10" draw:formula="0 / ?f7"/><draw:equation draw:name="f11" draw:formula="355600 / ?f7"/></draw:enhanced-geometry></draw:custom-shape><draw:custom-shape svg:x="1.46775in" svg:y="1.71935in" svg:width="1.19726in" svg:height="0.20319in" draw:id="id19" draw:style-name="a20" draw:name="Rectangle 106"><svg:title/><svg:desc/><text:p text:style-name="P136">columnas#c1<text:s/></text:p><draw:enhanced-geometry draw:type="non-primitive" svg:viewBox="0 0 21600 21600" draw:enhanced-path="M 0 0 L 21600 0 21600 21600 0 21600 Z N"/></draw:custom-shape><draw:custom-shape svg:x="1.94075in" svg:y="2.09722in" svg:width="0in" svg:height="0.88889in" draw:id="id20" draw:style-name="a21" draw:name="Shape 107"><svg:title/><svg:desc/><draw:enhanced-geometry draw:type="non-primitive" svg:viewBox="0 0 0 812800" draw:enhanced-path="M 0 0 L 0 811459 0 8128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12800"/><draw:equation draw:name="f8" draw:formula="0 / ?f6"/><draw:equation draw:name="f9" draw:formula="0 / ?f7"/><draw:equation draw:name="f10" draw:formula="812800 / ?f7"/></draw:enhanced-geometry></draw:custom-shape><draw:custom-shape svg:x="1.89908in" svg:y="2.97917in" svg:width="0.08333in" svg:height="0.08333in" draw:id="id21" draw:style-name="a22" draw:name="Shape 108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width="0.95695in" svg:height="0.14778in" draw:id="id22" draw:style-name="a23" draw:transform="translate(-0.47847in -0.07389in) rotate(-4.71239) translate(1.82676in 2.46129in)" draw:name="Rectangle 109"><svg:title/><svg:desc/><text:p text:style-name="P137"><text:span text:style-name="T138">columnas = c1<text:s/></text:span></text:p><draw:enhanced-geometry draw:type="non-primitive" svg:viewBox="0 0 21600 21600" draw:enhanced-path="M 0 0 L 21600 0 21600 21600 0 21600 Z N"/></draw:custom-shape><draw:custom-shape svg:x="0.10062in" svg:y="1.0559in" svg:width="0.91197in" svg:height="0.86377in" draw:id="id23" draw:style-name="a24" draw:name="Shape 110"><svg:title/><svg:desc/><draw:enhanced-geometry draw:type="non-primitive" svg:viewBox="0 0 833901 789829" draw:enhanced-path="M 833901 789829 C 69704 710426 0 447149 624787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3901"/><draw:equation draw:name="f7" draw:formula="?f4 / 789829"/><draw:equation draw:name="f8" draw:formula="0 / ?f6"/><draw:equation draw:name="f9" draw:formula="833901 / ?f6"/><draw:equation draw:name="f10" draw:formula="0 / ?f7"/><draw:equation draw:name="f11" draw:formula="789829 / ?f7"/></draw:enhanced-geometry></draw:custom-shape><draw:custom-shape svg:x="0.72547in" svg:y="1.0625in" svg:width="0.05556in" svg:height="0in" draw:id="id24" draw:style-name="a25" draw:name="Shape 111"><svg:title/><svg:desc/><draw:enhanced-geometry draw:type="non-primitive" svg:viewBox="0 0 50792 0" draw:enhanced-path="M 0 0 L 48847 0 5079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792"/><draw:equation draw:name="f7" draw:formula="?f4 / 0"/><draw:equation draw:name="f8" draw:formula="0 / ?f6"/><draw:equation draw:name="f9" draw:formula="50792 / ?f6"/><draw:equation draw:name="f10" draw:formula="0 / ?f7"/></draw:enhanced-geometry></draw:custom-shape><draw:custom-shape svg:x="0.77408in" svg:y="1.02083in" svg:width="0.08333in" svg:height="0.08333in" draw:id="id25" draw:style-name="a26" draw:name="Shape 112"><svg:title/><svg:desc/><draw:enhanced-geometry draw:type="non-primitive" svg:viewBox="0 0 76200 76200" draw:enhanced-path="M 0 0 L 76200 38100 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width="0.95695in" svg:height="0.14778in" draw:id="id26" draw:style-name="a27" draw:transform="translate(-0.47847in -0.07389in) rotate(-4.71239) translate(0.07389in 1.39254in)" draw:name="Rectangle 114"><svg:title/><svg:desc/><text:p text:style-name="P139"><text:span text:style-name="T140">columnas = c1</text:span></text:p><draw:enhanced-geometry draw:type="non-primitive" svg:viewBox="0 0 21600 21600" draw:enhanced-path="M 0 0 L 21600 0 21600 21600 0 21600 Z N"/></draw:custom-shape></draw:g></text:span></text:p>
      <text:p text:style-name="P141">FIN <text:s/></text:p>
      <text:p text:style-name="P142"/>
      <text:p text:style-name="P143"/>
      <text:p text:style-name="P144"/>
      <text:p text:style-name="P145"/>
      <text:p text:style-name="P146">(Pseudocòdigo)</text:p>
      <text:p text:style-name="P147"/>
      <text:p text:style-name="P148">Inicio</text:p>
      <text:p text:style-name="P149"><text:s text:c="4"/>F1:ENTERO</text:p>
      <text:p text:style-name="P150"><text:s text:c="4"/>C1:ENTERO</text:p>
      <text:p text:style-name="P151"><text:s text:c="4"/>F2:ENTERO</text:p>
      <text:p text:style-name="P152"><text:s text:c="4"/>C2:ENTERO</text:p>
      <text:p text:style-name="P153"><text:s text:c="4"/>FILAS1:ENTERO</text:p>
      <text:p text:style-name="P154"><text:s text:c="4"/>COLUMNAS1:ENTERO</text:p>
      <text:p text:style-name="P155"><text:s text:c="4"/>FILAS2:ENTERO</text:p>
      <text:p text:style-name="P156"><text:s text:c="4"/>COLUMNAS2:ENTERO</text:p>
      <text:p text:style-name="P157"><text:s text:c="4"/>MATRIZ1:ENTERO</text:p>
      <text:p text:style-name="P158"><text:s text:c="4"/>MATRIZ2:ENTERO</text:p>
      <text:p text:style-name="P159"><text:s text:c="3"/>ESCRIBIR (“Dame el numero de filas de la matriz 1”)</text:p>
      <text:p text:style-name="P160"><text:s text:c="3"/>LEER (“F1”)</text:p>
      <text:p text:style-name="P161"><text:s text:c="3"/>ESCRIBIR (“Dame el numero de filas de la matriz 2”)</text:p>
      <text:p text:style-name="P162"><text:s text:c="3"/>LEER (“F2”)</text:p>
      <text:p text:style-name="P163"><text:s text:c="3"/>ESCRIBIR (“Dame el numero de columnas de la matriz 1”)</text:p>
      <text:p text:style-name="P164"><text:s text:c="3"/>LEER (“C1”)</text:p>
      <text:p text:style-name="P165"><text:s text:c="3"/>ESCRIBIR (“Dame el numero de columnas de la matriz 2”)</text:p>
      <text:p text:style-name="P166"><text:s text:c="3"/>LEER (“C2”)</text:p>
      <text:p text:style-name="P167"/>
      <text:p text:style-name="P168"><text:s text:c="5"/>MIENTRAS FILAS1=0 <text:s text:c="2"/>Y <text:s text:c="2"/>FILAS1&lt;F1 <text:s text:c="2"/>ENTONCES</text:p>
      <text:p text:style-name="P169"><text:s text:c="10"/>FILAS1:=FILAS1+1</text:p>
      <text:p text:style-name="P170"><text:s text:c="10"/>SI COLUMNAS1=0 <text:s/>ENTONCES</text:p>
      <text:p text:style-name="P171"><text:s text:c="15"/>SI COLUMNAS1&lt;C1 <text:s/>ENTONCES</text:p>
      <text:p text:style-name="P172"><text:s text:c="20"/>COLUMNAS1:=COLUMNAS1+1</text:p>
      <text:p text:style-name="P173"><text:s text:c="21"/>ESCRIBIR(“DAME LOS NUMEROS DE IZQUIERDA A DERECHA Y POR<text:s/>FILAS”)</text:p>
      <text:p text:style-name="P174"><text:s text:c="21"/>REGRESAR A MIENTRAS</text:p>
      <text:p text:style-name="P175"><text:s text:c="21"/>LEER (“MATRIZ1[FILAS1][COLUMNAS1]</text:p>
      <text:p text:style-name="P176"><text:s text:c="15"/>FIN SI</text:p>
      <text:p text:style-name="P177"><text:s text:c="10"/>FIN SI</text:p>
      <text:p text:style-name="P178"><text:s text:c="5"/>FIN MIENTRAS</text:p>
      <text:p text:style-name="P179"/>
      <text:p text:style-name="P180"><text:s text:c="5"/>MIENTRAS FILAS2=0 <text:s text:c="2"/>Y <text:s text:c="2"/>FILAS2&lt;F2 <text:s text:c="2"/>ENTONCES</text:p>
      <text:p text:style-name="P181"><text:s text:c="10"/>FILAS2:=FILAS2+1</text:p>
      <text:p text:style-name="P182"><text:s text:c="10"/>SI COLUMNAS2=0 <text:s/>ENTONCES</text:p>
      <text:p text:style-name="P183"><text:s text:c="15"/>SI COLUMNAS2&lt;C2 <text:s/>ENTONCES</text:p>
      <text:p text:style-name="P184"><text:s text:c="20"/>COLUMNAS2:=COLUMNAS2+1</text:p>
      <text:p text:style-name="P185"><text:s text:c="21"/>ESCRIBIR(“DAME LOS NUMEROS DE IZQUIERDA A DERECHA Y POR<text:s/>FILAS”)</text:p>
      <text:p text:style-name="P186"><text:s text:c="21"/>REGRESAR A MIENTRAS</text:p>
      <text:p text:style-name="P187"><text:s text:c="21"/>LEER (“MATRIZ2[FILAS2][COLUMNAS2]</text:p>
      <text:p text:style-name="P188"><text:s text:c="15"/>FIN SI</text:p>
      <text:p text:style-name="P189"><text:s text:c="10"/>FIN SI</text:p>
      <text:p text:style-name="P190"><text:s text:c="5"/>FIN MIENTRAS</text:p>
      <text:p text:style-name="Normal"><text:span text:style-name="T191">FIN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2">C</text:p>
      <text:p text:style-name="Normal"/>
      <text:p text:style-name="Normal"/>
      <text:p text:style-name="Normal">#include &lt;stdio.h&gt;</text:p>
      <text:p text:style-name="P193">int main () { <text:s text:c="4"/>int f1; <text:s text:c="4"/>int c1; <text:s text:c="4"/>int f2; <text:s text:c="4"/>int c2;</text:p>
      <text:p text:style-name="P194"><text:s text:c="4"/>int filas1; <text:s text:c="4"/>int columnas1; <text:s text:c="4"/>int filas2; <text:s text:c="4"/>int columnas2;</text:p>
      <text:p text:style-name="Normal"><text:s text:c="4"/>int filas;</text:p>
      <text:p text:style-name="P195"><text:s text:c="4"/>int columnas; <text:s text:c="4"/>int matriz1[100][100]; <text:s text:c="4"/>int matriz2[100][100];</text:p>
      <text:p text:style-name="P196"><text:s text:c="4"/></text:p>
      <text:p text:style-name="P197"><text:s text:c="4"/></text:p>
      <text:p text:style-name="P198"><text:s text:c="4"/></text:p>
      <text:p text:style-name="P199"><text:s text:c="4"/><text:span text:style-name="T200">printf ("Digite el numero de filas de la matriz 1: <text:s/>"); <text:s text:c="4"/>scanf ("%d", &amp;f1);</text:span></text:p>
      <text:p text:style-name="P201"><text:s text:c="4"/>printf ("Digite el numero de filas de la matriz 2: <text:s/>"); <text:s text:c="4"/>scanf ("%d", &amp;f2);</text:p>
      <text:p text:style-name="P202"><text:s text:c="4"/>printf ("Digite el numero de columnas de la matriz 1: <text:s/>"); <text:s text:c="4"/>scanf ("%d", &amp;c1);</text:p>
      <text:p text:style-name="P203"><text:s text:c="4"/>printf ("Digite el numero de columnas de la matriz 2: <text:s/>"); <text:s text:c="4"/>scanf ("%d", &amp;c2);</text:p>
      <text:p text:style-name="P204"><text:s text:c="12"/></text:p>
      <text:p text:style-name="P205"><text:s text:c="12"/></text:p>
      <text:p text:style-name="Normal"><text:span text:style-name="T206"><text:s text:c="8"/></text:span>for (filas1=0; filas1&lt;f1; filas1++) {</text:p>
      <text:p text:style-name="Normal"><text:s text:c="12"/><text:span text:style-name="T207">for (columnas1=0; columnas1&lt;c1; columnas1++){</text:span></text:p>
      <text:p text:style-name="P208"><text:s text:c="20"/>printf("Digite los numeros comenzando de izquierda a derecha y por filas: "); <text:s text:c="20"/>scanf ("%d", &amp;matriz1[filas1][columnas1]);</text:p>
      <text:p text:style-name="Normal"><text:span text:style-name="T209"><text:s text:c="12"/></text:span>}</text:p>
      <text:p text:style-name="Normal"><text:s text:c="8"/>}</text:p>
      <text:p text:style-name="Normal"><text:s text:c="8"/>for (filas2=0; filas2&lt;f2; filas2++) {</text:p>
      <text:p text:style-name="Normal"><text:s text:c="12"/><text:span text:style-name="T210">for (columnas2=0; columnas2&lt;c2; columnas2++){</text:span></text:p>
      <text:p text:style-name="P211"><text:s text:c="20"/>printf("Digite los numeros comenzando de izquierda a derecha y por filas: "); <text:s text:c="20"/>scanf ("%d", &amp;matriz2[filas2][columnas2]);</text:p>
      <text:p text:style-name="Normal"><text:span text:style-name="T212"><text:s text:c="12"/></text:span>}</text:p>
      <text:p text:style-name="Normal"><text:s text:c="8"/>}</text:p>
      <text:p text:style-name="P213"><text:s text:c="12"/></text:p>
      <text:p text:style-name="Normal"><text:s text:c="4"/>return 0;</text:p>
      <text:p text:style-name="Normal">}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><text:span text:style-name="T232">IMPRESIÓN DE MATRICES (</text:span><text:span text:style-name="T233">Diagrama de flujo</text:span><text:span text:style-name="T234">)</text:span></text:p>
      <text:p text:style-name="P235">f1 c1</text:p>
      <text:p text:style-name="P236">f2</text:p>
      <text:p text:style-name="P237"><text:span text:style-name="T238"> </text:span><text:span text:style-name="T239"><text:tab/></text:span><text:span text:style-name="T240">c2</text:span></text:p>
      <text:p text:style-name="P241">filas1</text:p>
      <text:p text:style-name="P242">columnas1</text:p>
      <text:p text:style-name="P243">filas2</text:p>
      <text:p text:style-name="P244">columnas2</text:p>
      <text:p text:style-name="P245">filas</text:p>
      <text:p text:style-name="P246">columnas matriz1[100][100] matriz2[100][100]</text:p>
      <text:p text:style-name="P247"><text:span text:style-name="T248"><draw:g draw:name="Group 1083" draw:id="id30" draw:style-name="a31" text:anchor-type="as-char"><svg:title/><svg:desc/><draw:custom-shape svg:x="0.04167in" svg:y="0in" svg:width="0in" svg:height="0.38889in" draw:id="id28" draw:style-name="a29" draw:name="Shape 93"><svg:title/><svg:desc/><draw:enhanced-geometry draw:type="non-primitive" svg:viewBox="0 0 0 355600" draw:enhanced-path="M 0 0 L 0 355435 0 3556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5600"/><draw:equation draw:name="f8" draw:formula="0 / ?f6"/><draw:equation draw:name="f9" draw:formula="0 / ?f7"/><draw:equation draw:name="f10" draw:formula="355600 / ?f7"/></draw:enhanced-geometry></draw:custom-shape><draw:custom-shape svg:x="0in" svg:y="0.38194in" svg:width="0.08333in" svg:height="0.08333in" draw:id="id29" draw:style-name="a30" draw:name="Shape 94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249">numero de filas de la matriz <text:s/>1: (f1) numero de filas de la matriz 2: (f2) numero de columnas de la matriz 1: (c1) numero de columnas de la matriz 2: <text:s/>(c2)</text:p>
      <text:p text:style-name="P250"><text:span text:style-name="T251"><draw:g draw:name="Group 1082" draw:id="id58" draw:style-name="a59" text:anchor-type="as-char"><svg:title/><svg:desc/><draw:custom-shape svg:x="0.39186in" svg:y="0.55892in" svg:width="0.86109in" svg:height="1.1738in" draw:id="id31" draw:style-name="a32" draw:name="Shape 54"><svg:title/><svg:desc/><draw:enhanced-geometry draw:type="non-primitive" svg:viewBox="0 0 787381 1073327" draw:enhanced-path="M 787381 1073327 C 59615 817670 0 459894 608537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7381"/><draw:equation draw:name="f7" draw:formula="?f4 / 1073327"/><draw:equation draw:name="f8" draw:formula="0 / ?f6"/><draw:equation draw:name="f9" draw:formula="787381 / ?f6"/><draw:equation draw:name="f10" draw:formula="0 / ?f7"/><draw:equation draw:name="f11" draw:formula="1073327 / ?f7"/></draw:enhanced-geometry></draw:custom-shape><draw:custom-shape svg:x="0.18814in" svg:y="3.0647in" svg:width="0.91655in" svg:height="0.82975in" draw:id="id32" draw:style-name="a33" draw:name="Shape 55"><svg:title/><svg:desc/><draw:enhanced-geometry draw:type="non-primitive" svg:viewBox="0 0 838096 758719" draw:enhanced-path="M 838096 739530 C 108314 758719 0 512209 5131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096"/><draw:equation draw:name="f7" draw:formula="?f4 / 758719"/><draw:equation draw:name="f8" draw:formula="0 / ?f6"/><draw:equation draw:name="f9" draw:formula="838096 / ?f6"/><draw:equation draw:name="f10" draw:formula="0 / ?f7"/><draw:equation draw:name="f11" draw:formula="758719 / ?f7"/></draw:enhanced-geometry></draw:custom-shape><draw:custom-shape svg:x="1.27047in" svg:y="0.29861in" svg:width="1.36111in" svg:height="0.625in" draw:id="id33" draw:style-name="a34" draw:name="Shape 66"><svg:title/><svg:desc/><draw:enhanced-geometry draw:type="non-primitive" svg:viewBox="0 0 1244600 571500" draw:enhanced-path="M 0 0 L 1244600 0 1244600 571500 0 5715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44600"/><draw:equation draw:name="f7" draw:formula="?f4 / 571500"/><draw:equation draw:name="f8" draw:formula="0 / ?f6"/><draw:equation draw:name="f9" draw:formula="1244600 / ?f6"/><draw:equation draw:name="f10" draw:formula="0 / ?f7"/><draw:equation draw:name="f11" draw:formula="571500 / ?f7"/></draw:enhanced-geometry></draw:custom-shape><draw:custom-shape svg:x="1.70101in" svg:y="0.44965in" svg:width="0.36136in" svg:height="0.20319in" draw:id="id34" draw:style-name="a35" draw:name="Rectangle 68"><svg:title/><svg:desc/><text:p text:style-name="P252">filas</text:p><draw:enhanced-geometry draw:type="non-primitive" svg:viewBox="0 0 21600 21600" draw:enhanced-path="M 0 0 L 21600 0 21600 21600 0 21600 Z N"/></draw:custom-shape><draw:custom-shape svg:x="1.9727in" svg:y="0.44965in" svg:width="0.28809in" svg:height="0.20319in" draw:id="id35" draw:style-name="a36" draw:name="Rectangle 69"><svg:title/><svg:desc/><text:p text:style-name="P253"><text:s/>=0<text:s/></text:p><draw:enhanced-geometry draw:type="non-primitive" svg:viewBox="0 0 21600 21600" draw:enhanced-path="M 0 0 L 21600 0 21600 21600 0 21600 Z N"/></draw:custom-shape><draw:custom-shape svg:x="1.47811in" svg:y="0.63021in" svg:width="1.24237in" svg:height="0.20319in" draw:id="id36" draw:style-name="a37" draw:name="Rectangle 70"><svg:title/><svg:desc/><text:p text:style-name="P254">filas= filas + 1<text:s/></text:p><draw:enhanced-geometry draw:type="non-primitive" svg:viewBox="0 0 21600 21600" draw:enhanced-path="M 0 0 L 21600 0 21600 21600 0 21600 Z N"/></draw:custom-shape><draw:custom-shape svg:x="1.2288in" svg:y="1.35417in" svg:width="1.26389in" svg:height="0.56944in" draw:id="id37" draw:style-name="a38" draw:name="Shape 71"><svg:title/><svg:desc/><draw:enhanced-geometry draw:type="non-primitive" svg:viewBox="0 0 1155700 520700" draw:enhanced-path="M 0 0 L 1155700 0 1155700 520700 0 5207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5700"/><draw:equation draw:name="f7" draw:formula="?f4 / 520700"/><draw:equation draw:name="f8" draw:formula="0 / ?f6"/><draw:equation draw:name="f9" draw:formula="1155700 / ?f6"/><draw:equation draw:name="f10" draw:formula="0 / ?f7"/><draw:equation draw:name="f11" draw:formula="520700 / ?f7"/></draw:enhanced-geometry></draw:custom-shape><draw:custom-shape svg:x="1.6133in" svg:y="1.58333in" svg:width="0.6438in" svg:height="0.20319in" draw:id="id38" draw:style-name="a39" draw:name="Rectangle 73"><svg:title/><svg:desc/><text:p text:style-name="P255">filas#f1<text:s/></text:p><draw:enhanced-geometry draw:type="non-primitive" svg:viewBox="0 0 21600 21600" draw:enhanced-path="M 0 0 L 21600 0 21600 21600 0 21600 Z N"/></draw:custom-shape><draw:custom-shape svg:x="1.07176in" svg:y="0.4904in" svg:width="0.05402in" svg:height="0.05401in" draw:id="id39" draw:style-name="a40" draw:name="Shape 75"><svg:title/><svg:desc/><draw:enhanced-geometry draw:type="non-primitive" svg:viewBox="0 0 49392 49391" draw:enhanced-path="M 6442 42950 L 49392 0 0 4939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392"/><draw:equation draw:name="f7" draw:formula="?f4 / 49391"/><draw:equation draw:name="f8" draw:formula="0 / ?f6"/><draw:equation draw:name="f9" draw:formula="49392 / ?f6"/><draw:equation draw:name="f10" draw:formula="0 / ?f7"/><draw:equation draw:name="f11" draw:formula="49391 / ?f7"/></draw:enhanced-geometry></draw:custom-shape><draw:custom-shape svg:x="1.03739in" svg:y="0.4904in" svg:width="0.08839in" svg:height="0.08839in" draw:id="id40" draw:style-name="a41" draw:name="Shape 76"><svg:title/><svg:desc/><draw:enhanced-geometry draw:type="non-primitive" svg:viewBox="0 0 80823 80823" draw:enhanced-path="M 80823 0 L 53882 80823 0 26941 80823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0823"/><draw:equation draw:name="f7" draw:formula="?f4 / 80823"/><draw:equation draw:name="f8" draw:formula="0 / ?f6"/><draw:equation draw:name="f9" draw:formula="80823 / ?f6"/><draw:equation draw:name="f10" draw:formula="0 / ?f7"/><draw:equation draw:name="f11" draw:formula="80823 / ?f7"/></draw:enhanced-geometry></draw:custom-shape><draw:custom-shape svg:x="1.79825in" svg:y="0in" svg:width="0in" svg:height="0.18056in" draw:id="id41" draw:style-name="a42" draw:name="Shape 77"><svg:title/><svg:desc/><draw:enhanced-geometry draw:type="non-primitive" svg:viewBox="0 0 0 165077" draw:enhanced-path="M 0 0 L 0 155491 0 165077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65077"/><draw:equation draw:name="f8" draw:formula="0 / ?f6"/><draw:equation draw:name="f9" draw:formula="0 / ?f7"/><draw:equation draw:name="f10" draw:formula="165077 / ?f7"/></draw:enhanced-geometry></draw:custom-shape><draw:custom-shape svg:x="1.75658in" svg:y="0.17361in" svg:width="0.08333in" svg:height="0.08333in" draw:id="id42" draw:style-name="a43" draw:name="Shape 78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x="1.89547in" svg:y="1.98611in" svg:width="0in" svg:height="0.66667in" draw:id="id43" draw:style-name="a44" draw:name="Shape 79"><svg:title/><svg:desc/><draw:enhanced-geometry draw:type="non-primitive" svg:viewBox="0 0 0 609516" draw:enhanced-path="M 0 0 L 0 606441 0 609516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09516"/><draw:equation draw:name="f8" draw:formula="0 / ?f6"/><draw:equation draw:name="f9" draw:formula="0 / ?f7"/><draw:equation draw:name="f10" draw:formula="609516 / ?f7"/></draw:enhanced-geometry></draw:custom-shape><draw:custom-shape svg:x="1.8538in" svg:y="2.64583in" svg:width="0.08333in" svg:height="0.08333in" draw:id="id44" draw:style-name="a45" draw:name="Shape 80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x="0.92325in" svg:y="2.78472in" svg:width="2.04167in" svg:height="0.56944in" draw:id="id45" draw:style-name="a46" draw:name="Shape 81"><svg:title/><svg:desc/><draw:enhanced-geometry draw:type="non-primitive" svg:viewBox="0 0 1866900 520700" draw:enhanced-path="M 0 0 L 1866900 0 1866900 520700 0 5207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66900"/><draw:equation draw:name="f7" draw:formula="?f4 / 520700"/><draw:equation draw:name="f8" draw:formula="0 / ?f6"/><draw:equation draw:name="f9" draw:formula="1866900 / ?f6"/><draw:equation draw:name="f10" draw:formula="0 / ?f7"/><draw:equation draw:name="f11" draw:formula="520700 / ?f7"/></draw:enhanced-geometry></draw:custom-shape><draw:custom-shape svg:x="1.55076in" svg:y="2.91667in" svg:width="1.10131in" svg:height="0.20319in" draw:id="id46" draw:style-name="a47" draw:name="Rectangle 83"><svg:title/><svg:desc/><text:p text:style-name="P256">columnas=0<text:s/></text:p><draw:enhanced-geometry draw:type="non-primitive" svg:viewBox="0 0 21600 21600" draw:enhanced-path="M 0 0 L 21600 0 21600 21600 0 21600 Z N"/></draw:custom-shape><draw:custom-shape svg:x="1.13616in" svg:y="3.09722in" svg:width="2.20255in" svg:height="0.20319in" draw:id="id47" draw:style-name="a48" draw:name="Rectangle 84"><svg:title/><svg:desc/><text:p text:style-name="P257">columnas= columnas +1<text:s/></text:p><draw:enhanced-geometry draw:type="non-primitive" svg:viewBox="0 0 21600 21600" draw:enhanced-path="M 0 0 L 21600 0 21600 21600 0 21600 Z N"/></draw:custom-shape><draw:custom-shape svg:width="0.69304in" svg:height="0.18472in" draw:id="id48" draw:style-name="a49" draw:transform="translate(-0.34652in -0.09236in) rotate(-4.71239) translate(1.81957in 2.28038in)" draw:name="Rectangle 85"><svg:title/><svg:desc/><text:p text:style-name="P258"><text:span text:style-name="T259">filas = f1<text:s/></text:span></text:p><draw:enhanced-geometry draw:type="non-primitive" svg:viewBox="0 0 21600 21600" draw:enhanced-path="M 0 0 L 21600 0 21600 21600 0 21600 Z N"/></draw:custom-shape><draw:custom-shape svg:x="1.15936in" svg:y="3.59028in" svg:width="1.52778in" svg:height="0.38889in" draw:id="id49" draw:style-name="a50" draw:name="Shape 86"><svg:title/><svg:desc/><draw:enhanced-geometry draw:type="non-primitive" svg:viewBox="0 0 1397000 355600" draw:enhanced-path="M 0 0 L 1397000 0 1397000 355600 0 3556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97000"/><draw:equation draw:name="f7" draw:formula="?f4 / 355600"/><draw:equation draw:name="f8" draw:formula="0 / ?f6"/><draw:equation draw:name="f9" draw:formula="1397000 / ?f6"/><draw:equation draw:name="f10" draw:formula="0 / ?f7"/><draw:equation draw:name="f11" draw:formula="355600 / ?f7"/></draw:enhanced-geometry></draw:custom-shape><draw:custom-shape svg:x="1.46659in" svg:y="3.7118in" svg:width="1.19726in" svg:height="0.20319in" draw:id="id50" draw:style-name="a51" draw:name="Rectangle 88"><svg:title/><svg:desc/><text:p text:style-name="P260">columnas#c1<text:s/></text:p><draw:enhanced-geometry draw:type="non-primitive" svg:viewBox="0 0 21600 21600" draw:enhanced-path="M 0 0 L 21600 0 21600 21600 0 21600 Z N"/></draw:custom-shape><draw:custom-shape svg:x="1.93714in" svg:y="4.08333in" svg:width="0in" svg:height="0.88889in" draw:id="id51" draw:style-name="a52" draw:name="Shape 89"><svg:title/><svg:desc/><draw:enhanced-geometry draw:type="non-primitive" svg:viewBox="0 0 0 812688" draw:enhanced-path="M 0 0 L 0 809332 0 812688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12688"/><draw:equation draw:name="f8" draw:formula="0 / ?f6"/><draw:equation draw:name="f9" draw:formula="0 / ?f7"/><draw:equation draw:name="f10" draw:formula="812688 / ?f7"/></draw:enhanced-geometry></draw:custom-shape><draw:custom-shape svg:x="1.89547in" svg:y="4.96528in" svg:width="0.08333in" svg:height="0.08333in" draw:id="id52" draw:style-name="a53" draw:name="Shape 90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x="0.73575in" svg:y="3.0625in" svg:width="0.05556in" svg:height="0in" draw:id="id53" draw:style-name="a54" draw:name="Shape 91"><svg:title/><svg:desc/><draw:enhanced-geometry draw:type="non-primitive" svg:viewBox="0 0 50794 0" draw:enhanced-path="M 0 0 L 42937 0 5079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794"/><draw:equation draw:name="f7" draw:formula="?f4 / 0"/><draw:equation draw:name="f8" draw:formula="0 / ?f6"/><draw:equation draw:name="f9" draw:formula="50794 / ?f6"/><draw:equation draw:name="f10" draw:formula="0 / ?f7"/></draw:enhanced-geometry></draw:custom-shape><draw:custom-shape svg:x="0.78436in" svg:y="3.02083in" svg:width="0.08333in" svg:height="0.08333in" draw:id="id54" draw:style-name="a55" draw:name="Shape 92"><svg:title/><svg:desc/><draw:enhanced-geometry draw:type="non-primitive" svg:viewBox="0 0 76200 76200" draw:enhanced-path="M 0 0 L 76200 38100 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width="0.74436in" svg:height="0.18472in" draw:id="id55" draw:style-name="a56" draw:transform="translate(-0.37218in -0.09236in) rotate(-4.71239) translate(0.2779in 1.04638in)" draw:name="Rectangle 109"><svg:title/><svg:desc/><text:p text:style-name="P261"><text:span text:style-name="T262">filas =! f1<text:s/></text:span></text:p><draw:enhanced-geometry draw:type="non-primitive" svg:viewBox="0 0 21600 21600" draw:enhanced-path="M 0 0 L 21600 0 21600 21600 0 21600 Z N"/></draw:custom-shape><draw:custom-shape svg:width="0.95695in" svg:height="0.14778in" draw:id="id56" draw:style-name="a57" draw:transform="translate(-0.47847in -0.07389in) rotate(-4.71239) translate(0.07389in 3.37955in)" draw:name="Rectangle 110"><svg:title/><svg:desc/><text:p text:style-name="P263"><text:span text:style-name="T264">columnas = c1</text:span></text:p><draw:enhanced-geometry draw:type="non-primitive" svg:viewBox="0 0 21600 21600" draw:enhanced-path="M 0 0 L 21600 0 21600 21600 0 21600 Z N"/></draw:custom-shape><draw:custom-shape svg:width="0.95695in" svg:height="0.14778in" draw:id="id57" draw:style-name="a58" draw:transform="translate(-0.47847in -0.07389in) rotate(-4.71239) translate(1.78622in 4.42425in)" draw:name="Rectangle 114"><svg:title/><svg:desc/><text:p text:style-name="P265"><text:span text:style-name="T266">columnas = c1<text:s/></text:span></text:p><draw:enhanced-geometry draw:type="non-primitive" svg:viewBox="0 0 21600 21600" draw:enhanced-path="M 0 0 L 21600 0 21600 21600 0 21600 Z N"/></draw:custom-shape></draw:g></text:span></text:p>
      <text:p text:style-name="P267">Escribir matriz 1 [f1][c1]</text:p>
      <text:p text:style-name="P268"><text:span text:style-name="T269"><draw:g draw:name="Group 1241" draw:id="id61" draw:style-name="a62" text:anchor-type="as-char"><svg:title/><svg:desc/><draw:custom-shape svg:x="0.04167in" svg:y="0in" svg:width="0in" svg:height="0.19444in" draw:id="id59" draw:style-name="a60" draw:name="Shape 124"><svg:title/><svg:desc/><draw:enhanced-geometry draw:type="non-primitive" svg:viewBox="0 0 0 177799" draw:enhanced-path="M 0 0 L 0 177331 0 177799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7799"/><draw:equation draw:name="f8" draw:formula="0 / ?f6"/><draw:equation draw:name="f9" draw:formula="0 / ?f7"/><draw:equation draw:name="f10" draw:formula="177799 / ?f7"/></draw:enhanced-geometry></draw:custom-shape><draw:custom-shape svg:x="0in" svg:y="0.1875in" svg:width="0.08333in" svg:height="0.08333in" draw:id="id60" draw:style-name="a61" draw:name="Shape 125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soft-page-break/>
      <text:p text:style-name="P270">Escribir matriz 2 [f2][c2]</text:p>
      <text:p text:style-name="P271"><text:span text:style-name="T272"><draw:g draw:name="Group 1242" draw:id="id64" draw:style-name="a65" text:anchor-type="as-char"><svg:title/><svg:desc/><draw:custom-shape svg:x="0.04167in" svg:y="0in" svg:width="0in" svg:height="0.20833in" draw:id="id62" draw:style-name="a63" draw:name="Shape 126"><svg:title/><svg:desc/><draw:enhanced-geometry draw:type="non-primitive" svg:viewBox="0 0 0 190499" draw:enhanced-path="M 0 0 L 0 184995 0 190499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90499"/><draw:equation draw:name="f8" draw:formula="0 / ?f6"/><draw:equation draw:name="f9" draw:formula="0 / ?f7"/><draw:equation draw:name="f10" draw:formula="190499 / ?f7"/></draw:enhanced-geometry></draw:custom-shape><draw:custom-shape svg:x="0in" svg:y="0.20139in" svg:width="0.08333in" svg:height="0.08333in" draw:id="id63" draw:style-name="a64" draw:name="Shape 127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273">FIN <text:s/></text:p>
      <text:p text:style-name="P274"/>
      <text:p text:style-name="P275">Pseudocodigo</text:p>
      <text:p text:style-name="P276">Inicio</text:p>
      <text:p text:style-name="P277"><text:s text:c="4"/>F1:ENTERO</text:p>
      <text:p text:style-name="P278"><text:s text:c="4"/>C1:ENTERO</text:p>
      <text:p text:style-name="P279"><text:s text:c="4"/>F2:ENTERO</text:p>
      <text:p text:style-name="P280"><text:s text:c="4"/>C2:ENTERO</text:p>
      <text:p text:style-name="P281"><text:s text:c="4"/>FILAS1:ENTERO</text:p>
      <text:p text:style-name="P282"><text:s text:c="4"/>COLUMNAS1:ENTERO</text:p>
      <text:p text:style-name="P283"><text:s text:c="4"/>FILAS2:ENTERO</text:p>
      <text:p text:style-name="P284"><text:s text:c="4"/>COLUMNAS2:ENTERO</text:p>
      <text:p text:style-name="P285"><text:s text:c="4"/>MATRIZ1:ENTERO</text:p>
      <text:p text:style-name="P286"><text:s text:c="4"/>MATRIZ2:ENTERO</text:p>
      <text:p text:style-name="P287"/>
      <text:p text:style-name="P288"><text:s text:c="3"/>ESCRIBIR (“Dame el numero de filas de la matriz 1”)</text:p>
      <text:p text:style-name="P289"><text:s text:c="3"/>LEER (“F1”)</text:p>
      <text:p text:style-name="P290"><text:s text:c="3"/>ESCRIBIR (“Dame el numero de filas de la matriz 2”)</text:p>
      <text:p text:style-name="P291"><text:s text:c="3"/>LEER (“F2”)</text:p>
      <text:p text:style-name="P292"><text:s text:c="3"/>ESCRIBIR (“Dame el numero de columnas de la matriz 1”)</text:p>
      <text:p text:style-name="P293"><text:s text:c="3"/>LEER (“C1”)</text:p>
      <text:p text:style-name="P294"><text:s text:c="3"/>ESCRIBIR (“Dame el numero de columnas de la matriz 2”)</text:p>
      <text:p text:style-name="P295"><text:s text:c="3"/>LEER (“C2”)</text:p>
      <text:p text:style-name="P296"/>
      <text:p text:style-name="P297"><text:s text:c="7"/>FILAS1:=0</text:p>
      <text:p text:style-name="P298"><text:s text:c="12"/>SI <text:s/>FILAS1&lt;F1 <text:s/>ENTONCES<text:s/></text:p>
      <text:p text:style-name="P299"><text:s text:c="17"/>FILAS1:=FILAS1+1</text:p>
      <text:p text:style-name="P300"><text:s text:c="22"/>COLUMNAS1:=0</text:p>
      <text:p text:style-name="P301"><text:s text:c="27"/>SI COLUMNAS1&lt;C1 <text:s/>ENTONCES</text:p>
      <text:p text:style-name="P302"><text:s text:c="35"/>COLUMNAS1:=COLUMNAS1+1</text:p>
      <text:p text:style-name="P303"><text:s text:c="42"/>ESCRIBIR (“DAME LOS NUMEROS DE IZQUIERDA A DERECHA Y POR <text:s/>FILAS”)</text:p>
      <text:p text:style-name="P304"><text:s/><text:tab/>LEER (“MATRIZ1[FILAS1][COLUMNAS1]”)</text:p>
      <text:p text:style-name="P305"><text:s text:c="27"/>FIN SI</text:p>
      <text:p text:style-name="P306"><text:s text:c="11"/>FIN SI</text:p>
      <text:p text:style-name="P307"/>
      <text:p text:style-name="P308"><text:s text:c="7"/>FILAS2:=0</text:p>
      <text:p text:style-name="P309"><text:s text:c="18"/>SI <text:s/>FILAS2&lt;F2 <text:s/>ENTONCES<text:s/></text:p>
      <text:p text:style-name="P310"><text:s text:c="23"/>FILAS2:=FILAS2+1</text:p>
      <text:p text:style-name="P311"><text:s text:c="28"/>COLUMNAS2:=0</text:p>
      <text:p text:style-name="P312"><text:s text:c="34"/>SI COLUMNAS2&lt;C2 <text:s/>ENTONCES</text:p>
      <text:p text:style-name="P313"><text:s text:c="35"/>COLUMNAS2:=COLUMNAS2+1</text:p>
      <text:p text:style-name="P314"><text:s text:c="45"/>ESCRIBIR (“DAME LOS NUMEROS DE IZQUIERDA A DERECHA Y POR<text:s/>FILAS”)</text:p>
      <text:p text:style-name="P315"><text:s/><text:tab/>LEER (“MATRIZ2[FILAS2][COLUMNAS2]”)</text:p>
      <text:p text:style-name="P316"><text:s text:c="27"/>FIN SI</text:p>
      <text:p text:style-name="P317"><text:s text:c="11"/>FIN SI</text:p>
      <text:p text:style-name="P318"><text:s text:c="7"/>FILAS1:=0</text:p>
      <text:p text:style-name="P319"><text:s text:c="12"/>SI <text:s/>FILAS1&lt;F1 <text:s/>ENTONCES<text:s/></text:p>
      <text:p text:style-name="P320"><text:s text:c="17"/>FILAS1:=FILAS1+1</text:p>
      <text:p text:style-name="P321"><text:s text:c="22"/>COLUMNAS1:=0</text:p>
      <text:p text:style-name="P322"><text:s text:c="27"/>SI COLUMNAS1&lt;C1 <text:s/>ENTONCES</text:p>
      <text:p text:style-name="P323"><text:s text:c="26"/><text:s text:c="9"/>COLUMNAS1:=COLUMNAS1+1</text:p>
      <text:p text:style-name="P324"><text:s/><text:tab/>LEER (“MATRIZ1[FILAS1][COLUMNAS1]”)</text:p>
      <text:p text:style-name="P325"><text:s text:c="27"/>FIN SI</text:p>
      <text:p text:style-name="P326"><text:s text:c="11"/>FIN SI</text:p>
      <text:p text:style-name="P327"/>
      <text:p text:style-name="P328"><text:s text:c="7"/>FILAS2:=0</text:p>
      <text:p text:style-name="P329"><text:s text:c="18"/>SI <text:s/>FILAS2&lt;F2 <text:s/>ENTONCES<text:s/></text:p>
      <text:p text:style-name="P330"><text:s text:c="23"/>FILAS2:=FILAS2+1</text:p>
      <text:p text:style-name="P331"><text:s text:c="28"/>COLUMNAS2:=0</text:p>
      <text:p text:style-name="P332"><text:s text:c="34"/>SI COLUMNAS2&lt;C2 <text:s/>ENTONCES</text:p>
      <text:p text:style-name="P333"><text:s text:c="35"/>COLUMNAS2:=COLUMNAS2+1</text:p>
      <text:p text:style-name="P334"><text:tab/>LEER (“MATRIZ2[FILAS2][COLUMNAS2]”)</text:p>
      <text:p text:style-name="P335"><text:s text:c="27"/>FIN SI</text:p>
      <text:soft-page-break/>
      <text:p text:style-name="P336"><text:s text:c="11"/>FIN SI</text:p>
      <text:p text:style-name="P337"/>
      <text:p text:style-name="P338">FIN</text:p>
      <text:p text:style-name="P339"/>
      <text:p text:style-name="P340">C</text:p>
      <text:p text:style-name="P341">IMPRESIÓN DE MATRIZ<text:s/></text:p>
      <text:p text:style-name="P342">#include &lt;stdio.h&gt;</text:p>
      <text:p text:style-name="P343">int main () { <text:s text:c="4"/>int f1; <text:s text:c="4"/>int c1; <text:s text:c="4"/>int f2; <text:s text:c="4"/>int c2;</text:p>
      <text:p text:style-name="P344"><text:s text:c="4"/>int filas1; <text:s text:c="4"/>int columnas1; <text:s text:c="4"/>int filas2; <text:s text:c="4"/>int columnas2;</text:p>
      <text:p text:style-name="Normal"><text:s text:c="4"/>int filas;</text:p>
      <text:p text:style-name="P345"><text:s text:c="4"/>int columnas; <text:s text:c="4"/>int matriz1[100][100]; <text:s text:c="4"/>int matriz2[100][100];</text:p>
      <text:p text:style-name="P346"><text:s text:c="4"/></text:p>
      <text:p text:style-name="P347"><text:s text:c="4"/></text:p>
      <text:p text:style-name="P348"><text:s text:c="4"/></text:p>
      <text:p text:style-name="P349"><text:s text:c="4"/><text:span text:style-name="T350">printf ("Digite el numero de filas de la matriz 1: <text:s/>"); <text:s text:c="4"/>scanf ("%d", &amp;f1);</text:span></text:p>
      <text:p text:style-name="P351"><text:s text:c="4"/>printf ("Digite el numero de filas de la matriz 2: <text:s/>"); <text:s text:c="4"/>scanf ("%d", &amp;f2);</text:p>
      <text:p text:style-name="P352"><text:s text:c="4"/>printf ("Digite el numero de columnas de la matriz 1: <text:s/>"); <text:s text:c="4"/>scanf ("%d", &amp;c1);</text:p>
      <text:p text:style-name="P353"><text:s text:c="4"/>printf ("Digite el numero de columnas de la matriz 2: <text:s/>"); <text:s text:c="4"/>scanf ("%d", &amp;c2);</text:p>
      <text:p text:style-name="P354"><text:s text:c="12"/></text:p>
      <text:p text:style-name="P355"><text:s text:c="12"/></text:p>
      <text:p text:style-name="Normal"><text:span text:style-name="T356"><text:s text:c="8"/></text:span>for (filas1=0; filas1&lt;f1; filas1++) {</text:p>
      <text:p text:style-name="Normal"><text:s text:c="12"/><text:span text:style-name="T357">for (columnas1=0; columnas1&lt;c1; columnas1++){</text:span></text:p>
      <text:p text:style-name="P358"><text:s text:c="20"/>printf("Digite los numeros comenzando de izquierda a derecha y por filas: "); <text:s text:c="20"/>scanf ("%d", &amp;matriz1[filas1][columnas1]);</text:p>
      <text:p text:style-name="Normal"><text:span text:style-name="T359"><text:s text:c="12"/></text:span>}</text:p>
      <text:p text:style-name="Normal"><text:s text:c="8"/>}</text:p>
      <text:p text:style-name="Normal"><text:s text:c="8"/>for (filas2=0; filas2&lt;f2; filas2++) {</text:p>
      <text:p text:style-name="Normal"><text:s text:c="12"/><text:span text:style-name="T360">for (columnas2=0; columnas2&lt;c2; columnas2++){</text:span></text:p>
      <text:p text:style-name="P361"><text:s text:c="20"/>printf("Digite los numeros comenzando de izquierda a derecha y por filas: "); <text:s text:c="20"/>scanf ("%d", &amp;matriz2[filas2][columnas2]);</text:p>
      <text:p text:style-name="Normal"><text:span text:style-name="T362"><text:s text:c="12"/></text:span>}</text:p>
      <text:p text:style-name="Normal"><text:s text:c="8"/>}</text:p>
      <text:p text:style-name="P363"><text:s text:c="12"/></text:p>
      <text:p text:style-name="Normal"><text:s text:c="4"/>return 0;</text:p>
      <text:p text:style-name="Normal">}</text:p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><text:span text:style-name="T384">MULTIPLICACION DE MATRICES</text:span><text:span text:style-name="T385"><text:s/>(</text:span><text:span text:style-name="T386">Diagrama de flujo</text:span><text:span text:style-name="T387">)<text:s/></text:span></text:p>
      <text:p text:style-name="P388"/>
      <text:p text:style-name="P389"/>
      <text:p text:style-name="P390"/>
      <text:p text:style-name="P391"/>
      <text:p text:style-name="P392"/>
      <table:table table:style-name="Table393">
        <table:table-columns>
          <table:table-column table:style-name="TableColumn394"/>
        </table:table-columns>
        <table:table-row table:style-name="TableRow395">
          <table:table-cell table:style-name="TableCell396">
            <text:p text:style-name="P397"><text:span text:style-name="T398">MULTIPLICACIÓN DE MATRIZ<text:s/></text:span></text:p>
          </table:table-cell>
        </table:table-row>
      </table:table>
      <text:p text:style-name="P399"/>
      <text:p text:style-name="P400"><text:span text:style-name="T401"> </text:span><text:span text:style-name="T402"><text:tab/></text:span></text:p>
      <text:p text:style-name="Normal"><text:span text:style-name="T403"><draw:g draw:z-index="251659264" draw:name="Group 2354" draw:id="id82" draw:style-name="a83" text:anchor-type="paragraph"><svg:title/><svg:desc/><draw:custom-shape svg:x="4.75746in" svg:y="0.49073in" svg:width="0.11291in" svg:height="0.20319in" draw:id="id65" draw:style-name="a66" draw:name="Rectangle 10"><svg:title/><svg:desc/><text:p text:style-name="P404"><text:span text:style-name="T405"><text:s text:c="2"/></text:span></text:p><draw:enhanced-geometry draw:type="non-primitive" svg:viewBox="0 0 21600 21600" draw:enhanced-path="M 0 0 L 21600 0 21600 21600 0 21600 Z N"/></draw:custom-shape><draw:custom-shape svg:x="2.69861in" svg:y="0.30903in" svg:width="1.88854in" svg:height="2.65278in" draw:id="id66" draw:style-name="a67" draw:name="Shape 15"><svg:title/><svg:desc/><draw:enhanced-geometry draw:type="non-primitive" svg:viewBox="0 0 1727200 2425700" draw:enhanced-path="M 0 0 L 1727200 0 1727200 2425700 0 24257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27200"/><draw:equation draw:name="f7" draw:formula="?f4 / 2425700"/><draw:equation draw:name="f8" draw:formula="0 / ?f6"/><draw:equation draw:name="f9" draw:formula="1727200 / ?f6"/><draw:equation draw:name="f10" draw:formula="0 / ?f7"/><draw:equation draw:name="f11" draw:formula="2425700 / ?f7"/></draw:enhanced-geometry></draw:custom-shape><draw:custom-shape svg:x="2.76955in" svg:y="0.41219in" svg:width="0.16939in" svg:height="0.20319in" draw:id="id67" draw:style-name="a68" draw:name="Rectangle 17"><svg:title/><svg:desc/><text:p text:style-name="P406"><text:span text:style-name="T407">f1<text:s/></text:span></text:p><draw:enhanced-geometry draw:type="non-primitive" svg:viewBox="0 0 21600 21600" draw:enhanced-path="M 0 0 L 21600 0 21600 21600 0 21600 Z N"/></draw:custom-shape><draw:custom-shape svg:x="2.76955in" svg:y="0.59275in" svg:width="0.21453in" svg:height="0.20319in" draw:id="id68" draw:style-name="a69" draw:name="Rectangle 18"><svg:title/><svg:desc/><text:p text:style-name="P408"><text:span text:style-name="T409">c1<text:s/></text:span></text:p><draw:enhanced-geometry draw:type="non-primitive" svg:viewBox="0 0 21600 21600" draw:enhanced-path="M 0 0 L 21600 0 21600 21600 0 21600 Z N"/></draw:custom-shape><draw:custom-shape svg:x="2.76955in" svg:y="0.7733in" svg:width="0.16939in" svg:height="0.20319in" draw:id="id69" draw:style-name="a70" draw:name="Rectangle 19"><svg:title/><svg:desc/><text:p text:style-name="P410"><text:span text:style-name="T411">f2<text:s/></text:span></text:p><draw:enhanced-geometry draw:type="non-primitive" svg:viewBox="0 0 21600 21600" draw:enhanced-path="M 0 0 L 21600 0 21600 21600 0 21600 Z N"/></draw:custom-shape><draw:custom-shape svg:x="2.76955in" svg:y="0.95386in" svg:width="0.21453in" svg:height="0.20319in" draw:id="id70" draw:style-name="a71" draw:name="Rectangle 20"><svg:title/><svg:desc/><text:p text:style-name="P412"><text:span text:style-name="T413">c2<text:s/></text:span></text:p><draw:enhanced-geometry draw:type="non-primitive" svg:viewBox="0 0 21600 21600" draw:enhanced-path="M 0 0 L 21600 0 21600 21600 0 21600 Z N"/></draw:custom-shape><draw:custom-shape svg:x="2.76955in" svg:y="1.13441in" svg:width="0.47425in" svg:height="0.20319in" draw:id="id71" draw:style-name="a72" draw:name="Rectangle 21"><svg:title/><svg:desc/><text:p text:style-name="P414"><text:span text:style-name="T415">filas1<text:s/></text:span></text:p><draw:enhanced-geometry draw:type="non-primitive" svg:viewBox="0 0 21600 21600" draw:enhanced-path="M 0 0 L 21600 0 21600 21600 0 21600 Z N"/></draw:custom-shape><draw:custom-shape svg:x="2.76955in" svg:y="1.31497in" svg:width="0.98247in" svg:height="0.20319in" draw:id="id72" draw:style-name="a73" draw:name="Rectangle 22"><svg:title/><svg:desc/><text:p text:style-name="P416"><text:span text:style-name="T417">columnas1<text:s/></text:span></text:p><draw:enhanced-geometry draw:type="non-primitive" svg:viewBox="0 0 21600 21600" draw:enhanced-path="M 0 0 L 21600 0 21600 21600 0 21600 Z N"/></draw:custom-shape><draw:custom-shape svg:x="2.76955in" svg:y="1.49552in" svg:width="0.47425in" svg:height="0.20319in" draw:id="id73" draw:style-name="a74" draw:name="Rectangle 23"><svg:title/><svg:desc/><text:p text:style-name="P418"><text:span text:style-name="T419">filas2<text:s/></text:span></text:p><draw:enhanced-geometry draw:type="non-primitive" svg:viewBox="0 0 21600 21600" draw:enhanced-path="M 0 0 L 21600 0 21600 21600 0 21600 Z N"/></draw:custom-shape><draw:custom-shape svg:x="2.76955in" svg:y="1.67608in" svg:width="0.98247in" svg:height="0.20319in" draw:id="id74" draw:style-name="a75" draw:name="Rectangle 24"><svg:title/><svg:desc/><text:p text:style-name="P420"><text:span text:style-name="T421">columnas2<text:s/></text:span></text:p><draw:enhanced-geometry draw:type="non-primitive" svg:viewBox="0 0 21600 21600" draw:enhanced-path="M 0 0 L 21600 0 21600 21600 0 21600 Z N"/></draw:custom-shape><draw:custom-shape svg:x="2.76955in" svg:y="1.85664in" svg:width="0.36129in" svg:height="0.20319in" draw:id="id75" draw:style-name="a76" draw:name="Rectangle 25"><svg:title/><svg:desc/><text:p text:style-name="P422"><text:span text:style-name="T423">filas<text:s/></text:span></text:p><draw:enhanced-geometry draw:type="non-primitive" svg:viewBox="0 0 21600 21600" draw:enhanced-path="M 0 0 L 21600 0 21600 21600 0 21600 Z N"/></draw:custom-shape><draw:custom-shape svg:x="2.76955in" svg:y="2.03719in" svg:width="0.86951in" svg:height="0.20319in" draw:id="id76" draw:style-name="a77" draw:name="Rectangle 26"><svg:title/><svg:desc/><text:p text:style-name="P424"><text:span text:style-name="T425">columnas<text:s/></text:span></text:p><draw:enhanced-geometry draw:type="non-primitive" svg:viewBox="0 0 21600 21600" draw:enhanced-path="M 0 0 L 21600 0 21600 21600 0 21600 Z N"/></draw:custom-shape><draw:custom-shape svg:x="2.76955in" svg:y="2.21775in" svg:width="1.56979in" svg:height="0.20319in" draw:id="id77" draw:style-name="a78" draw:name="Rectangle 27"><svg:title/><svg:desc/><text:p text:style-name="P426"><text:span text:style-name="T427">matriz1[100][100]<text:s/></text:span></text:p><draw:enhanced-geometry draw:type="non-primitive" svg:viewBox="0 0 21600 21600" draw:enhanced-path="M 0 0 L 21600 0 21600 21600 0 21600 Z N"/></draw:custom-shape><draw:custom-shape svg:x="2.76955in" svg:y="2.3983in" svg:width="1.56979in" svg:height="0.20319in" draw:id="id78" draw:style-name="a79" draw:name="Rectangle 28"><svg:title/><svg:desc/><text:p text:style-name="P428"><text:span text:style-name="T429">matriz2[100][100]<text:s/></text:span></text:p><draw:enhanced-geometry draw:type="non-primitive" svg:viewBox="0 0 21600 21600" draw:enhanced-path="M 0 0 L 21600 0 21600 21600 0 21600 Z N"/></draw:custom-shape><draw:custom-shape svg:x="2.76955in" svg:y="2.57886in" svg:width="1.33259in" svg:height="0.20319in" draw:id="id79" draw:style-name="a80" draw:name="Rectangle 29"><svg:title/><svg:desc/><text:p text:style-name="P430"><text:span text:style-name="T431">almacenador v<text:s/></text:span></text:p><draw:enhanced-geometry draw:type="non-primitive" svg:viewBox="0 0 21600 21600" draw:enhanced-path="M 0 0 L 21600 0 21600 21600 0 21600 Z N"/></draw:custom-shape><draw:custom-shape svg:x="3.47625in" svg:y="2.95486in" svg:width="0in" svg:height="0.5in" draw:id="id80" draw:style-name="a81" draw:name="Shape 67"><svg:title/><svg:desc/><draw:enhanced-geometry draw:type="non-primitive" svg:viewBox="0 0 0 457200" draw:enhanced-path="M 0 0 L 0 444684 0 4572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457200"/><draw:equation draw:name="f8" draw:formula="0 / ?f6"/><draw:equation draw:name="f9" draw:formula="0 / ?f7"/><draw:equation draw:name="f10" draw:formula="457200 / ?f7"/></draw:enhanced-geometry></draw:custom-shape><draw:custom-shape svg:x="3.43459in" svg:y="3.44792in" svg:width="0.08332in" svg:height="0.08333in" draw:id="id81" draw:style-name="a82" draw:name="Shape 68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><text:span text:style-name="T452">numero de filas de la matriz <text:s/>1: (f1) numero de filas de la matriz 2: (f2) numero de columnas de la matriz 1: (c1)</text:span><text:span text:style-name="T453"><text:s/></text:span><text:soft-page-break/><text:span text:style-name="T454">numero de columnas de la matriz 2: <text:s/>(c2)<text:s/></text:span><text:span text:style-name="T455"><draw:g draw:z-index="251661312" draw:name="Group 2355" draw:id="id112" draw:style-name="a113" text:anchor-type="paragraph"><svg:title/><svg:desc/><draw:custom-shape svg:x="3.85417in" svg:y="5.74458in" svg:width="1.36111in" svg:height="0.625in" draw:id="id83" draw:style-name="a84" draw:name="Shape 40"><svg:title/><svg:desc/><draw:enhanced-geometry draw:type="non-primitive" svg:viewBox="0 0 1244600 571500" draw:enhanced-path="M 0 0 L 1244600 0 1244600 571500 0 5715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44600"/><draw:equation draw:name="f7" draw:formula="?f4 / 571500"/><draw:equation draw:name="f8" draw:formula="0 / ?f6"/><draw:equation draw:name="f9" draw:formula="1244600 / ?f6"/><draw:equation draw:name="f10" draw:formula="0 / ?f7"/><draw:equation draw:name="f11" draw:formula="571500 / ?f7"/></draw:enhanced-geometry></draw:custom-shape><draw:custom-shape svg:x="3.97135in" svg:y="5.85565in" svg:width="0.36136in" svg:height="0.20319in" draw:id="id84" draw:style-name="a85" draw:name="Rectangle 42"><svg:title/><svg:desc/><text:p text:style-name="P456"><text:span text:style-name="T457">filas</text:span></text:p><draw:enhanced-geometry draw:type="non-primitive" svg:viewBox="0 0 21600 21600" draw:enhanced-path="M 0 0 L 21600 0 21600 21600 0 21600 Z N"/></draw:custom-shape><draw:custom-shape svg:x="4.24304in" svg:y="5.85565in" svg:width="0.28809in" svg:height="0.20319in" draw:id="id85" draw:style-name="a86" draw:name="Rectangle 43"><svg:title/><svg:desc/><text:p text:style-name="P458"><text:span text:style-name="T459"><text:s/>=0<text:s/></text:span></text:p><draw:enhanced-geometry draw:type="non-primitive" svg:viewBox="0 0 21600 21600" draw:enhanced-path="M 0 0 L 21600 0 21600 21600 0 21600 Z N"/></draw:custom-shape><draw:custom-shape svg:x="4.06309in" svg:y="6.03621in" svg:width="1.24237in" svg:height="0.20319in" draw:id="id86" draw:style-name="a87" draw:name="Rectangle 44"><svg:title/><svg:desc/><text:p text:style-name="P460"><text:span text:style-name="T461">filas= filas + 1<text:s/></text:span></text:p><draw:enhanced-geometry draw:type="non-primitive" svg:viewBox="0 0 21600 21600" draw:enhanced-path="M 0 0 L 21600 0 21600 21600 0 21600 Z N"/></draw:custom-shape><draw:custom-shape svg:x="4.0625in" svg:y="7.13347in" svg:width="1.23611in" svg:height="0.38889in" draw:id="id87" draw:style-name="a88" draw:name="Shape 45"><svg:title/><svg:desc/><draw:enhanced-geometry draw:type="non-primitive" svg:viewBox="0 0 1130300 355600" draw:enhanced-path="M 0 0 L 1130300 0 1130300 355600 0 3556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0300"/><draw:equation draw:name="f7" draw:formula="?f4 / 355600"/><draw:equation draw:name="f8" draw:formula="0 / ?f6"/><draw:equation draw:name="f9" draw:formula="1130300 / ?f6"/><draw:equation draw:name="f10" draw:formula="0 / ?f7"/><draw:equation draw:name="f11" draw:formula="355600 / ?f7"/></draw:enhanced-geometry></draw:custom-shape><draw:custom-shape svg:x="4.43853in" svg:y="7.26812in" svg:width="0.6438in" svg:height="0.20319in" draw:id="id88" draw:style-name="a89" draw:name="Rectangle 47"><svg:title/><svg:desc/><text:p text:style-name="P462"><text:span text:style-name="T463">filas#f1<text:s/></text:span></text:p><draw:enhanced-geometry draw:type="non-primitive" svg:viewBox="0 0 21600 21600" draw:enhanced-path="M 0 0 L 21600 0 21600 21600 0 21600 Z N"/></draw:custom-shape><draw:custom-shape svg:x="4.70139in" svg:y="7.65431in" svg:width="0in" svg:height="0.52778in" draw:id="id89" draw:style-name="a90" draw:name="Shape 48"><svg:title/><svg:desc/><draw:enhanced-geometry draw:type="non-primitive" svg:viewBox="0 0 0 482600" draw:enhanced-path="M 0 0 L 0 479811 0 4826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482600"/><draw:equation draw:name="f8" draw:formula="0 / ?f6"/><draw:equation draw:name="f9" draw:formula="0 / ?f7"/><draw:equation draw:name="f10" draw:formula="482600 / ?f7"/></draw:enhanced-geometry></draw:custom-shape><draw:custom-shape svg:x="4.65972in" svg:y="8.17514in" svg:width="0.08333in" svg:height="0.08333in" draw:id="id90" draw:style-name="a91" draw:name="Shape 49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x="3.58333in" svg:y="6.09181in" svg:width="0.07491in" svg:height="0in" draw:id="id91" draw:style-name="a92" draw:name="Shape 50"><svg:title/><svg:desc/><draw:enhanced-geometry draw:type="non-primitive" svg:viewBox="0 0 68495 0" draw:enhanced-path="M 38098 0 L 68495 0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95"/><draw:equation draw:name="f7" draw:formula="?f4 / 0"/><draw:equation draw:name="f8" draw:formula="0 / ?f6"/><draw:equation draw:name="f9" draw:formula="68495 / ?f6"/><draw:equation draw:name="f10" draw:formula="0 / ?f7"/></draw:enhanced-geometry></draw:custom-shape><draw:custom-shape svg:x="3.57639in" svg:y="6.05014in" svg:width="0.08333in" svg:height="0.08333in" draw:id="id92" draw:style-name="a93" draw:name="Shape 51"><svg:title/><svg:desc/><draw:enhanced-geometry draw:type="non-primitive" svg:viewBox="0 0 76200 76200" draw:enhanced-path="M 0 0 L 76200 38100 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x="3.82639in" svg:y="8.50847in" svg:width="2.05556in" svg:height="0.58333in" draw:id="id93" draw:style-name="a94" draw:name="Shape 52"><svg:title/><svg:desc/><draw:enhanced-geometry draw:type="non-primitive" svg:viewBox="0 0 1879601 533400" draw:enhanced-path="M 0 0 L 1879601 0 1879601 533400 0 5334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79601"/><draw:equation draw:name="f7" draw:formula="?f4 / 533400"/><draw:equation draw:name="f8" draw:formula="0 / ?f6"/><draw:equation draw:name="f9" draw:formula="1879601 / ?f6"/><draw:equation draw:name="f10" draw:formula="0 / ?f7"/><draw:equation draw:name="f11" draw:formula="533400 / ?f7"/></draw:enhanced-geometry></draw:custom-shape><draw:custom-shape svg:x="4.4383in" svg:y="8.65295in" svg:width="1.10131in" svg:height="0.20319in" draw:id="id94" draw:style-name="a95" draw:name="Rectangle 54"><svg:title/><svg:desc/><text:p text:style-name="P464"><text:span text:style-name="T465">columnas=0<text:s/></text:span></text:p><draw:enhanced-geometry draw:type="non-primitive" svg:viewBox="0 0 21600 21600" draw:enhanced-path="M 0 0 L 21600 0 21600 21600 0 21600 Z N"/></draw:custom-shape><draw:custom-shape svg:x="4.02432in" svg:y="8.83351in" svg:width="2.20255in" svg:height="0.20319in" draw:id="id95" draw:style-name="a96" draw:name="Rectangle 55"><svg:title/><svg:desc/><text:p text:style-name="P466"><text:span text:style-name="T467">columnas= columnas +1<text:s/></text:span></text:p><draw:enhanced-geometry draw:type="non-primitive" svg:viewBox="0 0 21600 21600" draw:enhanced-path="M 0 0 L 21600 0 21600 21600 0 21600 Z N"/></draw:custom-shape><draw:custom-shape svg:x="4.0625in" svg:y="10.49458in" svg:width="1.52778in" svg:height="0.38889in" draw:id="id96" draw:style-name="a97" draw:name="Shape 56"><svg:title/><svg:desc/><draw:enhanced-geometry draw:type="non-primitive" svg:viewBox="0 0 1397000 355600" draw:enhanced-path="M 0 0 L 1397000 0 1397000 355600 0 3556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97000"/><draw:equation draw:name="f7" draw:formula="?f4 / 355600"/><draw:equation draw:name="f8" draw:formula="0 / ?f6"/><draw:equation draw:name="f9" draw:formula="1397000 / ?f6"/><draw:equation draw:name="f10" draw:formula="0 / ?f7"/><draw:equation draw:name="f11" draw:formula="355600 / ?f7"/></draw:enhanced-geometry></draw:custom-shape><draw:custom-shape svg:x="4.37271in" svg:y="10.61983in" svg:width="1.19726in" svg:height="0.20319in" draw:id="id97" draw:style-name="a98" draw:name="Rectangle 58"><svg:title/><svg:desc/><text:p text:style-name="P468"><text:span text:style-name="T469">columnas#c1<text:s/></text:span></text:p><draw:enhanced-geometry draw:type="non-primitive" svg:viewBox="0 0 21600 21600" draw:enhanced-path="M 0 0 L 21600 0 21600 21600 0 21600 Z N"/></draw:custom-shape><draw:custom-shape svg:width="0.95695in" svg:height="0.14778in" draw:id="id98" draw:style-name="a99" draw:transform="translate(-0.47847in -0.07389in) rotate(-4.71239) translate(4.50388in 9.67479in)" draw:name="Rectangle 59"><svg:title/><svg:desc/><text:p text:style-name="P470"><text:span text:style-name="T471">columnas = c1<text:s/></text:span></text:p><draw:enhanced-geometry draw:type="non-primitive" svg:viewBox="0 0 21600 21600" draw:enhanced-path="M 0 0 L 21600 0 21600 21600 0 21600 Z N"/></draw:custom-shape><draw:custom-shape svg:x="3.59722in" svg:y="8.80014in" svg:width="0.07937in" svg:height="0in" draw:id="id99" draw:style-name="a100" draw:name="Shape 60"><svg:title/><svg:desc/><draw:enhanced-geometry draw:type="non-primitive" svg:viewBox="0 0 72576 0" draw:enhanced-path="M 12699 0 L 72576 0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576"/><draw:equation draw:name="f7" draw:formula="?f4 / 0"/><draw:equation draw:name="f8" draw:formula="0 / ?f6"/><draw:equation draw:name="f9" draw:formula="72576 / ?f6"/><draw:equation draw:name="f10" draw:formula="0 / ?f7"/></draw:enhanced-geometry></draw:custom-shape><draw:custom-shape svg:x="3.59028in" svg:y="8.75847in" svg:width="0.08333in" svg:height="0.08333in" draw:id="id100" draw:style-name="a101" draw:name="Shape 61"><svg:title/><svg:desc/><draw:enhanced-geometry draw:type="non-primitive" svg:viewBox="0 0 76200 76200" draw:enhanced-path="M 0 0 L 76200 38100 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width="0.998in" svg:height="0.14778in" draw:id="id101" draw:style-name="a102" draw:transform="translate(-0.499in -0.07389in) rotate(-4.71239) translate(2.94925in 9.58053in)" draw:name="Rectangle 62"><svg:title/><svg:desc/><text:p text:style-name="P472"><text:span text:style-name="T473">columnas =! c1</text:span></text:p><draw:enhanced-geometry draw:type="non-primitive" svg:viewBox="0 0 21600 21600" draw:enhanced-path="M 0 0 L 21600 0 21600 21600 0 21600 Z N"/></draw:custom-shape><draw:custom-shape svg:x="4.86805in" svg:y="9.41819in" svg:width="0in" svg:height="0.88889in" draw:id="id102" draw:style-name="a103" draw:name="Shape 63"><svg:title/><svg:desc/><draw:enhanced-geometry draw:type="non-primitive" svg:viewBox="0 0 0 812800" draw:enhanced-path="M 0 0 L 0 809543 0 8128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12800"/><draw:equation draw:name="f8" draw:formula="0 / ?f6"/><draw:equation draw:name="f9" draw:formula="0 / ?f7"/><draw:equation draw:name="f10" draw:formula="812800 / ?f7"/></draw:enhanced-geometry></draw:custom-shape><draw:custom-shape svg:x="4.82639in" svg:y="10.30014in" svg:width="0.08333in" svg:height="0.08333in" draw:id="id103" draw:style-name="a104" draw:name="Shape 64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x="4.5625in" svg:y="6.55708in" svg:width="0in" svg:height="0.43056in" draw:id="id104" draw:style-name="a105" draw:name="Shape 65"><svg:title/><svg:desc/><draw:enhanced-geometry draw:type="non-primitive" svg:viewBox="0 0 0 393700" draw:enhanced-path="M 0 0 L 0 381297 0 3937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93700"/><draw:equation draw:name="f8" draw:formula="0 / ?f6"/><draw:equation draw:name="f9" draw:formula="0 / ?f7"/><draw:equation draw:name="f10" draw:formula="393700 / ?f7"/></draw:enhanced-geometry></draw:custom-shape><draw:custom-shape svg:x="4.52083in" svg:y="6.98069in" svg:width="0.08333in" svg:height="0.08333in" draw:id="id105" draw:style-name="a106" draw:name="Shape 66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x="4.54861in" svg:y="5.09875in" svg:width="0in" svg:height="0.48611in" draw:id="id106" draw:style-name="a107" draw:name="Shape 69"><svg:title/><svg:desc/><draw:enhanced-geometry draw:type="non-primitive" svg:viewBox="0 0 0 444500" draw:enhanced-path="M 0 0 L 0 442405 0 4445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444500"/><draw:equation draw:name="f8" draw:formula="0 / ?f6"/><draw:equation draw:name="f9" draw:formula="0 / ?f7"/><draw:equation draw:name="f10" draw:formula="444500 / ?f7"/></draw:enhanced-geometry></draw:custom-shape><draw:custom-shape svg:x="4.50694in" svg:y="5.57792in" svg:width="0.08333in" svg:height="0.08333in" draw:id="id107" draw:style-name="a108" draw:name="Shape 70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draw:custom-shape svg:width="0.74436in" svg:height="0.18472in" draw:id="id108" draw:style-name="a109" draw:transform="translate(-0.37218in -0.09236in) rotate(-4.71239) translate(2.82969in 6.74103in)" draw:name="Rectangle 71"><svg:title/><svg:desc/><text:p text:style-name="P474"><text:span text:style-name="T475">filas =! f1</text:span></text:p><draw:enhanced-geometry draw:type="non-primitive" svg:viewBox="0 0 21600 21600" draw:enhanced-path="M 0 0 L 21600 0 21600 21600 0 21600 Z N"/></draw:custom-shape><draw:custom-shape svg:width="0.69304in" svg:height="0.18472in" draw:id="id109" draw:style-name="a110" draw:transform="translate(-0.34652in -0.09236in) rotate(-4.71239) translate(4.16385in 6.66972in)" draw:name="Rectangle 72"><svg:title/><svg:desc/><text:p text:style-name="P476"><text:span text:style-name="T477">filas = f1<text:s/></text:span></text:p><draw:enhanced-geometry draw:type="non-primitive" svg:viewBox="0 0 21600 21600" draw:enhanced-path="M 0 0 L 21600 0 21600 21600 0 21600 Z N"/></draw:custom-shape><draw:custom-shape svg:x="2.93166in" svg:y="6.10688in" svg:width="1.00636in" svg:height="1.29616in" draw:id="id110" draw:style-name="a111" draw:name="Shape 73"><svg:title/><svg:desc/><draw:enhanced-geometry draw:type="non-primitive" svg:viewBox="0 0 920216 1185212" draw:enhanced-path="M 920216 1185212 C 115278 991377 0 596306 57438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0216"/><draw:equation draw:name="f7" draw:formula="?f4 / 1185212"/><draw:equation draw:name="f8" draw:formula="0 / ?f6"/><draw:equation draw:name="f9" draw:formula="920216 / ?f6"/><draw:equation draw:name="f10" draw:formula="0 / ?f7"/><draw:equation draw:name="f11" draw:formula="1185212 / ?f7"/></draw:enhanced-geometry></draw:custom-shape><draw:custom-shape svg:x="2.91654in" svg:y="8.84432in" svg:width="1.02148in" svg:height="1.82568in" draw:id="id111" draw:style-name="a112" draw:name="Shape 74"><svg:title/><svg:desc/><draw:enhanced-geometry draw:type="non-primitive" svg:viewBox="0 0 934039 1669402" draw:enhanced-path="M 934039 1669402 C 115277 1258669 0 702201 588207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4039"/><draw:equation draw:name="f7" draw:formula="?f4 / 1669402"/><draw:equation draw:name="f8" draw:formula="0 / ?f6"/><draw:equation draw:name="f9" draw:formula="934039 / ?f6"/><draw:equation draw:name="f10" draw:formula="0 / ?f7"/><draw:equation draw:name="f11" draw:formula="1669402 / ?f7"/></draw:enhanced-geometry></draw:custom-shape></draw:g></text:span><text:span text:style-name="T478">Escribir matriz 1 [f1][c1]</text:span></text:p>
      <text:p text:style-name="P479"><text:span text:style-name="T480"><draw:g draw:name="Group 2477" draw:id="id115" draw:style-name="a116" text:anchor-type="as-char"><svg:title/><svg:desc/><draw:custom-shape svg:x="0.04167in" svg:y="0in" svg:width="0in" svg:height="0.72222in" draw:id="id113" draw:style-name="a114" draw:name="Shape 90"><svg:title/><svg:desc/><draw:enhanced-geometry draw:type="non-primitive" svg:viewBox="0 0 0 660400" draw:enhanced-path="M 0 0 L 0 659279 0 6604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60400"/><draw:equation draw:name="f8" draw:formula="0 / ?f6"/><draw:equation draw:name="f9" draw:formula="0 / ?f7"/><draw:equation draw:name="f10" draw:formula="660400 / ?f7"/></draw:enhanced-geometry></draw:custom-shape><draw:custom-shape svg:x="0in" svg:y="0.71528in" svg:width="0.08333in" svg:height="0.08333in" draw:id="id114" draw:style-name="a115" draw:name="Shape 91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481"><text:span text:style-name="T482">Escribir matriz 2 [f2][c2]</text:span></text:p>
      <text:p text:style-name="P483"><text:span text:style-name="T484"><draw:g draw:name="Group 2480" draw:id="id118" draw:style-name="a119" text:anchor-type="as-char"><svg:title/><svg:desc/><draw:custom-shape svg:x="0.04167in" svg:y="0in" svg:width="0in" svg:height="0.16667in" draw:id="id116" draw:style-name="a117" draw:name="Shape 110"><svg:title/><svg:desc/><draw:enhanced-geometry draw:type="non-primitive" svg:viewBox="0 0 0 152399" draw:enhanced-path="M 0 0 L 0 140606 0 152399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2399"/><draw:equation draw:name="f8" draw:formula="0 / ?f6"/><draw:equation draw:name="f9" draw:formula="0 / ?f7"/><draw:equation draw:name="f10" draw:formula="152399 / ?f7"/></draw:enhanced-geometry></draw:custom-shape><draw:custom-shape svg:x="0in" svg:y="0.15972in" svg:width="0.08333in" svg:height="0.08333in" draw:id="id117" draw:style-name="a118" draw:name="Shape 111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485"><text:span text:style-name="T486">Multiplicar<text:s/></text:span></text:p>
      <text:p text:style-name="P487"><text:span text:style-name="T488"><draw:g draw:name="Group 2479" draw:id="id121" draw:style-name="a122" text:anchor-type="as-char"><svg:title/><svg:desc/><draw:custom-shape svg:x="0.04167in" svg:y="0in" svg:width="0in" svg:height="0.16667in" draw:id="id119" draw:style-name="a120" draw:name="Shape 108"><svg:title/><svg:desc/><draw:enhanced-geometry draw:type="non-primitive" svg:viewBox="0 0 0 152399" draw:enhanced-path="M 0 0 L 0 141564 0 152399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2399"/><draw:equation draw:name="f8" draw:formula="0 / ?f6"/><draw:equation draw:name="f9" draw:formula="0 / ?f7"/><draw:equation draw:name="f10" draw:formula="152399 / ?f7"/></draw:enhanced-geometry></draw:custom-shape><draw:custom-shape svg:x="0in" svg:y="0.15972in" svg:width="0.08333in" svg:height="0.08333in" draw:id="id120" draw:style-name="a121" draw:name="Shape 109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489">matriz3[filas][columnas]+matriz1[filas<text:s/></text:p>
      <text:p text:style-name="P490">[almacenadorv]*matriz2[almacenadorv]<text:s/></text:p>
      <text:p text:style-name="P491"><text:span text:style-name="T492"><text:s/></text:span><text:span text:style-name="T493"><text:tab/></text:span>[columnas];<text:s/></text:p>
      <text:soft-page-break/>
      <text:p text:style-name="P494"><text:span text:style-name="T495"><draw:g draw:name="Group 2476" draw:id="id124" draw:style-name="a125" text:anchor-type="as-char"><svg:title/><svg:desc/><draw:custom-shape svg:x="0.04167in" svg:y="0in" svg:width="0in" svg:height="0.52778in" draw:id="id122" draw:style-name="a123" draw:name="Shape 79"><svg:title/><svg:desc/><draw:enhanced-geometry draw:type="non-primitive" svg:viewBox="0 0 0 482599" draw:enhanced-path="M 0 0 L 0 472785 0 482599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482599"/><draw:equation draw:name="f8" draw:formula="0 / ?f6"/><draw:equation draw:name="f9" draw:formula="0 / ?f7"/><draw:equation draw:name="f10" draw:formula="482599 / ?f7"/></draw:enhanced-geometry></draw:custom-shape><draw:custom-shape svg:x="0in" svg:y="0.52083in" svg:width="0.08333in" svg:height="0.08333in" draw:id="id123" draw:style-name="a124" draw:name="Shape 80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496">Escribir Tu resultado de matriz es:<text:s/></text:p>
      <text:p text:style-name="P497">matriz3[filas][columnas]<text:s/></text:p>
      <text:p text:style-name="P498"><text:span text:style-name="T499"><draw:g draw:name="Group 2478" draw:id="id127" draw:style-name="a128" text:anchor-type="as-char"><svg:title/><svg:desc/><draw:custom-shape svg:x="0.04167in" svg:y="0in" svg:width="0in" svg:height="0.16667in" draw:id="id125" draw:style-name="a126" draw:name="Shape 106"><svg:title/><svg:desc/><draw:enhanced-geometry draw:type="non-primitive" svg:viewBox="0 0 0 151965" draw:enhanced-path="M 0 0 L 0 145350 0 151965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965"/><draw:equation draw:name="f8" draw:formula="0 / ?f6"/><draw:equation draw:name="f9" draw:formula="0 / ?f7"/><draw:equation draw:name="f10" draw:formula="151965 / ?f7"/></draw:enhanced-geometry></draw:custom-shape><draw:custom-shape svg:x="0in" svg:y="0.15972in" svg:width="0.08333in" svg:height="0.08333in" draw:id="id126" draw:style-name="a127" draw:name="Shape 107"><svg:title/><svg:desc/><draw:enhanced-geometry draw:type="non-primitive" svg:viewBox="0 0 76200 76200" draw:enhanced-path="M 0 0 L 76200 0 38100 762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76200"/><draw:equation draw:name="f8" draw:formula="0 / ?f6"/><draw:equation draw:name="f9" draw:formula="76200 / ?f6"/><draw:equation draw:name="f10" draw:formula="0 / ?f7"/><draw:equation draw:name="f11" draw:formula="76200 / ?f7"/></draw:enhanced-geometry></draw:custom-shape></draw:g></text:span></text:p>
      <text:p text:style-name="P500"><text:span text:style-name="T501">FIN <text:s/></text:span></text:p>
      <text:p text:style-name="P502"/>
      <text:p text:style-name="P503"/>
      <text:p text:style-name="P504"/>
      <text:p text:style-name="P505"/>
      <text:p text:style-name="P506">Pseudocodigo</text:p>
      <text:p text:style-name="P507">Inicio<text:s/></text:p>
      <text:p text:style-name="P508">F1:ENTERO<text:s/></text:p>
      <text:p text:style-name="P509">C1:ENTERO<text:s/></text:p>
      <text:p text:style-name="P510">F2:ENTERO<text:s/></text:p>
      <text:p text:style-name="P511">C2:ENTERO<text:s/></text:p>
      <text:p text:style-name="P512">FILAS1:ENTERO<text:s/></text:p>
      <text:p text:style-name="P513">COLUMNAS1:ENTERO<text:s/></text:p>
      <text:p text:style-name="P514">FILAS2:ENTERO<text:s/></text:p>
      <text:p text:style-name="P515">COLUMNAS2:ENTERO<text:s/></text:p>
      <text:p text:style-name="P516">MATRIZ1:ENTERO<text:s/></text:p>
      <text:p text:style-name="P517">MATRIZ2:ENTERO<text:s/></text:p>
      <text:p text:style-name="P518">ALMACENADOR: ENTERO <text:s/></text:p>
      <text:p text:style-name="P519">ESCRIBIR (“Dame el numero de filas de la matriz 1”)<text:s/></text:p>
      <text:p text:style-name="P520">LEER (“F1”)<text:s/></text:p>
      <text:p text:style-name="P521">ESCRIBIR (“Dame el numero de filas de la matriz 2”)<text:s/></text:p>
      <text:p text:style-name="P522">LEER (“F2”)<text:s/></text:p>
      <text:p text:style-name="P523">ESCRIBIR (“Dame el numero de columnas de la matriz 1”)<text:s/></text:p>
      <text:p text:style-name="P524">LEER (“C1”)<text:s/></text:p>
      <text:p text:style-name="P525">ESCRIBIR (“Dame el numero de columnas de la matriz 2”) LEER (“C2”)<text:s/></text:p>
      <text:p text:style-name="P526">FILAS1:=0<text:s/></text:p>
      <text:p text:style-name="P527"><text:s/><text:tab/>SI FILAS1&lt;F1 ENTONCES<text:s/></text:p>
      <text:p text:style-name="P528"><text:s/><text:tab/><text:s/><text:tab/>FILAS1:=FILAS1+1<text:s/></text:p>
      <text:p text:style-name="P529"><text:s/><text:tab/><text:s/><text:tab/><text:s/><text:tab/>COLUMNAS1:=0<text:s/></text:p>
      <text:p text:style-name="P530"><text:s/><text:tab/><text:s/><text:tab/><text:s/><text:tab/><text:s/><text:tab/>SI COLUMNAS1&lt;C1 ENTONCES<text:s/></text:p>
      <text:p text:style-name="P531"><text:s/><text:tab/><text:s/><text:tab/><text:s/><text:tab/><text:s/><text:tab/><text:s/><text:tab/>COLUMNAS1:=COLUMNAS1+1<text:s/></text:p>
      <text:p text:style-name="P532"><text:s text:c="6"/>ESCRIBIR (“DAME LOS NUMEROS DE <text:s text:c="9"/>IZQUIERDA A DERECHA Y POR FILAS”)<text:s/></text:p>
      <text:p text:style-name="P533"><text:s text:c="7"/>LEER (“MATRIZ1[FILAS1] <text:s text:c="3"/></text:p>
      <text:p text:style-name="P534"><text:s/><text:tab/><text:s/><text:tab/><text:s/><text:tab/><text:s/><text:tab/><text:s/><text:tab/><text:s/><text:tab/><text:s/><text:tab/>[COLUMNAS1]”)<text:s/></text:p>
      <text:p text:style-name="P535"><text:s/><text:tab/><text:s/><text:tab/><text:s/><text:tab/><text:s/><text:tab/>FIN SI <text:s/><text:tab/>FIN SI<text:s/></text:p>
      <text:p text:style-name="P536">FILAS2:=0<text:s/></text:p>
      <text:p text:style-name="P537"><text:s/><text:tab/>SI FILAS2&lt;F2 ENTONCES<text:s/></text:p>
      <text:p text:style-name="P538"><text:s/><text:tab/><text:s/><text:tab/>FILAS2:=FILAS2+1<text:s/></text:p>
      <text:p text:style-name="P539"><text:s/><text:tab/><text:s/><text:tab/><text:s/><text:tab/>COLUMNAS2:=0<text:s/></text:p>
      <text:soft-page-break/>
      <text:p text:style-name="P540"><text:s/><text:tab/><text:s/><text:tab/><text:s/><text:tab/><text:s/><text:tab/>SI COLUMNAS2&lt;C2 ENTONCES<text:s/></text:p>
      <text:p text:style-name="P541"><text:s/><text:tab/><text:s/><text:tab/><text:s/><text:tab/><text:s/><text:tab/><text:s/><text:tab/>COLUMNAS2:=COLUMNAS2+1<text:s/></text:p>
      <text:p text:style-name="P542"><text:s text:c="6"/>ESCRIBIR (“DAME LOS NUMEROS DE <text:s text:c="9"/>IZQUIERDA A DERECHA Y POR FILAS”)<text:s/></text:p>
      <text:p text:style-name="P543"><text:s text:c="7"/>LEER (“MATRIZ2[FILAS2] <text:s text:c="3"/></text:p>
      <text:p text:style-name="P544"><text:s/><text:tab/><text:s/><text:tab/><text:s/><text:tab/><text:s/><text:tab/><text:s/><text:tab/><text:s/><text:tab/><text:s/><text:tab/>[COLUMNAS2]”)<text:s/></text:p>
      <text:p text:style-name="P545"><text:s/><text:tab/><text:s/><text:tab/><text:s/><text:tab/><text:s/><text:tab/>FIN SI<text:s/></text:p>
      <text:p text:style-name="P546"><text:s/><text:tab/><text:s/><text:tab/>FIN SI<text:s/></text:p>
      <text:p text:style-name="P547">FILAS1:=0<text:s/></text:p>
      <text:p text:style-name="P548"><text:s/><text:tab/>SI FILAS1&lt;F1 ENTONCES<text:s/></text:p>
      <text:p text:style-name="P549"><text:s/><text:tab/><text:s/><text:tab/>FILAS1:=FILAS1+1<text:s/></text:p>
      <text:p text:style-name="P550"><text:s/><text:tab/><text:s/><text:tab/><text:s/><text:tab/>COLUMNAS1:=0<text:s/></text:p>
      <text:p text:style-name="P551"><text:s/><text:tab/><text:s/><text:tab/><text:s/><text:tab/><text:s/><text:tab/>SI COLUMNAS1&lt;C1 ENTONCES<text:s/></text:p>
      <text:p text:style-name="P552"><text:s/><text:tab/><text:s/><text:tab/><text:s/><text:tab/><text:s/><text:tab/><text:s/><text:tab/>COLUMNAS1:=COLUMNAS1+1<text:s/></text:p>
      <text:p text:style-name="P553"><text:s/><text:tab/><text:s/><text:tab/><text:s/><text:tab/><text:s/><text:tab/><text:s/><text:tab/><text:s/><text:tab/>LEER (“MATRIZ1[FILAS1][COLUMNAS1]”)<text:s/></text:p>
      <text:p text:style-name="P554"><text:s/><text:tab/><text:s/><text:tab/><text:s/><text:tab/><text:s/><text:tab/>FIN SI <text:s/><text:tab/>FIN SI<text:s/></text:p>
      <text:p text:style-name="P555">FILAS2:=0<text:s/></text:p>
      <text:p text:style-name="P556"><text:s/><text:tab/>SI FILAS2&lt;F2 ENTONCES<text:s/></text:p>
      <text:p text:style-name="P557"><text:s/><text:tab/><text:s/><text:tab/>FILAS2:=FILAS2+1<text:s/></text:p>
      <text:p text:style-name="P558"><text:s/><text:tab/><text:s/><text:tab/><text:s/><text:tab/>COLUMNAS2:=0<text:s/></text:p>
      <text:p text:style-name="P559"><text:s/><text:tab/><text:s/><text:tab/><text:s/><text:tab/><text:s/><text:tab/>SI COLUMNAS2&lt;C2 ENTONCES<text:s/></text:p>
      <text:p text:style-name="P560"><text:s/><text:tab/><text:s/><text:tab/><text:s/><text:tab/><text:s/><text:tab/><text:s/><text:tab/>COLUMNAS2:=COLUMNAS2+1<text:s/></text:p>
      <text:p text:style-name="P561"><text:s/><text:tab/><text:s/><text:tab/><text:s/><text:tab/><text:s/><text:tab/><text:s/><text:tab/><text:s/><text:tab/>LEER (“MATRIZ2[FILAS2][COLUMNAS2]”)<text:s/></text:p>
      <text:p text:style-name="P562"><text:s/><text:tab/><text:s/><text:tab/><text:s/><text:tab/><text:s/><text:tab/>FIN SI<text:s/></text:p>
      <text:p text:style-name="P563"><text:s/><text:tab/>FIN SI<text:s/></text:p>
      <text:p text:style-name="P564">FILAS=0<text:s/></text:p>
      <text:p text:style-name="P565"><text:s/><text:tab/>SI FILAS &lt;f1<text:s/></text:p>
      <text:p text:style-name="P566"><text:s/><text:tab/><text:s/><text:tab/>FILAS:=FILAS+1<text:s/></text:p>
      <text:p text:style-name="P567"><text:s/><text:tab/><text:s/><text:tab/><text:s/><text:tab/>COLUMNAS=0<text:s/></text:p>
      <text:p text:style-name="P568"><text:s/><text:tab/><text:s/><text:tab/><text:s/><text:tab/><text:s/><text:tab/>SI COLUMNAS &lt;F1<text:s/></text:p>
      <text:p text:style-name="P569"><text:s/><text:tab/><text:s/><text:tab/><text:s/><text:tab/><text:s/><text:tab/><text:s/><text:tab/>FILAS:=FILAS+1<text:s/></text:p>
      <text:p text:style-name="P570"><text:s text:c="5"/>HACER MATRIZ3[FILAS][COLUMNAS] = <text:s text:c="4"/></text:p>
      <text:p text:style-name="P571"><text:s/><text:tab/><text:s/><text:tab/><text:s/><text:tab/><text:s/><text:tab/>MATRIZ3[FILAS][COLUMNAS]+MATRIZ1[FILAS] <text:s/><text:tab/><text:s/><text:tab/><text:s text:c="2"/><text:tab/><text:s/><text:tab/><text:s/><text:tab/><text:s/><text:tab/>[ALMACENADOR V]*MATRIZ2[ALMACENADOR V]<text:s/><text:tab/><text:s/><text:tab/><text:s/></text:p>
      <text:p text:style-name="P572"><text:s/><text:tab/><text:s/><text:tab/><text:s/><text:tab/><text:s/><text:tab/>[COLUMNAS];<text:s/></text:p>
      <text:p text:style-name="P573"><text:s/><text:tab/><text:s/><text:tab/><text:s/><text:tab/><text:s/><text:tab/>FIN SI<text:s/></text:p>
      <text:p text:style-name="P574"><text:s/><text:tab/>FIN SI<text:s/></text:p>
      <text:p text:style-name="P575">ESCRIBIR: TU NUEVA MATRIZ ES <text:s/></text:p>
      <text:p text:style-name="P576"><text:s/><text:tab/>FILAS=0<text:s/></text:p>
      <text:p text:style-name="P577"><text:s/><text:tab/><text:s/><text:tab/>SI FILAS&lt;F1<text:s/></text:p>
      <text:p text:style-name="P578"><text:s/><text:tab/><text:s/><text:tab/><text:s/><text:tab/>FILAS=FILAS +1 <text:s/></text:p>
      <text:p text:style-name="P579"><text:s/><text:tab/><text:s/><text:tab/><text:s/><text:tab/><text:s/><text:tab/>COLUMNAS=0<text:s/></text:p>
      <text:p text:style-name="P580"><text:s/><text:tab/><text:s/><text:tab/><text:s/><text:tab/><text:s/><text:tab/><text:s/><text:tab/>SI COLUMNAS&lt;C2<text:s/></text:p>
      <text:p text:style-name="P581"><text:s/><text:tab/><text:s/><text:tab/><text:s/><text:tab/><text:s/><text:tab/><text:s/><text:tab/><text:s/><text:tab/>COLUMNAS= COLUMNAS +1 <text:s/></text:p>
      <text:p text:style-name="P582"><text:s/><text:tab/><text:s/><text:tab/><text:s/><text:tab/><text:s/><text:tab/><text:s/><text:tab/>FIN SI<text:s/></text:p>
      <text:p text:style-name="P583"><text:s/><text:tab/><text:s/><text:tab/>FIN SI <text:s/></text:p>
      <text:p text:style-name="P584">ESCRIBIR: MATRIZ3 [FILAS][COLUMNAS] <text:s text:c="8"/></text:p>
      <text:p text:style-name="Normal">FIN</text:p>
      <text:p text:style-name="P585"/>
      <text:p text:style-name="P586">C</text:p>
      <text:p text:style-name="P587">#include &lt;stdio.h&gt;</text:p>
      <text:p text:style-name="P588">#include &lt;stdlib.h&gt;</text:p>
      <text:p text:style-name="P589"/>
      <text:p text:style-name="P590">/* run this program using the console pauser or add your own getch, system("pause") or input loop */</text:p>
      <text:p text:style-name="P591"/>
      <text:p text:style-name="P592">int main(int argc, char *argv[])<text:s/></text:p>
      <text:p text:style-name="P593">{</text:p>
      <text:p text:style-name="P594"><text:tab/>int m1[100][100];</text:p>
      <text:p text:style-name="P595"><text:tab/>int m2[100][100];</text:p>
      <text:p text:style-name="P596"><text:tab/>int m3[100][100];</text:p>
      <text:p text:style-name="P597"><text:tab/>int f1=10;</text:p>
      <text:p text:style-name="P598"><text:tab/>int c1=10;</text:p>
      <text:p text:style-name="P599"><text:tab/>int f2=10;</text:p>
      <text:p text:style-name="P600"><text:tab/>int c2=10;</text:p>
      <text:p text:style-name="P601"><text:tab/>int f;</text:p>
      <text:p text:style-name="P602"><text:tab/>int c;</text:p>
      <text:p text:style-name="P603"><text:tab/><text:span text:style-name="T604">int k;</text:span></text:p>
      <text:p text:style-name="P605"><text:tab/></text:p>
      <text:p text:style-name="P606"><text:tab/>if (c1!=f2)</text:p>
      <text:p text:style-name="P607"><text:tab/>{</text:p>
      <text:p text:style-name="P608"><text:tab/><text:tab/>printf("No existe la matriz");</text:p>
      <text:p text:style-name="P609"><text:span text:style-name="T610"><text:tab/></text:span><text:span text:style-name="T611"><text:tab/></text:span>return 0;</text:p>
      <text:p text:style-name="P612"><text:tab/>}<text:s/></text:p>
      <text:p text:style-name="P613"><text:tab/></text:p>
      <text:p text:style-name="P614"><text:tab/>else</text:p>
      <text:p text:style-name="P615">{<text:tab/></text:p>
      <text:p text:style-name="P616"><text:tab/>for (f=0; f&lt;f1; f++)</text:p>
      <text:p text:style-name="P617"><text:tab/>{</text:p>
      <text:p text:style-name="P618"><text:tab/><text:tab/>for (c=0; c&lt;c2; c++)</text:p>
      <text:p text:style-name="P619"><text:tab/><text:tab/>{</text:p>
      <text:p text:style-name="P620"><text:tab/><text:tab/><text:s text:c="4"/>m3[f][c]=0;</text:p>
      <text:p text:style-name="P621"><text:tab/><text:tab/><text:tab/></text:p>
      <text:p text:style-name="P622"><text:tab/><text:tab/><text:tab/>for (k=0; k&lt;c1; k++)</text:p>
      <text:p text:style-name="P623"><text:tab/><text:tab/><text:tab/>{</text:p>
      <text:p text:style-name="P624"><text:tab/><text:tab/><text:tab/><text:tab/>m3[f][c]=(m3[f][c]+m1[f][k]*m2[k][c]);</text:p>
      <text:p text:style-name="P625"><text:tab/><text:tab/><text:tab/><text:span text:style-name="T626">}</text:span></text:p>
      <text:p text:style-name="P627"><text:tab/><text:tab/>}</text:p>
      <text:p text:style-name="P628"><text:tab/>}</text:p>
      <text:p text:style-name="P629"><text:tab/></text:p>
      <text:p text:style-name="P630"><text:tab/>printf("\n MULTIPLICACION DE LAS MATRICES: \n");</text:p>
      <text:p text:style-name="P631"><text:span text:style-name="T632"><text:tab/></text:span><text:span text:style-name="T633"><text:tab/></text:span>for(f=0; f&lt;f1; f++)</text:p>
      <text:p text:style-name="P634"><text:tab/><text:tab/>{</text:p>
      <text:p text:style-name="P635"><text:tab/><text:tab/><text:tab/>for (c=0; c&lt;c2; c++)</text:p>
      <text:p text:style-name="P636"><text:tab/><text:tab/><text:tab/>{</text:p>
      <text:p text:style-name="P637"><text:tab/><text:tab/><text:tab/><text:tab/>printf("\t[%d]", m3[f][c]);</text:p>
      <text:p text:style-name="P638"><text:tab/><text:tab/><text:tab/>}</text:p>
      <text:p text:style-name="P639"><text:tab/><text:tab/><text:tab/>printf("\n");</text:p>
      <text:p text:style-name="P640"><text:s text:c="6"/><text:tab/>}</text:p>
      <text:p text:style-name="P641">}</text:p>
      <text:p text:style-name="P642"><text:tab/>return 0;</text:p>
      <text:p text:style-name="P643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BRIAN VAZQUEZ</dc:creator>
    <meta:creation-date>2017-11-04T04:14:00Z</meta:creation-date>
    <dc:date>2017-11-04T04:14:00Z</dc:date>
    <meta:template xlink:href="Normal" xlink:type="simple"/>
    <meta:editing-cycles>2</meta:editing-cycles>
    <meta:editing-duration>PT0S</meta:editing-duration>
    <meta:document-statistic meta:page-count="12" meta:paragraph-count="20" meta:word-count="1596" meta:character-count="10358" meta:row-count="73" meta:non-whitespace-character-count="8782"/>
  </office:meta>
</office:document-meta>
</file>